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3.1229in" style:use-optimal-column-width="false"/>
    </style:style>
    <style:style style:name="TableColumn3" style:family="table-column">
      <style:table-column-properties style:column-width="3.1208in" style:use-optimal-column-width="false"/>
    </style:style>
    <style:style style:name="TableColumn4" style:family="table-column">
      <style:table-column-properties style:column-width="0.0277in" style:use-optimal-column-width="false"/>
    </style:style>
    <style:style style:name="Table1" style:family="table" style:master-page-name="MP0">
      <style:table-properties style:width="6.271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/>
    </style:style>
    <style:style style:name="T8" style:parent-style-name="Absatz-Standardschriftart" style:family="text">
      <style:text-properties style:font-name="Times New Roman" fo:font-size="18pt" style:font-size-asian="18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1" style:parent-style-name="Absatz-Standardschriftart" style:family="text">
      <style:text-properties style:font-name="Times New Roman" fo:font-size="14pt" style:font-size-asian="14pt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" style:parent-style-name="Absatz-Standardschriftart" style:family="text">
      <style:text-properties style:font-name="Times New Roman" fo:font-size="14pt" style:font-size-asian="14pt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" style:parent-style-name="Absatz-Standardschriftart" style:family="text">
      <style:text-properties style:font-name="Times New Roman" fo:font-size="14pt" style:font-size-asian="14pt"/>
    </style:style>
    <style:style style:name="TableCell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" style:parent-style-name="Absatz-Standardschriftart" style:family="text">
      <style:text-properties style:font-name="Times New Roman" fo:font-size="14pt" style:font-size-asian="14pt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" style:parent-style-name="Absatz-Standardschriftart" style:family="text">
      <style:text-properties style:font-name="Times New Roman" fo:font-size="14pt" style:font-size-asian="14pt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Absatz-Standardschriftart" style:family="text">
      <style:text-properties style:font-name="Times New Roman" fo:font-size="14pt" style:font-size-asian="14pt" fo:language="en" fo:country="IE"/>
    </style:style>
    <style:style style:name="T26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27" style:parent-style-name="Absatz-Standardschriftart" style:family="text">
      <style:text-properties style:font-name="Times New Roman" fo:font-size="14pt" style:font-size-asian="14pt" fo:language="en" fo:country="IE"/>
    </style:style>
    <style:style style:name="T28" style:parent-style-name="Absatz-Standardschriftart" style:family="text">
      <style:text-properties style:font-name="Times New Roman" fo:font-size="14pt" style:font-size-asian="14pt" fo:language="en" fo:country="IE"/>
    </style:style>
    <style:style style:name="T29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30" style:parent-style-name="Absatz-Standardschriftart" style:family="text">
      <style:text-properties style:font-name="Times New Roman" fo:font-size="14pt" style:font-size-asian="14pt" fo:language="en" fo:country="IE"/>
    </style:style>
    <style:style style:name="P31" style:parent-style-name="Standard" style:family="paragraph">
      <style:text-properties fo:language="en" fo:country="IE"/>
    </style:style>
    <style:style style:name="P32" style:parent-style-name="Standard" style:family="paragraph">
      <style:text-properties fo:language="en" fo:country="IE"/>
    </style:style>
    <style:style style:name="P33" style:parent-style-name="Standard" style:family="paragraph">
      <style:text-properties fo:language="en" fo:country="IE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Standard" style:family="paragraph">
      <style:text-properties fo:language="en" fo:country="IE"/>
    </style:style>
    <style:style style:name="TableRow36" style:family="table-row">
      <style:table-row-properties style:min-row-height="0.518in" style:use-optimal-row-height="false"/>
    </style:style>
    <style:style style:name="TableCell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" style:parent-style-name="Absatz-Standardschriftart" style:family="text">
      <style:text-properties style:font-name="Times New Roman" fo:font-size="14pt" style:font-size-asian="14pt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1" style:parent-style-name="Absatz-Standardschriftart" style:family="text">
      <style:text-properties style:font-name="Times New Roman" fo:font-size="14pt" style:font-size-asian="14pt" fo:language="en" fo:country="IE"/>
    </style:style>
    <style:style style:name="T42" style:parent-style-name="Absatz-Standardschriftart" style:family="text">
      <style:text-properties style:font-name="Times New Roman" fo:font-size="14pt" style:font-size-asian="14pt" fo:language="en" fo:country="IE"/>
    </style:style>
    <style:style style:name="T4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4" style:parent-style-name="Absatz-Standardschriftart" style:family="text">
      <style:text-properties style:font-name="Times New Roman" fo:font-size="14pt" style:font-size-asian="14pt" fo:language="en" fo:country="IE"/>
    </style:style>
    <style:style style:name="P45" style:parent-style-name="Standard" style:family="paragraph">
      <style:text-properties fo:language="en" fo:country="IE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text-properties fo:language="en" fo:country="IE"/>
    </style:style>
    <style:style style:name="TableRow48" style:family="table-row">
      <style:table-row-properties style:min-row-height="0.0694in" style:use-optimal-row-height="false"/>
    </style:style>
    <style:style style:name="TableCell49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50" style:parent-style-name="Standard" style:family="paragraph">
      <style:text-properties fo:language="en" fo:country="IE"/>
    </style:style>
    <style:style style:name="TableCell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52" style:parent-style-name="Standard" style:family="paragraph">
      <style:text-properties fo:language="en" fo:country="I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Standard" style:family="paragraph">
      <style:text-properties fo:language="en" fo:country="IE"/>
    </style:style>
    <style:style style:name="P55" style:parent-style-name="Standard" style:family="paragraph">
      <style:text-properties fo:language="en" fo:country="IE"/>
    </style:style>
    <style:style style:name="TableColumn57" style:family="table-column">
      <style:table-column-properties style:column-width="3.1284in" style:use-optimal-column-width="false"/>
    </style:style>
    <style:style style:name="TableColumn58" style:family="table-column">
      <style:table-column-properties style:column-width="3.1256in" style:use-optimal-column-width="false"/>
    </style:style>
    <style:style style:name="TableColumn59" style:family="table-column">
      <style:table-column-properties style:column-width="0.0277in" style:use-optimal-column-width="false"/>
    </style:style>
    <style:style style:name="Table56" style:family="table">
      <style:table-properties style:width="6.2819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2" style:parent-style-name="Absatz-Standardschriftart" style:family="text">
      <style:text-properties style:font-name="Times New Roman" fo:font-size="18pt" style:font-size-asian="18pt"/>
    </style:style>
    <style:style style:name="T63" style:parent-style-name="Absatz-Standardschriftart" style:family="text">
      <style:text-properties style:font-name="Times New Roman" fo:font-size="18pt" style:font-size-asian="1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" style:parent-style-name="Absatz-Standardschriftart" style:family="text">
      <style:text-properties style:font-name="Times New Roman" fo:font-size="14pt" style:font-size-asian="14pt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8" style:parent-style-name="Absatz-Standardschriftart" style:family="text">
      <style:text-properties style:font-name="Times New Roman" fo:font-size="14pt" style:font-size-asian="14pt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" style:parent-style-name="Absatz-Standardschriftart" style:family="text">
      <style:text-properties style:font-name="Times New Roman" fo:font-size="14pt" style:font-size-asian="14pt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" style:parent-style-name="Absatz-Standardschriftart" style:family="text">
      <style:text-properties style:font-name="Times New Roman" fo:font-size="14pt" style:font-size-asian="14pt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8" style:parent-style-name="Absatz-Standardschriftart" style:family="text">
      <style:text-properties style:font-name="Times New Roman" fo:font-size="14pt" style:font-size-asian="14pt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" style:parent-style-name="Absatz-Standardschriftart" style:family="text">
      <style:text-properties style:font-name="Times New Roman" fo:font-size="14pt" style:font-size-asian="14pt" fo:language="en" fo:country="IE"/>
    </style:style>
    <style:style style:name="T8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2" style:parent-style-name="Absatz-Standardschriftart" style:family="text">
      <style:text-properties style:font-name="Times New Roman" fo:font-size="14pt" style:font-size-asian="14pt" fo:language="en" fo:country="IE"/>
    </style:style>
    <style:style style:name="T83" style:parent-style-name="Absatz-Standardschriftart" style:family="text">
      <style:text-properties style:font-name="Times New Roman" fo:font-size="14pt" style:font-size-asian="14pt" fo:language="en" fo:country="IE"/>
    </style:style>
    <style:style style:name="T84" style:parent-style-name="Absatz-Standardschriftart" style:family="text">
      <style:text-properties style:font-name="Times New Roman" fo:font-size="14pt" style:font-size-asian="14pt" fo:language="en" fo:country="IE"/>
    </style:style>
    <style:style style:name="T8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6" style:parent-style-name="Absatz-Standardschriftart" style:family="text">
      <style:text-properties style:font-name="Times New Roman" fo:font-size="14pt" style:font-size-asian="14pt" fo:language="en" fo:country="IE"/>
    </style:style>
    <style:style style:name="T87" style:parent-style-name="Absatz-Standardschriftart" style:family="text">
      <style:text-properties style:font-name="Times New Roman" fo:font-size="14pt" style:font-size-asian="14pt" fo:language="en" fo:country="IE"/>
    </style:style>
    <style:style style:name="T88" style:parent-style-name="Absatz-Standardschriftart" style:family="text">
      <style:text-properties style:font-name="Times New Roman" fo:font-size="14pt" style:font-size-asian="14pt" fo:language="en" fo:country="IE"/>
    </style:style>
    <style:style style:name="P89" style:parent-style-name="Standard" style:family="paragraph">
      <style:text-properties fo:language="en" fo:country="IE"/>
    </style:style>
    <style:style style:name="P90" style:parent-style-name="Standard" style:family="paragraph">
      <style:text-properties fo:language="en" fo:country="IE"/>
    </style:style>
    <style:style style:name="P91" style:parent-style-name="Standard" style:family="paragraph">
      <style:text-properties fo:language="en" fo:country="IE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Standard" style:family="paragraph">
      <style:text-properties fo:language="en" fo:country="IE"/>
    </style:style>
    <style:style style:name="TableRow94" style:family="table-row">
      <style:table-row-properties style:min-row-height="0.518in" style:use-optimal-row-height="false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6" style:parent-style-name="Absatz-Standardschriftart" style:family="text">
      <style:text-properties style:font-name="Times New Roman" fo:font-size="14pt" style:font-size-asian="14pt"/>
    </style:style>
    <style:style style:name="TableCell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9" style:parent-style-name="Absatz-Standardschriftart" style:family="text">
      <style:text-properties style:font-name="Times New Roman" fo:font-size="14pt" style:font-size-asian="14pt" fo:language="en" fo:country="IE"/>
    </style:style>
    <style:style style:name="T100" style:parent-style-name="Absatz-Standardschriftart" style:family="text">
      <style:text-properties style:font-name="Times New Roman" fo:font-size="14pt" style:font-size-asian="14pt" fo:language="en" fo:country="IE"/>
    </style:style>
    <style:style style:name="T101" style:parent-style-name="Absatz-Standardschriftart" style:family="text">
      <style:text-properties style:font-name="Times New Roman" fo:font-size="14pt" style:font-size-asian="14pt" fo:language="en" fo:country="IE"/>
    </style:style>
    <style:style style:name="T102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03" style:parent-style-name="Absatz-Standardschriftart" style:family="text">
      <style:text-properties style:font-name="Times New Roman" fo:font-size="14pt" style:font-size-asian="14pt" fo:language="en" fo:country="IE"/>
    </style:style>
    <style:style style:name="T104" style:parent-style-name="Absatz-Standardschriftart" style:family="text">
      <style:text-properties style:font-name="Times New Roman" fo:font-size="14pt" style:font-size-asian="14pt" fo:language="en" fo:country="IE"/>
    </style:style>
    <style:style style:name="T105" style:parent-style-name="Absatz-Standardschriftart" style:family="text">
      <style:text-properties style:font-name="Times New Roman" fo:font-size="14pt" style:font-size-asian="14pt" fo:language="en" fo:country="IE"/>
    </style:style>
    <style:style style:name="T106" style:parent-style-name="Absatz-Standardschriftart" style:family="text">
      <style:text-properties style:font-name="Times New Roman" fo:font-size="14pt" style:font-size-asian="14pt" fo:language="en" fo:country="IE"/>
    </style:style>
    <style:style style:name="T107" style:parent-style-name="Absatz-Standardschriftart" style:family="text">
      <style:text-properties style:font-name="Times New Roman" fo:font-size="14pt" style:font-size-asian="14pt" fo:language="en" fo:country="IE"/>
    </style:style>
    <style:style style:name="T108" style:parent-style-name="Absatz-Standardschriftart" style:family="text">
      <style:text-properties style:font-name="Times New Roman" fo:font-size="14pt" style:font-size-asian="14pt" fo:language="en" fo:country="IE"/>
    </style:style>
    <style:style style:name="T109" style:parent-style-name="Absatz-Standardschriftart" style:family="text">
      <style:text-properties style:font-name="Times New Roman" fo:font-size="14pt" style:font-size-asian="14pt" fo:language="en" fo:country="IE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P111" style:parent-style-name="Standard" style:family="paragraph">
      <style:text-properties fo:language="en" fo:country="IE"/>
    </style:style>
    <style:style style:name="P112" style:parent-style-name="Standard" style:family="paragraph">
      <style:text-properties fo:language="en" fo:country="IE"/>
    </style:style>
    <style:style style:name="P113" style:parent-style-name="Standard" style:family="paragraph">
      <style:text-properties fo:language="en" fo:country="IE"/>
    </style:style>
    <style:style style:name="TableColumn115" style:family="table-column">
      <style:table-column-properties style:column-width="3.1319in" style:use-optimal-column-width="false"/>
    </style:style>
    <style:style style:name="TableColumn116" style:family="table-column">
      <style:table-column-properties style:column-width="3.1291in" style:use-optimal-column-width="false"/>
    </style:style>
    <style:style style:name="Table114" style:family="table">
      <style:table-properties style:width="6.2611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19" style:parent-style-name="Absatz-Standardschriftart" style:family="text">
      <style:text-properties style:font-name="Times New Roman" fo:font-size="18pt" style:font-size-asian="18pt" fo:language="en" fo:country="IE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2" style:parent-style-name="Absatz-Standardschriftart" style:family="text">
      <style:text-properties style:font-name="Times New Roman" fo:font-size="14pt" style:font-size-asian="14pt"/>
    </style:style>
    <style:style style:name="TableCell1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4" style:parent-style-name="Absatz-Standardschriftart" style:family="text">
      <style:text-properties style:font-name="Times New Roman" fo:font-size="14pt" style:font-size-asian="14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7" style:parent-style-name="Absatz-Standardschriftart" style:family="text">
      <style:text-properties style:font-name="Times New Roman" fo:font-size="14pt" style:font-size-asian="14pt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9" style:parent-style-name="Absatz-Standardschriftart" style:family="text">
      <style:text-properties style:font-name="Times New Roman" fo:font-size="14pt" style:font-size-asian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2" style:parent-style-name="Absatz-Standardschriftart" style:family="text">
      <style:text-properties style:font-name="Times New Roman" fo:font-size="14pt" style:font-size-asian="14pt"/>
    </style:style>
    <style:style style:name="TableCell1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4" style:parent-style-name="Absatz-Standardschriftart" style:family="text">
      <style:text-properties style:font-name="Times New Roman" fo:font-size="14pt" style:font-size-asian="14pt" fo:language="en" fo:country="IE"/>
    </style:style>
    <style:style style:name="T13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36" style:parent-style-name="Absatz-Standardschriftart" style:family="text">
      <style:text-properties style:font-name="Times New Roman" fo:font-size="14pt" style:font-size-asian="14pt" fo:language="en" fo:country="IE"/>
    </style:style>
    <style:style style:name="T137" style:parent-style-name="Absatz-Standardschriftart" style:family="text">
      <style:text-properties style:font-name="Times New Roman" fo:font-size="14pt" style:font-size-asian="14pt" fo:language="en" fo:country="IE"/>
    </style:style>
    <style:style style:name="T13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39" style:parent-style-name="Absatz-Standardschriftart" style:family="text">
      <style:text-properties style:font-name="Times New Roman" style:font-weight-complex="bold" fo:font-size="14pt" style:font-size-asian="14pt" fo:language="en" fo:country="IE"/>
    </style:style>
    <style:style style:name="T140" style:parent-style-name="Absatz-Standardschriftart" style:family="text">
      <style:text-properties style:font-name="Times New Roman" style:font-weight-complex="bold" fo:font-size="14pt" style:font-size-asian="14pt" fo:language="en" fo:country="IE"/>
    </style:style>
    <style:style style:name="T141" style:parent-style-name="Absatz-Standardschriftart" style:family="text">
      <style:text-properties style:font-name="Times New Roman" fo:font-size="14pt" style:font-size-asian="14pt" fo:language="en" fo:country="IE"/>
    </style:style>
    <style:style style:name="T142" style:parent-style-name="Absatz-Standardschriftart" style:family="text">
      <style:text-properties style:font-name="Times New Roman" fo:font-size="14pt" style:font-size-asian="14pt" fo:language="en" fo:country="IE"/>
    </style:style>
    <style:style style:name="P143" style:parent-style-name="Standard" style:family="paragraph">
      <style:text-properties fo:language="en" fo:country="IE"/>
    </style:style>
    <style:style style:name="P144" style:parent-style-name="Standard" style:family="paragraph">
      <style:text-properties fo:language="en" fo:country="IE"/>
    </style:style>
    <style:style style:name="P145" style:parent-style-name="Standard" style:family="paragraph">
      <style:text-properties fo:language="en" fo:country="IE"/>
    </style:style>
    <style:style style:name="TableRow146" style:family="table-row">
      <style:table-row-properties style:min-row-height="0.518in" style:use-optimal-row-height="false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8" style:parent-style-name="Absatz-Standardschriftart" style:family="text">
      <style:text-properties style:font-name="Times New Roman" fo:font-size="14pt" style:font-size-asian="14pt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0" style:parent-style-name="Absatz-Standardschriftart" style:family="text">
      <style:text-properties style:font-name="Times New Roman" fo:font-size="14pt" style:font-size-asian="14pt" fo:language="en" fo:country="IE"/>
    </style:style>
    <style:style style:name="TableRow151" style:family="table-row">
      <style:table-row-properties style:min-row-height="0.518in" style:use-optimal-row-height="false"/>
    </style:style>
    <style:style style:name="TableCell152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53" style:parent-style-name="Standard" style:family="paragraph">
      <style:text-properties style:font-name="Times New Roman" fo:font-size="14pt" style:font-size-asian="14pt" fo:language="en" fo:country="IE"/>
    </style:style>
    <style:style style:name="TableCell154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Times New Roman" fo:font-size="14pt" style:font-size-asian="14pt" fo:language="en" fo:country="IE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8" style:parent-style-name="Absatz-Standardschriftart" style:family="text">
      <style:text-properties style:font-name="Times New Roman" fo:font-size="18pt" style:font-size-asian="1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1" style:parent-style-name="Absatz-Standardschriftart" style:family="text">
      <style:text-properties style:font-name="Times New Roman" fo:font-size="14pt" style:font-size-asian="14pt"/>
    </style:style>
    <style:style style:name="TableCell1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3" style:parent-style-name="Absatz-Standardschriftart" style:family="text">
      <style:text-properties style:font-name="Times New Roman" fo:font-size="14pt" style:font-size-asian="14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6" style:parent-style-name="Absatz-Standardschriftart" style:family="text">
      <style:text-properties style:font-name="Times New Roman" fo:font-size="14pt" style:font-size-asian="14pt"/>
    </style:style>
    <style:style style:name="TableCell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8" style:parent-style-name="Absatz-Standardschriftart" style:family="text">
      <style:text-properties style:font-name="Times New Roman" fo:font-size="14pt" style:font-size-asian="14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1" style:parent-style-name="Absatz-Standardschriftart" style:family="text">
      <style:text-properties style:font-name="Times New Roman" fo:font-size="14pt" style:font-size-asian="14pt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3" style:parent-style-name="Absatz-Standardschriftart" style:family="text">
      <style:text-properties style:font-name="Times New Roman" fo:font-size="14pt" style:font-size-asian="14pt" fo:language="en" fo:country="IE"/>
    </style:style>
    <style:style style:name="T174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75" style:parent-style-name="Absatz-Standardschriftart" style:family="text">
      <style:text-properties style:font-name="Times New Roman" fo:font-size="14pt" style:font-size-asian="14pt" fo:language="en" fo:country="IE"/>
    </style:style>
    <style:style style:name="T176" style:parent-style-name="Absatz-Standardschriftart" style:family="text">
      <style:text-properties style:font-name="Times New Roman" fo:font-size="14pt" style:font-size-asian="14pt" fo:language="en" fo:country="IE"/>
    </style:style>
    <style:style style:name="T177" style:parent-style-name="Absatz-Standardschriftart" style:family="text">
      <style:text-properties style:font-name="Times New Roman" fo:font-size="14pt" style:font-size-asian="14pt" fo:language="en" fo:country="IE"/>
    </style:style>
    <style:style style:name="T17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79" style:parent-style-name="Absatz-Standardschriftart" style:family="text">
      <style:text-properties style:font-name="Times New Roman" fo:font-size="14pt" style:font-size-asian="14pt" fo:language="en" fo:country="IE"/>
    </style:style>
    <style:style style:name="P180" style:parent-style-name="Standard" style:family="paragraph">
      <style:text-properties fo:language="en" fo:country="IE"/>
    </style:style>
    <style:style style:name="P181" style:parent-style-name="Standard" style:family="paragraph">
      <style:text-properties fo:language="en" fo:country="IE"/>
    </style:style>
    <style:style style:name="P182" style:parent-style-name="Standard" style:family="paragraph">
      <style:text-properties fo:language="en" fo:country="IE"/>
    </style:style>
    <style:style style:name="P183" style:parent-style-name="Standard" style:family="paragraph">
      <style:text-properties fo:language="en" fo:country="IE"/>
    </style:style>
    <style:style style:name="TableRow184" style:family="table-row">
      <style:table-row-properties style:min-row-height="0.518in" style:use-optimal-row-height="false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6" style:parent-style-name="Absatz-Standardschriftart" style:family="text">
      <style:text-properties style:font-name="Times New Roman" fo:font-size="14pt" style:font-size-asian="14pt"/>
    </style:style>
    <style:style style:name="TableCell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89" style:parent-style-name="Absatz-Standardschriftart" style:family="text">
      <style:text-properties style:font-name="Times New Roman" fo:font-size="14pt" style:font-size-asian="14pt" fo:language="en" fo:country="IE"/>
    </style:style>
    <style:style style:name="T190" style:parent-style-name="Absatz-Standardschriftart" style:family="text">
      <style:text-properties style:font-name="Times New Roman" fo:font-size="14pt" style:font-size-asian="14pt" fo:language="en" fo:country="IE"/>
    </style:style>
    <style:style style:name="T191" style:parent-style-name="Absatz-Standardschriftart" style:family="text">
      <style:text-properties style:font-name="Times New Roman" fo:font-size="14pt" style:font-size-asian="14pt" fo:language="en" fo:country="IE"/>
    </style:style>
    <style:style style:name="T192" style:parent-style-name="Absatz-Standardschriftart" style:family="text">
      <style:text-properties style:font-name="Times New Roman" fo:font-size="14pt" style:font-size-asian="14pt" fo:language="en" fo:country="IE"/>
    </style:style>
    <style:style style:name="T193" style:parent-style-name="Absatz-Standardschriftart" style:family="text">
      <style:text-properties style:font-name="Times New Roman" fo:font-size="14pt" style:font-size-asian="14pt" fo:language="en" fo:country="IE"/>
    </style:style>
    <style:style style:name="T194" style:parent-style-name="Absatz-Standardschriftart" style:family="text">
      <style:text-properties style:font-name="Times New Roman" fo:font-size="14pt" style:font-size-asian="14pt" fo:language="en" fo:country="IE"/>
    </style:style>
    <style:style style:name="T195" style:parent-style-name="Absatz-Standardschriftart" style:family="text">
      <style:text-properties style:font-name="Times New Roman" fo:font-size="14pt" style:font-size-asian="14pt" fo:language="en" fo:country="IE"/>
    </style:style>
    <style:style style:name="T196" style:parent-style-name="Absatz-Standardschriftart" style:family="text">
      <style:text-properties style:font-name="Times New Roman" fo:font-size="14pt" style:font-size-asian="14pt" fo:language="en" fo:country="IE"/>
    </style:style>
    <style:style style:name="T197" style:parent-style-name="Absatz-Standardschriftart" style:family="text">
      <style:text-properties style:font-name="Times New Roman" fo:font-size="14pt" style:font-size-asian="14pt" fo:language="en" fo:country="IE"/>
    </style:style>
    <style:style style:name="P198" style:parent-style-name="Standard" style:family="paragraph">
      <style:text-properties style:font-name="Times New Roman" fo:font-weight="bold" style:font-weight-asian="bold" fo:font-size="14pt" style:font-size-asian="14pt" fo:language="en" fo:country="IE"/>
    </style:style>
    <style:style style:name="P199" style:parent-style-name="Standard" style:family="paragraph">
      <style:text-properties style:font-name="Times New Roman" fo:font-size="14pt" style:font-size-asian="14pt" fo:language="en" fo:country="IE"/>
    </style:style>
    <style:style style:name="P200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P201" style:parent-style-name="Standard" style:family="paragraph">
      <style:text-properties style:font-name="Times New Roman" fo:font-size="14pt" style:font-size-asian="14pt" fo:language="en" fo:country="IE"/>
    </style:style>
    <style:style style:name="P202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P203" style:parent-style-name="Standard" style:family="paragraph">
      <style:text-properties style:font-name="Times New Roman" fo:font-size="14pt" style:font-size-asian="14pt" fo:language="en" fo:country="IE"/>
    </style:style>
    <style:style style:name="T204" style:parent-style-name="Absatz-Standardschriftart" style:family="text">
      <style:text-properties style:font-name="Times New Roman" fo:font-size="14pt" style:font-size-asian="14pt" fo:language="en" fo:country="IE"/>
    </style:style>
    <style:style style:name="T205" style:parent-style-name="Absatz-Standardschriftart" style:family="text">
      <style:text-properties style:font-name="Times New Roman" fo:font-size="14pt" style:font-size-asian="14pt" fo:language="en" fo:country="IE"/>
    </style:style>
    <style:style style:name="T206" style:parent-style-name="Absatz-Standardschriftart" style:family="text">
      <style:text-properties style:font-name="Times New Roman" fo:font-size="14pt" style:font-size-asian="14pt" fo:language="en" fo:country="IE"/>
    </style:style>
    <style:style style:name="T207" style:parent-style-name="Absatz-Standardschriftart" style:family="text">
      <style:text-properties style:font-name="Times New Roman" fo:font-size="14pt" style:font-size-asian="14pt" fo:language="en" fo:country="IE"/>
    </style:style>
    <style:style style:name="P208" style:parent-style-name="Standard" style:family="paragraph">
      <style:text-properties fo:language="en" fo:country="IE"/>
    </style:style>
    <style:style style:name="T209" style:parent-style-name="Absatz-Standardschriftart" style:family="text">
      <style:text-properties style:font-name="Times New Roman" fo:font-size="14pt" style:font-size-asian="14pt" fo:language="en" fo:country="IE"/>
    </style:style>
    <style:style style:name="T210" style:parent-style-name="Absatz-Standardschriftart" style:family="text">
      <style:text-properties style:font-name="Times New Roman" fo:font-size="14pt" style:font-size-asian="14pt" fo:language="en" fo:country="IE"/>
    </style:style>
    <style:style style:name="T211" style:parent-style-name="Absatz-Standardschriftart" style:family="text">
      <style:text-properties style:font-name="Times New Roman" fo:font-size="14pt" style:font-size-asian="14pt" fo:language="en" fo:country="IE"/>
    </style:style>
    <style:style style:name="T212" style:parent-style-name="Absatz-Standardschriftart" style:family="text">
      <style:text-properties style:font-name="Times New Roman" fo:font-size="14pt" style:font-size-asian="14pt" fo:language="en" fo:country="IE"/>
    </style:style>
    <style:style style:name="T213" style:parent-style-name="Absatz-Standardschriftart" style:family="text">
      <style:text-properties style:font-name="Times New Roman" fo:font-size="14pt" style:font-size-asian="14pt" fo:language="en" fo:country="IE"/>
    </style:style>
    <style:style style:name="P214" style:parent-style-name="Standard" style:family="paragraph">
      <style:text-properties fo:language="en" fo:country="IE"/>
    </style:style>
    <style:style style:name="TableRow215" style:family="table-row">
      <style:table-row-properties style:min-row-height="0.0694in" style:use-optimal-row-height="false"/>
    </style:style>
    <style:style style:name="TableCell216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217" style:parent-style-name="Standard" style:family="paragraph">
      <style:text-properties fo:language="en" fo:country="IE"/>
    </style:style>
    <style:style style:name="TableCell2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9" style:parent-style-name="Standard" style:family="paragraph">
      <style:text-properties fo:language="en" fo:country="IE"/>
    </style:style>
    <style:style style:name="P220" style:parent-style-name="Standard" style:family="paragraph">
      <style:text-properties fo:language="en" fo:country="IE"/>
    </style:style>
    <style:style style:name="P221" style:parent-style-name="Standard" style:family="paragraph">
      <style:text-properties fo:language="en" fo:country="IE"/>
    </style:style>
    <style:style style:name="P222" style:parent-style-name="Standard" style:family="paragraph">
      <style:text-properties fo:language="en" fo:country="IE"/>
    </style:style>
    <style:style style:name="TableColumn224" style:family="table-column">
      <style:table-column-properties style:column-width="3.1319in" style:use-optimal-column-width="false"/>
    </style:style>
    <style:style style:name="TableColumn225" style:family="table-column">
      <style:table-column-properties style:column-width="3.0875in" style:use-optimal-column-width="false"/>
    </style:style>
    <style:style style:name="TableColumn226" style:family="table-column">
      <style:table-column-properties style:column-width="0.0416in" style:use-optimal-column-width="false"/>
    </style:style>
    <style:style style:name="Table223" style:family="table">
      <style:table-properties style:width="6.2611in" fo:margin-left="0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9" style:parent-style-name="Absatz-Standardschriftart" style:family="text">
      <style:text-properties style:font-name="Times New Roman" fo:font-size="18pt" style:font-size-asian="18pt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3" style:parent-style-name="Absatz-Standardschriftart" style:family="text">
      <style:text-properties style:font-name="Times New Roman" fo:font-size="14pt" style:font-size-asian="14pt"/>
    </style:style>
    <style:style style:name="TableCell2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5" style:parent-style-name="Absatz-Standardschriftart" style:family="text">
      <style:text-properties style:font-name="Times New Roman" fo:font-size="14pt" style:font-size-asian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8" style:parent-style-name="Absatz-Standardschriftart" style:family="text">
      <style:text-properties style:font-name="Times New Roman" fo:font-size="14pt" style:font-size-asian="14pt"/>
    </style:style>
    <style:style style:name="TableCell2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0" style:parent-style-name="Absatz-Standardschriftart" style:family="text">
      <style:text-properties style:font-name="Times New Roman" fo:font-size="14pt" style:font-size-asian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3" style:parent-style-name="Absatz-Standardschriftart" style:family="text">
      <style:text-properties style:font-name="Times New Roman" fo:font-size="14pt" style:font-size-asian="14pt"/>
    </style:style>
    <style:style style:name="TableCell2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5" style:parent-style-name="Absatz-Standardschriftart" style:family="text">
      <style:text-properties style:font-name="Times New Roman" fo:font-size="14pt" style:font-size-asian="14pt" fo:language="en" fo:country="IE"/>
    </style:style>
    <style:style style:name="T246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247" style:parent-style-name="Absatz-Standardschriftart" style:family="text">
      <style:text-properties style:font-name="Times New Roman" fo:font-size="14pt" style:font-size-asian="14pt" fo:language="en" fo:country="IE"/>
    </style:style>
    <style:style style:name="T248" style:parent-style-name="Absatz-Standardschriftart" style:family="text">
      <style:text-properties style:font-name="Times New Roman" fo:font-size="14pt" style:font-size-asian="14pt" fo:language="en" fo:country="IE"/>
    </style:style>
    <style:style style:name="T249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250" style:parent-style-name="Absatz-Standardschriftart" style:family="text">
      <style:text-properties style:font-name="Times New Roman" fo:font-size="14pt" style:font-size-asian="14pt" fo:language="en" fo:country="IE"/>
    </style:style>
    <style:style style:name="T251" style:parent-style-name="Absatz-Standardschriftart" style:family="text">
      <style:text-properties style:font-name="Times New Roman" fo:font-size="14pt" style:font-size-asian="14pt" fo:language="en" fo:country="IE"/>
    </style:style>
    <style:style style:name="T252" style:parent-style-name="Absatz-Standardschriftart" style:family="text">
      <style:text-properties style:font-name="Times New Roman" fo:font-size="14pt" style:font-size-asian="14pt" fo:language="en" fo:country="IE"/>
    </style:style>
    <style:style style:name="T253" style:parent-style-name="Absatz-Standardschriftart" style:family="text">
      <style:text-properties style:font-name="Times New Roman" fo:font-size="14pt" style:font-size-asian="14pt" fo:language="en" fo:country="IE"/>
    </style:style>
    <style:style style:name="T254" style:parent-style-name="Absatz-Standardschriftart" style:family="text">
      <style:text-properties style:font-name="Times New Roman" fo:font-size="14pt" style:font-size-asian="14pt" fo:language="en" fo:country="IE"/>
    </style:style>
    <style:style style:name="P255" style:parent-style-name="Standard" style:family="paragraph">
      <style:text-properties fo:language="en" fo:country="IE"/>
    </style:style>
    <style:style style:name="P256" style:parent-style-name="Standard" style:family="paragraph">
      <style:text-properties fo:language="en" fo:country="IE"/>
    </style:style>
    <style:style style:name="TableRow257" style:family="table-row">
      <style:table-row-properties style:min-row-height="0.518in" style:use-optimal-row-height="false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9" style:parent-style-name="Absatz-Standardschriftart" style:family="text">
      <style:text-properties style:font-name="Times New Roman" fo:font-size="14pt" style:font-size-asian="14pt"/>
    </style:style>
    <style:style style:name="TableCell2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262" style:parent-style-name="Absatz-Standardschriftart" style:family="text">
      <style:text-properties style:font-name="Times New Roman" fo:font-size="14pt" style:font-size-asian="14pt" fo:language="en" fo:country="IE"/>
    </style:style>
    <style:style style:name="P263" style:parent-style-name="Standard" style:family="paragraph">
      <style:text-properties style:font-name="Times New Roman" fo:font-size="14pt" style:font-size-asian="14pt" fo:language="en" fo:country="IE"/>
    </style:style>
    <style:style style:name="P264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P265" style:parent-style-name="Standard" style:family="paragraph">
      <style:text-properties style:font-name="Times New Roman" fo:font-size="14pt" style:font-size-asian="14pt" fo:language="en" fo:country="IE"/>
    </style:style>
    <style:style style:name="P266" style:parent-style-name="Standard" style:family="paragraph">
      <style:text-properties fo:language="en" fo:country="IE"/>
    </style:style>
    <style:style style:name="TableRow267" style:family="table-row">
      <style:table-row-properties style:min-row-height="0.0694in" style:use-optimal-row-height="false"/>
    </style:style>
    <style:style style:name="TableCell26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269" style:parent-style-name="Standard" style:family="paragraph">
      <style:text-properties fo:language="en" fo:country="IE"/>
    </style:style>
    <style:style style:name="TableCell2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1" style:parent-style-name="Standard" style:family="paragraph">
      <style:text-properties fo:language="en" fo:country="IE"/>
    </style:style>
    <style:style style:name="P272" style:parent-style-name="Standard" style:family="paragraph">
      <style:text-properties fo:language="en" fo:country="IE"/>
    </style:style>
    <style:style style:name="P273" style:parent-style-name="Standard" style:family="paragraph">
      <style:text-properties fo:language="en" fo:country="IE"/>
    </style:style>
    <style:style style:name="TableColumn275" style:family="table-column">
      <style:table-column-properties style:column-width="3.1319in" style:use-optimal-column-width="false"/>
    </style:style>
    <style:style style:name="TableColumn276" style:family="table-column">
      <style:table-column-properties style:column-width="3.0875in" style:use-optimal-column-width="false"/>
    </style:style>
    <style:style style:name="TableColumn277" style:family="table-column">
      <style:table-column-properties style:column-width="0.0416in" style:use-optimal-column-width="false"/>
    </style:style>
    <style:style style:name="Table274" style:family="table">
      <style:table-properties style:width="6.2611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0" style:parent-style-name="Absatz-Standardschriftart" style:family="text">
      <style:text-properties style:font-name="Times New Roman" fo:font-size="18pt" style:font-size-asian="18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4" style:parent-style-name="Absatz-Standardschriftart" style:family="text">
      <style:text-properties style:font-name="Times New Roman" fo:font-size="14pt" style:font-size-asian="14pt"/>
    </style:style>
    <style:style style:name="TableCell2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6" style:parent-style-name="Absatz-Standardschriftart" style:family="text">
      <style:text-properties style:font-name="Times New Roman" fo:font-size="14pt" style:font-size-asian="14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9" style:parent-style-name="Absatz-Standardschriftart" style:family="text">
      <style:text-properties style:font-name="Times New Roman" fo:font-size="14pt" style:font-size-asian="14pt"/>
    </style:style>
    <style:style style:name="TableCell2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1" style:parent-style-name="Absatz-Standardschriftart" style:family="text">
      <style:text-properties style:font-name="Times New Roman" fo:font-size="14pt" style:font-size-asian="14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4" style:parent-style-name="Absatz-Standardschriftart" style:family="text">
      <style:text-properties style:font-name="Times New Roman" fo:font-size="14pt" style:font-size-asian="14pt"/>
    </style:style>
    <style:style style:name="TableCell2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6" style:parent-style-name="Absatz-Standardschriftart" style:family="text">
      <style:text-properties style:font-name="Times New Roman" fo:font-size="14pt" style:font-size-asian="14pt" fo:language="en" fo:country="IE"/>
    </style:style>
    <style:style style:name="T29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298" style:parent-style-name="Absatz-Standardschriftart" style:family="text">
      <style:text-properties style:font-name="Times New Roman" fo:font-size="14pt" style:font-size-asian="14pt" fo:language="en" fo:country="IE"/>
    </style:style>
    <style:style style:name="T299" style:parent-style-name="Absatz-Standardschriftart" style:family="text">
      <style:text-properties style:font-name="Times New Roman" fo:font-size="14pt" style:font-size-asian="14pt" fo:language="en" fo:country="IE"/>
    </style:style>
    <style:style style:name="T300" style:parent-style-name="Absatz-Standardschriftart" style:family="text">
      <style:text-properties style:font-name="Times New Roman" fo:font-size="14pt" style:font-size-asian="14pt" fo:language="en" fo:country="IE"/>
    </style:style>
    <style:style style:name="T30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302" style:parent-style-name="Absatz-Standardschriftart" style:family="text">
      <style:text-properties style:font-name="Times New Roman" fo:font-size="14pt" style:font-size-asian="14pt" fo:language="en" fo:country="IE"/>
    </style:style>
    <style:style style:name="T303" style:parent-style-name="Absatz-Standardschriftart" style:family="text">
      <style:text-properties style:font-name="Times New Roman" fo:font-size="14pt" style:font-size-asian="14pt" fo:language="en" fo:country="IE"/>
    </style:style>
    <style:style style:name="T304" style:parent-style-name="Absatz-Standardschriftart" style:family="text">
      <style:text-properties style:font-name="Times New Roman" fo:font-size="14pt" style:font-size-asian="14pt" fo:language="en" fo:country="IE"/>
    </style:style>
    <style:style style:name="P305" style:parent-style-name="Standard" style:family="paragraph">
      <style:text-properties fo:language="en" fo:country="IE"/>
    </style:style>
    <style:style style:name="P306" style:parent-style-name="Standard" style:family="paragraph">
      <style:text-properties fo:language="en" fo:country="IE"/>
    </style:style>
    <style:style style:name="P307" style:parent-style-name="Standard" style:family="paragraph">
      <style:text-properties fo:language="en" fo:country="IE"/>
    </style:style>
    <style:style style:name="TableRow308" style:family="table-row">
      <style:table-row-properties style:min-row-height="0.518in" style:use-optimal-row-height="false"/>
    </style:style>
    <style:style style:name="TableCell3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0" style:parent-style-name="Absatz-Standardschriftart" style:family="text">
      <style:text-properties style:font-name="Times New Roman" fo:font-size="14pt" style:font-size-asian="14pt"/>
    </style:style>
    <style:style style:name="TableCell3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Times New Roman" fo:font-weight="bold" style:font-weight-asian="bold" fo:font-size="14pt" style:font-size-asian="14pt" fo:language="en" fo:country="IE"/>
    </style:style>
    <style:style style:name="P313" style:parent-style-name="Standard" style:family="paragraph">
      <style:text-properties style:font-name="Times New Roman" fo:font-size="14pt" style:font-size-asian="14pt" fo:language="en" fo:country="IE"/>
    </style:style>
    <style:style style:name="P314" style:parent-style-name="Standard" style:family="paragraph">
      <style:text-properties fo:language="en" fo:country="IE"/>
    </style:style>
    <style:style style:name="P315" style:parent-style-name="Standard" style:family="paragraph">
      <style:text-properties fo:language="en" fo:country="IE"/>
    </style:style>
    <style:style style:name="TableColumn317" style:family="table-column">
      <style:table-column-properties style:column-width="3.1319in" style:use-optimal-column-width="false"/>
    </style:style>
    <style:style style:name="TableColumn318" style:family="table-column">
      <style:table-column-properties style:column-width="3.1291in" style:use-optimal-column-width="false"/>
    </style:style>
    <style:style style:name="Table316" style:family="table">
      <style:table-properties style:width="6.2611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1" style:parent-style-name="Absatz-Standardschriftart" style:family="text">
      <style:text-properties style:font-name="Times New Roman" fo:font-size="18pt" style:font-size-asian="1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4" style:parent-style-name="Absatz-Standardschriftart" style:family="text">
      <style:text-properties style:font-name="Times New Roman" fo:font-size="14pt" style:font-size-asian="14pt"/>
    </style:style>
    <style:style style:name="TableCell3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6" style:parent-style-name="Absatz-Standardschriftart" style:family="text">
      <style:text-properties style:font-name="Times New Roman" fo:font-size="14pt" style:font-size-asian="14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9" style:parent-style-name="Absatz-Standardschriftart" style:family="text">
      <style:text-properties style:font-name="Times New Roman" fo:font-size="14pt" style:font-size-asian="14pt"/>
    </style:style>
    <style:style style:name="TableCell3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1" style:parent-style-name="Absatz-Standardschriftart" style:family="text">
      <style:text-properties style:font-name="Times New Roman" fo:font-size="14pt" style:font-size-asian="14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4" style:parent-style-name="Absatz-Standardschriftart" style:family="text">
      <style:text-properties style:font-name="Times New Roman" fo:font-size="14pt" style:font-size-asian="14pt"/>
    </style:style>
    <style:style style:name="TableCell3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6" style:parent-style-name="Absatz-Standardschriftart" style:family="text">
      <style:text-properties style:font-name="Times New Roman" fo:font-size="14pt" style:font-size-asian="14pt" fo:language="en" fo:country="IE"/>
    </style:style>
    <style:style style:name="T33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338" style:parent-style-name="Absatz-Standardschriftart" style:family="text">
      <style:text-properties style:font-name="Times New Roman" fo:font-size="14pt" style:font-size-asian="14pt" fo:language="en" fo:country="IE"/>
    </style:style>
    <style:style style:name="T339" style:parent-style-name="Absatz-Standardschriftart" style:family="text">
      <style:text-properties style:font-name="Times New Roman" fo:font-size="14pt" style:font-size-asian="14pt" fo:language="en" fo:country="IE"/>
    </style:style>
    <style:style style:name="T34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341" style:parent-style-name="Absatz-Standardschriftart" style:family="text">
      <style:text-properties style:font-name="Times New Roman" fo:font-size="14pt" style:font-size-asian="14pt" fo:language="en" fo:country="IE"/>
    </style:style>
    <style:style style:name="P342" style:parent-style-name="Standard" style:family="paragraph">
      <style:text-properties fo:language="en" fo:country="IE"/>
    </style:style>
    <style:style style:name="P343" style:parent-style-name="Standard" style:family="paragraph">
      <style:text-properties fo:language="en" fo:country="IE"/>
    </style:style>
    <style:style style:name="P344" style:parent-style-name="Standard" style:family="paragraph">
      <style:text-properties fo:language="en" fo:country="IE"/>
    </style:style>
    <style:style style:name="P345" style:parent-style-name="Standard" style:family="paragraph">
      <style:text-properties fo:language="en" fo:country="IE"/>
    </style:style>
    <style:style style:name="TableRow346" style:family="table-row">
      <style:table-row-properties style:min-row-height="0.518in" style:use-optimal-row-height="false"/>
    </style:style>
    <style:style style:name="TableCell3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8" style:parent-style-name="Absatz-Standardschriftart" style:family="text">
      <style:text-properties style:font-name="Times New Roman" fo:font-size="14pt" style:font-size-asian="14pt"/>
    </style:style>
    <style:style style:name="TableCell3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text-properties style:font-name="Times New Roman" fo:font-weight="bold" style:font-weight-asian="bold" fo:font-size="14pt" style:font-size-asian="14pt" fo:language="en" fo:country="IE"/>
    </style:style>
    <style:style style:name="T351" style:parent-style-name="Absatz-Standardschriftart" style:family="text">
      <style:text-properties style:font-name="Times New Roman" fo:font-size="14pt" style:font-size-asian="14pt" fo:language="en" fo:country="IE"/>
    </style:style>
    <style:style style:name="T352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353" style:parent-style-name="Absatz-Standardschriftart" style:family="text">
      <style:text-properties style:font-name="Times New Roman" fo:font-size="14pt" style:font-size-asian="14pt" fo:language="en" fo:country="IE"/>
    </style:style>
    <style:style style:name="P354" style:parent-style-name="Standard" style:family="paragraph">
      <style:text-properties fo:language="en" fo:country="IE"/>
    </style:style>
    <style:style style:name="P355" style:parent-style-name="Standard" style:family="paragraph">
      <style:text-properties fo:language="en" fo:country="IE"/>
    </style:style>
    <style:style style:name="P356" style:parent-style-name="Standard" style:family="paragraph">
      <style:text-properties fo:language="en" fo:country="IE"/>
    </style:style>
    <style:style style:name="P357" style:parent-style-name="Standard" style:family="paragraph">
      <style:text-properties fo:language="en" fo:country="IE"/>
    </style:style>
    <style:style style:name="P358" style:parent-style-name="Standard" style:family="paragraph">
      <style:text-properties fo:language="en" fo:country="IE"/>
    </style:style>
    <style:style style:name="P359" style:parent-style-name="Standard" style:family="paragraph">
      <style:text-properties fo:language="en" fo:country="IE"/>
    </style:style>
    <style:style style:name="P360" style:parent-style-name="Standard" style:family="paragraph">
      <style:text-properties fo:language="en" fo:country="IE"/>
    </style:style>
    <style:style style:name="P361" style:parent-style-name="Standard" style:family="paragraph">
      <style:text-properties fo:language="en" fo:country="IE"/>
    </style:style>
    <style:style style:name="P362" style:parent-style-name="Standard" style:family="paragraph">
      <style:text-properties fo:language="en" fo:country="IE"/>
    </style:style>
    <style:style style:name="P363" style:parent-style-name="Standard" style:family="paragraph">
      <style:text-properties fo:language="en" fo:country="IE"/>
    </style:style>
    <style:style style:name="P364" style:parent-style-name="Standard" style:family="paragraph">
      <style:text-properties fo:language="en" fo:country="IE"/>
    </style:style>
    <style:style style:name="P365" style:parent-style-name="Standard" style:family="paragraph">
      <style:text-properties fo:language="en" fo:country="IE"/>
    </style:style>
    <style:style style:name="P366" style:parent-style-name="Standard" style:family="paragraph">
      <style:text-properties fo:language="en" fo:country="IE"/>
    </style:style>
    <style:style style:name="P367" style:parent-style-name="Standard" style:family="paragraph">
      <style:text-properties fo:language="en" fo:country="IE"/>
    </style:style>
    <style:style style:name="P368" style:parent-style-name="Standard" style:family="paragraph">
      <style:text-properties fo:language="en" fo:country="IE"/>
    </style:style>
    <style:style style:name="P369" style:parent-style-name="Standard" style:family="paragraph">
      <style:text-properties fo:language="en" fo:country="IE"/>
    </style:style>
    <style:style style:name="P370" style:parent-style-name="Standard" style:family="paragraph">
      <style:text-properties fo:language="en" fo:country="IE"/>
    </style:style>
    <style:style style:name="P371" style:parent-style-name="Standard" style:family="paragraph">
      <style:text-properties fo:language="en" fo:country="IE"/>
    </style:style>
    <style:style style:name="P372" style:parent-style-name="Standard" style:family="paragraph">
      <style:text-properties fo:language="en" fo:country="IE"/>
    </style:style>
    <style:style style:name="P373" style:parent-style-name="Standard" style:family="paragraph">
      <style:text-properties fo:language="en" fo:country="IE"/>
    </style:style>
    <style:style style:name="P374" style:parent-style-name="Standard" style:family="paragraph">
      <style:text-properties fo:language="en" fo:country="IE"/>
    </style:style>
    <style:style style:name="P375" style:parent-style-name="Standard" style:family="paragraph">
      <style:text-properties fo:language="en" fo:country="IE"/>
    </style:style>
    <style:style style:name="P376" style:parent-style-name="Standard" style:family="paragraph">
      <style:text-properties fo:language="en" fo:country="IE"/>
    </style:style>
    <style:style style:name="P377" style:parent-style-name="Standard" style:family="paragraph">
      <style:text-properties fo:language="en" fo:country="IE"/>
    </style:style>
    <style:style style:name="T378" style:parent-style-name="Absatz-Standardschriftart" style:family="text">
      <style:text-properties style:font-name="Times New Roman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ableColumn380" style:family="table-column">
      <style:table-column-properties style:column-width="3.1319in" style:use-optimal-column-width="false"/>
    </style:style>
    <style:style style:name="TableColumn381" style:family="table-column">
      <style:table-column-properties style:column-width="3.1291in" style:use-optimal-column-width="false"/>
    </style:style>
    <style:style style:name="Table379" style:family="table">
      <style:table-properties style:width="6.2611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4" style:parent-style-name="Absatz-Standardschriftart" style:family="text">
      <style:text-properties style:font-name="Times New Roman" fo:font-size="18pt" style:font-size-asian="18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7" style:parent-style-name="Absatz-Standardschriftart" style:family="text">
      <style:text-properties style:font-name="Times New Roman" fo:font-size="14pt" style:font-size-asian="14pt"/>
    </style:style>
    <style:style style:name="TableCell3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9" style:parent-style-name="Absatz-Standardschriftart" style:family="text">
      <style:text-properties style:font-name="Times New Roman" fo:font-size="14pt" style:font-size-asian="14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2" style:parent-style-name="Absatz-Standardschriftart" style:family="text">
      <style:text-properties style:font-name="Times New Roman" fo:font-size="14pt" style:font-size-asian="14pt"/>
    </style:style>
    <style:style style:name="TableCell3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4" style:parent-style-name="Absatz-Standardschriftart" style:family="text">
      <style:text-properties style:font-name="Times New Roman" fo:font-size="14pt" style:font-size-asian="14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7" style:parent-style-name="Absatz-Standardschriftart" style:family="text">
      <style:text-properties style:font-name="Times New Roman" fo:font-size="14pt" style:font-size-asian="14pt"/>
    </style:style>
    <style:style style:name="TableCell3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9" style:parent-style-name="Absatz-Standardschriftart" style:family="text">
      <style:text-properties style:font-name="Times New Roman" fo:font-size="14pt" style:font-size-asian="14pt" fo:language="en" fo:country="IE"/>
    </style:style>
    <style:style style:name="T40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01" style:parent-style-name="Absatz-Standardschriftart" style:family="text">
      <style:text-properties style:font-name="Times New Roman" fo:font-size="14pt" style:font-size-asian="14pt" fo:language="en" fo:country="IE"/>
    </style:style>
    <style:style style:name="T402" style:parent-style-name="Absatz-Standardschriftart" style:family="text">
      <style:text-properties style:font-name="Times New Roman" fo:font-size="14pt" style:font-size-asian="14pt" fo:language="en" fo:country="IE"/>
    </style:style>
    <style:style style:name="T40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04" style:parent-style-name="Absatz-Standardschriftart" style:family="text">
      <style:text-properties style:font-name="Times New Roman" fo:font-size="14pt" style:font-size-asian="14pt" fo:language="en" fo:country="IE"/>
    </style:style>
    <style:style style:name="P405" style:parent-style-name="Standard" style:family="paragraph">
      <style:text-properties fo:language="en" fo:country="IE"/>
    </style:style>
    <style:style style:name="P406" style:parent-style-name="Standard" style:family="paragraph">
      <style:text-properties fo:language="en" fo:country="IE"/>
    </style:style>
    <style:style style:name="P407" style:parent-style-name="Standard" style:family="paragraph">
      <style:text-properties fo:language="en" fo:country="IE"/>
    </style:style>
    <style:style style:name="P408" style:parent-style-name="Standard" style:family="paragraph">
      <style:text-properties fo:language="en" fo:country="IE"/>
    </style:style>
    <style:style style:name="TableRow409" style:family="table-row">
      <style:table-row-properties style:min-row-height="0.518in" style:use-optimal-row-height="false"/>
    </style:style>
    <style:style style:name="TableCell4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1" style:parent-style-name="Absatz-Standardschriftart" style:family="text">
      <style:text-properties style:font-name="Times New Roman" fo:font-size="14pt" style:font-size-asian="14pt"/>
    </style:style>
    <style:style style:name="TableCell4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14" style:parent-style-name="Absatz-Standardschriftart" style:family="text">
      <style:text-properties style:font-name="Times New Roman" fo:font-size="14pt" style:font-size-asian="14pt" fo:language="en" fo:country="IE"/>
    </style:style>
    <style:style style:name="T415" style:parent-style-name="Absatz-Standardschriftart" style:family="text">
      <style:text-properties style:font-name="Times New Roman" fo:font-size="14pt" style:font-size-asian="14pt" fo:language="en" fo:country="IE"/>
    </style:style>
    <style:style style:name="T416" style:parent-style-name="Absatz-Standardschriftart" style:family="text">
      <style:text-properties style:font-name="Times New Roman" fo:font-size="14pt" style:font-size-asian="14pt" fo:language="en" fo:country="IE"/>
    </style:style>
    <style:style style:name="T41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18" style:parent-style-name="Absatz-Standardschriftart" style:family="text">
      <style:text-properties style:font-name="Times New Roman" fo:font-size="14pt" style:font-size-asian="14pt" fo:language="en" fo:country="IE"/>
    </style:style>
    <style:style style:name="T419" style:parent-style-name="Absatz-Standardschriftart" style:family="text">
      <style:text-properties style:font-name="Times New Roman" fo:font-size="14pt" style:font-size-asian="14pt" fo:language="en" fo:country="IE"/>
    </style:style>
    <style:style style:name="T420" style:parent-style-name="Absatz-Standardschriftart" style:family="text">
      <style:text-properties style:font-name="Times New Roman" fo:font-size="14pt" style:font-size-asian="14pt" fo:language="en" fo:country="IE"/>
    </style:style>
    <style:style style:name="P421" style:parent-style-name="Standard" style:family="paragraph">
      <style:text-properties fo:language="en" fo:country="IE"/>
    </style:style>
    <style:style style:name="P422" style:parent-style-name="Standard" style:family="paragraph">
      <style:text-properties fo:language="en" fo:country="IE"/>
    </style:style>
    <style:style style:name="TableColumn424" style:family="table-column">
      <style:table-column-properties style:column-width="3.1319in" style:use-optimal-column-width="false"/>
    </style:style>
    <style:style style:name="TableColumn425" style:family="table-column">
      <style:table-column-properties style:column-width="3.1291in" style:use-optimal-column-width="false"/>
    </style:style>
    <style:style style:name="Table423" style:family="table">
      <style:table-properties style:width="6.2611in" fo:margin-left="0in" table:align="lef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8" style:parent-style-name="Absatz-Standardschriftart" style:family="text">
      <style:text-properties style:font-name="Times New Roman" fo:font-size="18pt" style:font-size-asian="1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1" style:parent-style-name="Absatz-Standardschriftart" style:family="text">
      <style:text-properties style:font-name="Times New Roman" fo:font-size="14pt" style:font-size-asian="14pt"/>
    </style:style>
    <style:style style:name="TableCell4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3" style:parent-style-name="Absatz-Standardschriftart" style:family="text">
      <style:text-properties style:font-name="Times New Roman" fo:font-size="14pt" style:font-size-asian="14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6" style:parent-style-name="Absatz-Standardschriftart" style:family="text">
      <style:text-properties style:font-name="Times New Roman" fo:font-size="14pt" style:font-size-asian="14pt"/>
    </style:style>
    <style:style style:name="TableCell4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8" style:parent-style-name="Absatz-Standardschriftart" style:family="text">
      <style:text-properties style:font-name="Times New Roman" fo:font-size="14pt" style:font-size-asian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1" style:parent-style-name="Absatz-Standardschriftart" style:family="text">
      <style:text-properties style:font-name="Times New Roman" fo:font-size="14pt" style:font-size-asian="14pt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3" style:parent-style-name="Absatz-Standardschriftart" style:family="text">
      <style:text-properties style:font-name="Times New Roman" fo:font-size="14pt" style:font-size-asian="14pt" fo:language="en" fo:country="IE"/>
    </style:style>
    <style:style style:name="T444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45" style:parent-style-name="Absatz-Standardschriftart" style:family="text">
      <style:text-properties style:font-name="Times New Roman" fo:font-size="14pt" style:font-size-asian="14pt" fo:language="en" fo:country="IE"/>
    </style:style>
    <style:style style:name="T446" style:parent-style-name="Absatz-Standardschriftart" style:family="text">
      <style:text-properties style:font-name="Times New Roman" fo:font-size="14pt" style:font-size-asian="14pt" fo:language="en" fo:country="IE"/>
    </style:style>
    <style:style style:name="T44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48" style:parent-style-name="Absatz-Standardschriftart" style:family="text">
      <style:text-properties style:font-name="Times New Roman" fo:font-size="14pt" style:font-size-asian="14pt" fo:language="en" fo:country="IE"/>
    </style:style>
    <style:style style:name="T449" style:parent-style-name="Absatz-Standardschriftart" style:family="text">
      <style:text-properties style:font-name="Times New Roman" fo:font-size="14pt" style:font-size-asian="14pt" fo:language="en" fo:country="IE"/>
    </style:style>
    <style:style style:name="T450" style:parent-style-name="Absatz-Standardschriftart" style:family="text">
      <style:text-properties style:font-name="Times New Roman" fo:font-size="14pt" style:font-size-asian="14pt" fo:language="en" fo:country="IE"/>
    </style:style>
    <style:style style:name="P451" style:parent-style-name="Standard" style:family="paragraph">
      <style:text-properties fo:language="en" fo:country="IE"/>
    </style:style>
    <style:style style:name="P452" style:parent-style-name="Standard" style:family="paragraph">
      <style:text-properties fo:language="en" fo:country="IE"/>
    </style:style>
    <style:style style:name="P453" style:parent-style-name="Standard" style:family="paragraph">
      <style:text-properties fo:language="en" fo:country="IE"/>
    </style:style>
    <style:style style:name="P454" style:parent-style-name="Standard" style:family="paragraph">
      <style:text-properties fo:language="en" fo:country="IE"/>
    </style:style>
    <style:style style:name="TableRow455" style:family="table-row">
      <style:table-row-properties style:min-row-height="0.518in" style:use-optimal-row-height="false"/>
    </style:style>
    <style:style style:name="TableCell4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7" style:parent-style-name="Absatz-Standardschriftart" style:family="text">
      <style:text-properties style:font-name="Times New Roman" fo:font-size="14pt" style:font-size-asian="14pt"/>
    </style:style>
    <style:style style:name="TableCell4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9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60" style:parent-style-name="Absatz-Standardschriftart" style:family="text">
      <style:text-properties style:font-name="Times New Roman" fo:font-size="14pt" style:font-size-asian="14pt" fo:language="en" fo:country="IE"/>
    </style:style>
    <style:style style:name="T46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62" style:parent-style-name="Absatz-Standardschriftart" style:family="text">
      <style:text-properties style:font-name="Times New Roman" fo:font-size="14pt" style:font-size-asian="14pt" fo:language="en" fo:country="IE"/>
    </style:style>
    <style:style style:name="T463" style:parent-style-name="Absatz-Standardschriftart" style:family="text">
      <style:text-properties style:font-name="Times New Roman" fo:font-size="14pt" style:font-size-asian="14pt" fo:language="en" fo:country="IE"/>
    </style:style>
    <style:style style:name="T464" style:parent-style-name="Absatz-Standardschriftart" style:family="text">
      <style:text-properties style:font-name="Times New Roman" fo:font-size="14pt" style:font-size-asian="14pt" fo:language="en" fo:country="IE"/>
    </style:style>
    <style:style style:name="P465" style:parent-style-name="Standard" style:family="paragraph">
      <style:text-properties fo:language="en" fo:country="IE"/>
    </style:style>
    <style:style style:name="TableColumn467" style:family="table-column">
      <style:table-column-properties style:column-width="3.1319in" style:use-optimal-column-width="false"/>
    </style:style>
    <style:style style:name="TableColumn468" style:family="table-column">
      <style:table-column-properties style:column-width="3.1291in" style:use-optimal-column-width="false"/>
    </style:style>
    <style:style style:name="Table466" style:family="table">
      <style:table-properties style:width="6.2611in" fo:margin-left="0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1" style:parent-style-name="Absatz-Standardschriftart" style:family="text">
      <style:text-properties style:font-name="Times New Roman" fo:font-size="18pt" style:font-size-asian="1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4" style:parent-style-name="Absatz-Standardschriftart" style:family="text">
      <style:text-properties style:font-name="Times New Roman" fo:font-size="14pt" style:font-size-asian="14pt"/>
    </style:style>
    <style:style style:name="TableCell4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6" style:parent-style-name="Absatz-Standardschriftart" style:family="text">
      <style:text-properties style:font-name="Times New Roman" fo:font-size="14pt" style:font-size-asian="14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9" style:parent-style-name="Absatz-Standardschriftart" style:family="text">
      <style:text-properties style:font-name="Times New Roman" fo:font-size="14pt" style:font-size-asian="14pt"/>
    </style:style>
    <style:style style:name="TableCell4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1" style:parent-style-name="Absatz-Standardschriftart" style:family="text">
      <style:text-properties style:font-name="Times New Roman" fo:font-size="14pt" style:font-size-asian="14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4" style:parent-style-name="Absatz-Standardschriftart" style:family="text">
      <style:text-properties style:font-name="Times New Roman" fo:font-size="14pt" style:font-size-asian="14pt"/>
    </style:style>
    <style:style style:name="TableCell4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6" style:parent-style-name="Absatz-Standardschriftart" style:family="text">
      <style:text-properties style:font-name="Times New Roman" fo:font-size="14pt" style:font-size-asian="14pt" fo:language="en" fo:country="IE"/>
    </style:style>
    <style:style style:name="T48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488" style:parent-style-name="Absatz-Standardschriftart" style:family="text">
      <style:text-properties style:font-name="Times New Roman" fo:font-size="14pt" style:font-size-asian="14pt" fo:language="en" fo:country="IE"/>
    </style:style>
    <style:style style:name="T489" style:parent-style-name="Absatz-Standardschriftart" style:family="text">
      <style:text-properties style:font-name="Times New Roman" fo:font-size="14pt" style:font-size-asian="14pt" fo:language="en" fo:country="IE"/>
    </style:style>
    <style:style style:name="T490" style:parent-style-name="Absatz-Standardschriftart" style:family="text">
      <style:text-properties style:font-name="Times New Roman" fo:font-size="14pt" style:font-size-asian="14pt" fo:language="en" fo:country="IE"/>
    </style:style>
    <style:style style:name="T491" style:parent-style-name="Absatz-Standardschriftart" style:family="text">
      <style:text-properties style:font-name="Times New Roman" fo:font-size="14pt" style:font-size-asian="14pt" fo:language="en" fo:country="IE"/>
    </style:style>
    <style:style style:name="T492" style:parent-style-name="Absatz-Standardschriftart" style:family="text">
      <style:text-properties style:font-name="Times New Roman" fo:font-size="14pt" style:font-size-asian="14pt" fo:language="en" fo:country="IE"/>
    </style:style>
    <style:style style:name="P493" style:parent-style-name="Standard" style:family="paragraph">
      <style:text-properties fo:language="en" fo:country="IE"/>
    </style:style>
    <style:style style:name="P494" style:parent-style-name="Standard" style:family="paragraph">
      <style:text-properties fo:language="en" fo:country="IE"/>
    </style:style>
    <style:style style:name="P495" style:parent-style-name="Standard" style:family="paragraph">
      <style:text-properties fo:language="en" fo:country="IE"/>
    </style:style>
    <style:style style:name="TableRow496" style:family="table-row">
      <style:table-row-properties style:min-row-height="0.518in" style:use-optimal-row-height="false"/>
    </style:style>
    <style:style style:name="TableCell4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98" style:parent-style-name="Absatz-Standardschriftart" style:family="text">
      <style:text-properties style:font-name="Times New Roman" fo:font-size="14pt" style:font-size-asian="14pt"/>
    </style:style>
    <style:style style:name="TableCell4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01" style:parent-style-name="Absatz-Standardschriftart" style:family="text">
      <style:text-properties style:font-name="Times New Roman" fo:font-size="14pt" style:font-size-asian="14pt" fo:language="en" fo:country="IE"/>
    </style:style>
    <style:style style:name="T502" style:parent-style-name="Absatz-Standardschriftart" style:family="text">
      <style:text-properties style:font-name="Times New Roman" fo:font-size="14pt" style:font-size-asian="14pt" fo:language="en" fo:country="IE"/>
    </style:style>
    <style:style style:name="T503" style:parent-style-name="Absatz-Standardschriftart" style:family="text">
      <style:text-properties style:font-name="Times New Roman" fo:font-size="14pt" style:font-size-asian="14pt" fo:language="en" fo:country="IE"/>
    </style:style>
    <style:style style:name="T504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05" style:parent-style-name="Absatz-Standardschriftart" style:family="text">
      <style:text-properties style:font-name="Times New Roman" fo:font-size="14pt" style:font-size-asian="14pt" fo:language="en" fo:country="IE"/>
    </style:style>
    <style:style style:name="P506" style:parent-style-name="Standard" style:family="paragraph">
      <style:text-properties fo:language="en" fo:country="IE"/>
    </style:style>
    <style:style style:name="P507" style:parent-style-name="Standard" style:family="paragraph">
      <style:text-properties fo:language="en" fo:country="IE"/>
    </style:style>
    <style:style style:name="TableColumn509" style:family="table-column">
      <style:table-column-properties style:column-width="3.1319in" style:use-optimal-column-width="false"/>
    </style:style>
    <style:style style:name="TableColumn510" style:family="table-column">
      <style:table-column-properties style:column-width="3.1291in" style:use-optimal-column-width="false"/>
    </style:style>
    <style:style style:name="Table508" style:family="table">
      <style:table-properties style:width="6.2611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3" style:parent-style-name="Absatz-Standardschriftart" style:family="text">
      <style:text-properties style:font-name="Times New Roman" fo:font-size="18pt" style:font-size-asian="18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6" style:parent-style-name="Absatz-Standardschriftart" style:family="text">
      <style:text-properties style:font-name="Times New Roman" fo:font-size="14pt" style:font-size-asian="14pt"/>
    </style:style>
    <style:style style:name="TableCell5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18" style:parent-style-name="Absatz-Standardschriftart" style:family="text">
      <style:text-properties style:font-name="Times New Roman" fo:font-size="14pt" style:font-size-asian="14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1" style:parent-style-name="Absatz-Standardschriftart" style:family="text">
      <style:text-properties style:font-name="Times New Roman" fo:font-size="14pt" style:font-size-asian="14pt"/>
    </style:style>
    <style:style style:name="TableCell5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3" style:parent-style-name="Absatz-Standardschriftart" style:family="text">
      <style:text-properties style:font-name="Times New Roman" fo:font-size="14pt" style:font-size-asian="14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6" style:parent-style-name="Absatz-Standardschriftart" style:family="text">
      <style:text-properties style:font-name="Times New Roman" fo:font-size="14pt" style:font-size-asian="14pt"/>
    </style:style>
    <style:style style:name="TableCell5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28" style:parent-style-name="Absatz-Standardschriftart" style:family="text">
      <style:text-properties style:font-name="Times New Roman" fo:font-size="14pt" style:font-size-asian="14pt" fo:language="en" fo:country="IE"/>
    </style:style>
    <style:style style:name="T529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30" style:parent-style-name="Absatz-Standardschriftart" style:family="text">
      <style:text-properties style:font-name="Times New Roman" fo:font-size="14pt" style:font-size-asian="14pt" fo:language="en" fo:country="IE"/>
    </style:style>
    <style:style style:name="T531" style:parent-style-name="Absatz-Standardschriftart" style:family="text">
      <style:text-properties style:font-name="Times New Roman" fo:font-size="14pt" style:font-size-asian="14pt" fo:language="en" fo:country="IE"/>
    </style:style>
    <style:style style:name="T532" style:parent-style-name="Absatz-Standardschriftart" style:family="text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T533" style:parent-style-name="Absatz-Standardschriftart" style:family="text">
      <style:text-properties style:font-name="Times New Roman" fo:font-size="14pt" style:font-size-asian="14pt" fo:language="en" fo:country="IE"/>
    </style:style>
    <style:style style:name="T534" style:parent-style-name="Absatz-Standardschriftart" style:family="text">
      <style:text-properties style:font-name="Times New Roman" fo:font-size="14pt" style:font-size-asian="14pt" fo:language="en" fo:country="IE"/>
    </style:style>
    <style:style style:name="T535" style:parent-style-name="Absatz-Standardschriftart" style:family="text">
      <style:text-properties style:font-name="Times New Roman" style:font-weight-complex="bold" fo:font-size="14pt" style:font-size-asian="14pt" fo:language="en" fo:country="IE"/>
    </style:style>
    <style:style style:name="T536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37" style:parent-style-name="Absatz-Standardschriftart" style:family="text">
      <style:text-properties style:font-name="Times New Roman" fo:font-size="14pt" style:font-size-asian="14pt" fo:language="en" fo:country="IE"/>
    </style:style>
    <style:style style:name="T538" style:parent-style-name="Absatz-Standardschriftart" style:family="text">
      <style:text-properties style:font-name="Times New Roman" fo:font-size="14pt" style:font-size-asian="14pt" fo:language="en" fo:country="IE"/>
    </style:style>
    <style:style style:name="T539" style:parent-style-name="Absatz-Standardschriftart" style:family="text">
      <style:text-properties style:font-name="Times New Roman" fo:font-size="14pt" style:font-size-asian="14pt" fo:language="en" fo:country="IE"/>
    </style:style>
    <style:style style:name="T540" style:parent-style-name="Absatz-Standardschriftart" style:family="text">
      <style:text-properties style:font-name="Times New Roman" fo:font-size="14pt" style:font-size-asian="14pt" fo:language="en" fo:country="IE"/>
    </style:style>
    <style:style style:name="T541" style:parent-style-name="Absatz-Standardschriftart" style:family="text">
      <style:text-properties style:font-name="Times New Roman" fo:font-size="14pt" style:font-size-asian="14pt" fo:language="en" fo:country="IE"/>
    </style:style>
    <style:style style:name="T542" style:parent-style-name="Absatz-Standardschriftart" style:family="text">
      <style:text-properties style:font-name="Times New Roman" fo:font-size="14pt" style:font-size-asian="14pt" fo:language="en" fo:country="IE"/>
    </style:style>
    <style:style style:name="P543" style:parent-style-name="Standard" style:family="paragraph">
      <style:text-properties fo:language="en" fo:country="IE"/>
    </style:style>
    <style:style style:name="P544" style:parent-style-name="Standard" style:family="paragraph">
      <style:text-properties fo:language="en" fo:country="IE"/>
    </style:style>
    <style:style style:name="P545" style:parent-style-name="Standard" style:family="paragraph">
      <style:text-properties fo:language="en" fo:country="IE"/>
    </style:style>
    <style:style style:name="P546" style:parent-style-name="Standard" style:family="paragraph">
      <style:text-properties fo:language="en" fo:country="IE"/>
    </style:style>
    <style:style style:name="TableRow547" style:family="table-row">
      <style:table-row-properties style:min-row-height="0.518in" style:use-optimal-row-height="false"/>
    </style:style>
    <style:style style:name="TableCell5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9" style:parent-style-name="Absatz-Standardschriftart" style:family="text">
      <style:text-properties style:font-name="Times New Roman" fo:font-size="14pt" style:font-size-asian="14pt"/>
    </style:style>
    <style:style style:name="TableCell5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52" style:parent-style-name="Absatz-Standardschriftart" style:family="text">
      <style:text-properties style:font-name="Times New Roman" fo:font-size="14pt" style:font-size-asian="14pt" fo:language="en" fo:country="IE"/>
    </style:style>
    <style:style style:name="T55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54" style:parent-style-name="Absatz-Standardschriftart" style:family="text">
      <style:text-properties style:font-name="Times New Roman" fo:font-size="14pt" style:font-size-asian="14pt" fo:language="en" fo:country="IE"/>
    </style:style>
    <style:style style:name="P555" style:parent-style-name="Standard" style:family="paragraph">
      <style:text-properties fo:language="en" fo:country="IE"/>
    </style:style>
    <style:style style:name="P556" style:parent-style-name="Standard" style:family="paragraph">
      <style:text-properties fo:language="en" fo:country="IE"/>
    </style:style>
    <style:style style:name="P557" style:parent-style-name="Standard" style:family="paragraph">
      <style:text-properties fo:language="en" fo:country="IE"/>
    </style:style>
    <style:style style:name="P558" style:parent-style-name="Standard" style:family="paragraph">
      <style:text-properties fo:language="en" fo:country="IE"/>
    </style:style>
    <style:style style:name="P559" style:parent-style-name="Standard" style:family="paragraph">
      <style:text-properties fo:language="en" fo:country="IE"/>
    </style:style>
    <style:style style:name="P560" style:parent-style-name="Standard" style:family="paragraph">
      <style:text-properties fo:language="en" fo:country="IE"/>
    </style:style>
    <style:style style:name="P561" style:parent-style-name="Standard" style:family="paragraph">
      <style:text-properties fo:language="en" fo:country="IE"/>
    </style:style>
    <style:style style:name="P562" style:parent-style-name="Standard" style:family="paragraph">
      <style:text-properties fo:language="en" fo:country="IE"/>
    </style:style>
    <style:style style:name="P563" style:parent-style-name="Standard" style:family="paragraph">
      <style:text-properties fo:language="en" fo:country="IE"/>
    </style:style>
    <style:style style:name="P564" style:parent-style-name="Standard" style:family="paragraph">
      <style:text-properties fo:language="en" fo:country="IE"/>
    </style:style>
    <style:style style:name="TableColumn566" style:family="table-column">
      <style:table-column-properties style:column-width="3.1319in" style:use-optimal-column-width="false"/>
    </style:style>
    <style:style style:name="TableColumn567" style:family="table-column">
      <style:table-column-properties style:column-width="3.1291in" style:use-optimal-column-width="false"/>
    </style:style>
    <style:style style:name="Table565" style:family="table">
      <style:table-properties style:width="6.2611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0" style:parent-style-name="Absatz-Standardschriftart" style:family="text">
      <style:text-properties style:font-name="Times New Roman" fo:font-size="18pt" style:font-size-asian="18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3" style:parent-style-name="Absatz-Standardschriftart" style:family="text">
      <style:text-properties style:font-name="Times New Roman" fo:font-size="14pt" style:font-size-asian="14pt"/>
    </style:style>
    <style:style style:name="TableCell5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7" style:parent-style-name="Absatz-Standardschriftart" style:family="text">
      <style:text-properties style:font-name="Times New Roman" fo:font-size="14pt" style:font-size-asian="14pt"/>
    </style:style>
    <style:style style:name="TableCell5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9" style:parent-style-name="Absatz-Standardschriftart" style:family="text">
      <style:text-properties style:font-name="Times New Roman" fo:font-size="14pt" style:font-size-asian="14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82" style:parent-style-name="Absatz-Standardschriftart" style:family="text">
      <style:text-properties style:font-name="Times New Roman" fo:font-size="14pt" style:font-size-asian="14pt"/>
    </style:style>
    <style:style style:name="TableCell5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84" style:parent-style-name="Absatz-Standardschriftart" style:family="text">
      <style:text-properties style:font-name="Times New Roman" fo:font-size="14pt" style:font-size-asian="14pt" fo:language="en" fo:country="IE"/>
    </style:style>
    <style:style style:name="T58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86" style:parent-style-name="Absatz-Standardschriftart" style:family="text">
      <style:text-properties style:font-name="Times New Roman" fo:font-size="14pt" style:font-size-asian="14pt" fo:language="en" fo:country="IE"/>
    </style:style>
    <style:style style:name="T587" style:parent-style-name="Absatz-Standardschriftart" style:family="text">
      <style:text-properties style:font-name="Times New Roman" fo:font-size="14pt" style:font-size-asian="14pt" fo:language="en" fo:country="IE"/>
    </style:style>
    <style:style style:name="T588" style:parent-style-name="Absatz-Standardschriftart" style:family="text">
      <style:text-properties style:font-name="Times New Roman" fo:font-size="14pt" style:font-size-asian="14pt"/>
    </style:style>
    <style:style style:name="TableRow589" style:family="table-row">
      <style:table-row-properties style:min-row-height="0.518in" style:use-optimal-row-height="false"/>
    </style:style>
    <style:style style:name="TableCell5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1" style:parent-style-name="Absatz-Standardschriftart" style:family="text">
      <style:text-properties style:font-name="Times New Roman" fo:font-size="14pt" style:font-size-asian="14pt"/>
    </style:style>
    <style:style style:name="TableCell5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94" style:parent-style-name="Absatz-Standardschriftart" style:family="text">
      <style:text-properties style:font-name="Times New Roman" fo:font-size="14pt" style:font-size-asian="14pt" fo:language="en" fo:country="IE"/>
    </style:style>
    <style:style style:name="T59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596" style:parent-style-name="Absatz-Standardschriftart" style:family="text">
      <style:text-properties style:font-name="Times New Roman" fo:font-size="14pt" style:font-size-asian="14pt" fo:language="en" fo:country="IE"/>
    </style:style>
    <style:style style:name="P597" style:parent-style-name="Standard" style:family="paragraph">
      <style:text-properties fo:language="en" fo:country="IE"/>
    </style:style>
    <style:style style:name="P598" style:parent-style-name="Standard" style:family="paragraph">
      <style:text-properties fo:language="en" fo:country="IE"/>
    </style:style>
    <style:style style:name="TableColumn600" style:family="table-column">
      <style:table-column-properties style:column-width="3.1319in" style:use-optimal-column-width="false"/>
    </style:style>
    <style:style style:name="TableColumn601" style:family="table-column">
      <style:table-column-properties style:column-width="3.1291in" style:use-optimal-column-width="false"/>
    </style:style>
    <style:style style:name="Table599" style:family="table">
      <style:table-properties style:width="6.2611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4" style:parent-style-name="Absatz-Standardschriftart" style:family="text">
      <style:text-properties style:font-name="Times New Roman" fo:font-size="18pt" style:font-size-asian="1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7" style:parent-style-name="Absatz-Standardschriftart" style:family="text">
      <style:text-properties style:font-name="Times New Roman" fo:font-size="14pt" style:font-size-asian="14pt"/>
    </style:style>
    <style:style style:name="TableCell6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09" style:parent-style-name="Absatz-Standardschriftart" style:family="text">
      <style:text-properties style:font-name="Times New Roman" fo:font-size="14pt" style:font-size-asian="14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2" style:parent-style-name="Absatz-Standardschriftart" style:family="text">
      <style:text-properties style:font-name="Times New Roman" fo:font-size="14pt" style:font-size-asian="14pt"/>
    </style:style>
    <style:style style:name="TableCell6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4" style:parent-style-name="Absatz-Standardschriftart" style:family="text">
      <style:text-properties style:font-name="Times New Roman" fo:font-size="14pt" style:font-size-asian="14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7" style:parent-style-name="Absatz-Standardschriftart" style:family="text">
      <style:text-properties style:font-name="Times New Roman" fo:font-size="14pt" style:font-size-asian="14pt"/>
    </style:style>
    <style:style style:name="TableCell6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9" style:parent-style-name="Absatz-Standardschriftart" style:family="text">
      <style:text-properties style:font-name="Times New Roman" fo:font-size="14pt" style:font-size-asian="14pt" fo:language="en" fo:country="IE"/>
    </style:style>
    <style:style style:name="T62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21" style:parent-style-name="Absatz-Standardschriftart" style:family="text">
      <style:text-properties style:font-name="Times New Roman" fo:font-size="14pt" style:font-size-asian="14pt" fo:language="en" fo:country="IE"/>
    </style:style>
    <style:style style:name="T622" style:parent-style-name="Absatz-Standardschriftart" style:family="text">
      <style:text-properties style:font-name="Times New Roman" fo:font-size="14pt" style:font-size-asian="14pt" fo:language="en" fo:country="IE"/>
    </style:style>
    <style:style style:name="T623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24" style:parent-style-name="Absatz-Standardschriftart" style:family="text">
      <style:text-properties style:font-name="Times New Roman" fo:font-size="14pt" style:font-size-asian="14pt" fo:language="en" fo:country="IE"/>
    </style:style>
    <style:style style:name="T625" style:parent-style-name="Absatz-Standardschriftart" style:family="text">
      <style:text-properties style:font-name="Times New Roman" fo:font-size="14pt" style:font-size-asian="14pt" fo:language="en" fo:country="IE"/>
    </style:style>
    <style:style style:name="T626" style:parent-style-name="Absatz-Standardschriftart" style:family="text">
      <style:text-properties style:font-name="Times New Roman" fo:font-size="14pt" style:font-size-asian="14pt" fo:language="en" fo:country="IE"/>
    </style:style>
    <style:style style:name="P627" style:parent-style-name="Standard" style:family="paragraph">
      <style:text-properties fo:language="en" fo:country="IE"/>
    </style:style>
    <style:style style:name="P628" style:parent-style-name="Standard" style:family="paragraph">
      <style:text-properties fo:language="en" fo:country="IE"/>
    </style:style>
    <style:style style:name="P629" style:parent-style-name="Standard" style:family="paragraph">
      <style:text-properties fo:language="en" fo:country="IE"/>
    </style:style>
    <style:style style:name="P630" style:parent-style-name="Standard" style:family="paragraph">
      <style:text-properties fo:language="en" fo:country="IE"/>
    </style:style>
    <style:style style:name="TableRow631" style:family="table-row">
      <style:table-row-properties style:min-row-height="0.518in" style:use-optimal-row-height="false"/>
    </style:style>
    <style:style style:name="TableCell6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3" style:parent-style-name="Absatz-Standardschriftart" style:family="text">
      <style:text-properties style:font-name="Times New Roman" fo:font-size="14pt" style:font-size-asian="14pt"/>
    </style:style>
    <style:style style:name="TableCell6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3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36" style:parent-style-name="Absatz-Standardschriftart" style:family="text">
      <style:text-properties style:font-name="Times New Roman" fo:font-size="14pt" style:font-size-asian="14pt" fo:language="en" fo:country="IE"/>
    </style:style>
    <style:style style:name="T63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38" style:parent-style-name="Absatz-Standardschriftart" style:family="text">
      <style:text-properties style:font-name="Times New Roman" fo:font-size="14pt" style:font-size-asian="14pt" fo:language="en" fo:country="IE"/>
    </style:style>
    <style:style style:name="T639" style:parent-style-name="Absatz-Standardschriftart" style:family="text">
      <style:text-properties style:font-name="Times New Roman" fo:font-size="14pt" style:font-size-asian="14pt" fo:language="en" fo:country="IE"/>
    </style:style>
    <style:style style:name="P640" style:parent-style-name="Standard" style:family="paragraph">
      <style:text-properties fo:language="en" fo:country="IE"/>
    </style:style>
    <style:style style:name="P641" style:parent-style-name="Standard" style:family="paragraph">
      <style:text-properties fo:language="en" fo:country="IE"/>
    </style:style>
    <style:style style:name="P642" style:parent-style-name="Standard" style:family="paragraph">
      <style:text-properties fo:language="en" fo:country="IE"/>
    </style:style>
    <style:style style:name="P643" style:parent-style-name="Standard" style:family="paragraph">
      <style:text-properties fo:language="en" fo:country="IE"/>
    </style:style>
    <style:style style:name="P644" style:parent-style-name="Standard" style:family="paragraph">
      <style:text-properties fo:language="en" fo:country="IE"/>
    </style:style>
    <style:style style:name="P645" style:parent-style-name="Standard" style:family="paragraph">
      <style:text-properties fo:language="en" fo:country="IE"/>
    </style:style>
    <style:style style:name="P646" style:parent-style-name="Standard" style:family="paragraph">
      <style:text-properties fo:language="en" fo:country="IE"/>
    </style:style>
    <style:style style:name="P647" style:parent-style-name="Standard" style:family="paragraph">
      <style:text-properties fo:language="en" fo:country="IE"/>
    </style:style>
    <style:style style:name="P648" style:parent-style-name="Standard" style:family="paragraph">
      <style:text-properties fo:language="en" fo:country="IE"/>
    </style:style>
    <style:style style:name="P649" style:parent-style-name="Standard" style:family="paragraph">
      <style:text-properties fo:language="en" fo:country="IE"/>
    </style:style>
    <style:style style:name="P650" style:parent-style-name="Standard" style:family="paragraph">
      <style:text-properties fo:language="en" fo:country="IE"/>
    </style:style>
    <style:style style:name="P651" style:parent-style-name="Standard" style:family="paragraph">
      <style:text-properties fo:language="en" fo:country="IE"/>
    </style:style>
    <style:style style:name="P652" style:parent-style-name="Standard" style:family="paragraph">
      <style:text-properties style:font-name="Times New Roman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n" fo:country="IE"/>
    </style:style>
    <style:style style:name="P653" style:parent-style-name="Standard" style:family="paragraph">
      <style:text-properties fo:language="en" fo:country="IE"/>
    </style:style>
    <style:style style:name="TableColumn655" style:family="table-column">
      <style:table-column-properties style:column-width="3.118in" style:use-optimal-column-width="false"/>
    </style:style>
    <style:style style:name="TableColumn656" style:family="table-column">
      <style:table-column-properties style:column-width="3.1152in" style:use-optimal-column-width="false"/>
    </style:style>
    <style:style style:name="TableColumn657" style:family="table-column">
      <style:table-column-properties style:column-width="0.0277in" style:use-optimal-column-width="false"/>
    </style:style>
    <style:style style:name="Table654" style:family="table">
      <style:table-properties style:width="6.2611in" fo:margin-left="0in" table:align="left"/>
    </style:style>
    <style:style style:name="TableRow658" style:family="table-row">
      <style:table-row-properties style:min-row-height="0.2812in" style:use-optimal-row-height="false"/>
    </style:style>
    <style:style style:name="TableCell6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0" style:parent-style-name="Absatz-Standardschriftart" style:family="text">
      <style:text-properties style:font-name="Times New Roman" fo:font-size="18pt" style:font-size-asian="18pt"/>
    </style:style>
    <style:style style:name="TableRow661" style:family="table-row">
      <style:table-row-properties style:min-row-height="0.2187in" style:use-optimal-row-height="false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3" style:parent-style-name="Absatz-Standardschriftart" style:family="text">
      <style:text-properties style:font-name="Times New Roman" fo:font-size="14pt" style:font-size-asian="14pt"/>
    </style:style>
    <style:style style:name="TableCell6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5" style:parent-style-name="Absatz-Standardschriftart" style:family="text">
      <style:text-properties style:font-name="Times New Roman" fo:font-size="14pt" style:font-size-asian="14pt"/>
    </style:style>
    <style:style style:name="TableCell666" style:family="table-cell">
      <style:table-cell-properties fo:border="none" style:writing-mode="lr-tb" fo:padding-top="0in" fo:padding-left="0.0069in" fo:padding-bottom="0in" fo:padding-right="0.0069in"/>
    </style:style>
    <style:style style:name="TableRow667" style:family="table-row">
      <style:table-row-properties style:min-row-height="0.2291in" style:use-optimal-row-height="false"/>
    </style:style>
    <style:style style:name="TableCell6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69" style:parent-style-name="Absatz-Standardschriftart" style:family="text">
      <style:text-properties style:font-name="Times New Roman" fo:font-size="14pt" style:font-size-asian="14pt"/>
    </style:style>
    <style:style style:name="TableCell6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1" style:parent-style-name="Absatz-Standardschriftart" style:family="text">
      <style:text-properties style:font-name="Times New Roman" fo:font-size="14pt" style:font-size-asian="14pt"/>
    </style:style>
    <style:style style:name="TableCell672" style:family="table-cell">
      <style:table-cell-properties fo:border="none" style:writing-mode="lr-tb" fo:padding-top="0in" fo:padding-left="0.0069in" fo:padding-bottom="0in" fo:padding-right="0.0069in"/>
    </style:style>
    <style:style style:name="TableRow673" style:family="table-row">
      <style:table-row-properties style:min-row-height="1.2201in" style:use-optimal-row-height="false"/>
    </style:style>
    <style:style style:name="TableCell6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5" style:parent-style-name="Absatz-Standardschriftart" style:family="text">
      <style:text-properties style:font-name="Times New Roman" fo:font-size="14pt" style:font-size-asian="14pt"/>
    </style:style>
    <style:style style:name="TableCell6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7" style:parent-style-name="Absatz-Standardschriftart" style:family="text">
      <style:text-properties style:font-name="Times New Roman" fo:font-size="14pt" style:font-size-asian="14pt" fo:language="en" fo:country="IE"/>
    </style:style>
    <style:style style:name="T67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79" style:parent-style-name="Absatz-Standardschriftart" style:family="text">
      <style:text-properties style:font-name="Times New Roman" fo:font-size="14pt" style:font-size-asian="14pt" fo:language="en" fo:country="IE"/>
    </style:style>
    <style:style style:name="T680" style:parent-style-name="Absatz-Standardschriftart" style:family="text">
      <style:text-properties style:font-name="Times New Roman" fo:font-size="14pt" style:font-size-asian="14pt" fo:language="en" fo:country="IE"/>
    </style:style>
    <style:style style:name="T68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82" style:parent-style-name="Absatz-Standardschriftart" style:family="text">
      <style:text-properties style:font-name="Times New Roman" fo:font-size="14pt" style:font-size-asian="14pt" fo:language="en" fo:country="IE"/>
    </style:style>
    <style:style style:name="P683" style:parent-style-name="Standard" style:family="paragraph">
      <style:text-properties fo:language="en" fo:country="IE"/>
    </style:style>
    <style:style style:name="P684" style:parent-style-name="Standard" style:family="paragraph">
      <style:text-properties fo:language="en" fo:country="IE"/>
    </style:style>
    <style:style style:name="P685" style:parent-style-name="Standard" style:family="paragraph">
      <style:text-properties fo:language="en" fo:country="IE"/>
    </style:style>
    <style:style style:name="TableCell686" style:family="table-cell">
      <style:table-cell-properties fo:border="none" style:writing-mode="lr-tb" fo:padding-top="0in" fo:padding-left="0.0069in" fo:padding-bottom="0in" fo:padding-right="0.0069in"/>
    </style:style>
    <style:style style:name="P687" style:parent-style-name="Standard" style:family="paragraph">
      <style:text-properties fo:language="en" fo:country="IE"/>
    </style:style>
    <style:style style:name="TableRow688" style:family="table-row">
      <style:table-row-properties style:min-row-height="0.5187in" style:use-optimal-row-height="false"/>
    </style:style>
    <style:style style:name="TableCell6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0" style:parent-style-name="Absatz-Standardschriftart" style:family="text">
      <style:text-properties style:font-name="Times New Roman" fo:font-size="14pt" style:font-size-asian="14pt"/>
    </style:style>
    <style:style style:name="TableCell6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2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93" style:parent-style-name="Absatz-Standardschriftart" style:family="text">
      <style:text-properties style:font-name="Times New Roman" fo:font-size="14pt" style:font-size-asian="14pt" fo:language="en" fo:country="IE"/>
    </style:style>
    <style:style style:name="T694" style:parent-style-name="Absatz-Standardschriftart" style:family="text">
      <style:text-properties style:font-name="Times New Roman" fo:font-size="14pt" style:font-size-asian="14pt" fo:language="en" fo:country="IE"/>
    </style:style>
    <style:style style:name="T69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696" style:parent-style-name="Absatz-Standardschriftart" style:family="text">
      <style:text-properties style:font-name="Times New Roman" fo:font-size="14pt" style:font-size-asian="14pt" fo:language="en" fo:country="IE"/>
    </style:style>
    <style:style style:name="P697" style:parent-style-name="Standard" style:family="paragraph">
      <style:text-properties fo:language="en" fo:country="IE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Standard" style:family="paragraph">
      <style:text-properties fo:language="en" fo:country="IE"/>
    </style:style>
    <style:style style:name="P700" style:parent-style-name="Standard" style:family="paragraph">
      <style:text-properties fo:language="en" fo:country="IE"/>
    </style:style>
    <style:style style:name="P701" style:parent-style-name="Standard" style:family="paragraph">
      <style:text-properties fo:language="en" fo:country="IE"/>
    </style:style>
    <style:style style:name="P702" style:parent-style-name="Standard" style:family="paragraph">
      <style:text-properties fo:language="en" fo:country="IE"/>
    </style:style>
    <style:style style:name="TableColumn704" style:family="table-column">
      <style:table-column-properties style:column-width="3.1284in" style:use-optimal-column-width="false"/>
    </style:style>
    <style:style style:name="TableColumn705" style:family="table-column">
      <style:table-column-properties style:column-width="3.1256in" style:use-optimal-column-width="false"/>
    </style:style>
    <style:style style:name="TableColumn706" style:family="table-column">
      <style:table-column-properties style:column-width="0.0277in" style:use-optimal-column-width="false"/>
    </style:style>
    <style:style style:name="Table703" style:family="table">
      <style:table-properties style:width="6.2819in" fo:margin-left="0in" table:align="lef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9" style:parent-style-name="Absatz-Standardschriftart" style:family="text">
      <style:text-properties style:font-name="Times New Roman" fo:font-size="18pt" style:font-size-asian="1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2" style:parent-style-name="Absatz-Standardschriftart" style:family="text">
      <style:text-properties style:font-name="Times New Roman" fo:font-size="14pt" style:font-size-asian="14pt"/>
    </style:style>
    <style:style style:name="TableCell7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4" style:parent-style-name="Absatz-Standardschriftart" style:family="text">
      <style:text-properties style:font-name="Times New Roman" fo:font-size="14pt" style:font-size-asian="14pt"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8" style:parent-style-name="Absatz-Standardschriftart" style:family="text">
      <style:text-properties style:font-name="Times New Roman" fo:font-size="14pt" style:font-size-asian="14pt"/>
    </style:style>
    <style:style style:name="TableCell7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0" style:parent-style-name="Absatz-Standardschriftart" style:family="text">
      <style:text-properties style:font-name="Times New Roman" fo:font-size="14pt" style:font-size-asian="14pt"/>
    </style:style>
    <style:style style:name="TableCell721" style:family="table-cell">
      <style:table-cell-properties fo:border="none" style:writing-mode="lr-tb" fo:padding-top="0in" fo:padding-left="0.0069in" fo:padding-bottom="0in" fo:padding-right="0.0069in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4" style:parent-style-name="Absatz-Standardschriftart" style:family="text">
      <style:text-properties style:font-name="Times New Roman" fo:font-size="14pt" style:font-size-asian="14pt"/>
    </style:style>
    <style:style style:name="TableCell7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6" style:parent-style-name="Absatz-Standardschriftart" style:family="text">
      <style:text-properties style:font-name="Times New Roman" fo:font-size="14pt" style:font-size-asian="14pt" fo:language="en" fo:country="IE"/>
    </style:style>
    <style:style style:name="T72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728" style:parent-style-name="Absatz-Standardschriftart" style:family="text">
      <style:text-properties style:font-name="Times New Roman" fo:font-size="14pt" style:font-size-asian="14pt" fo:language="en" fo:country="IE"/>
    </style:style>
    <style:style style:name="T729" style:parent-style-name="Absatz-Standardschriftart" style:family="text">
      <style:text-properties style:font-name="Times New Roman" fo:font-size="14pt" style:font-size-asian="14pt" fo:language="en" fo:country="IE"/>
    </style:style>
    <style:style style:name="T73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731" style:parent-style-name="Absatz-Standardschriftart" style:family="text">
      <style:text-properties style:font-name="Times New Roman" fo:font-size="14pt" style:font-size-asian="14pt" fo:language="en" fo:country="IE"/>
    </style:style>
    <style:style style:name="P732" style:parent-style-name="Standard" style:family="paragraph">
      <style:text-properties fo:language="en" fo:country="IE"/>
    </style:style>
    <style:style style:name="P733" style:parent-style-name="Standard" style:family="paragraph">
      <style:text-properties fo:language="en" fo:country="IE"/>
    </style:style>
    <style:style style:name="P734" style:parent-style-name="Standard" style:family="paragraph">
      <style:text-properties fo:language="en" fo:country="IE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Standard" style:family="paragraph">
      <style:text-properties fo:language="en" fo:country="IE"/>
    </style:style>
    <style:style style:name="TableRow737" style:family="table-row">
      <style:table-row-properties style:min-row-height="0.518in" style:use-optimal-row-height="false"/>
    </style:style>
    <style:style style:name="TableCell7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39" style:parent-style-name="Absatz-Standardschriftart" style:family="text">
      <style:text-properties style:font-name="Times New Roman" fo:font-size="14pt" style:font-size-asian="14pt"/>
    </style:style>
    <style:style style:name="TableCell7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1" style:parent-style-name="Absatz-Standardschriftart" style:family="text">
      <style:text-properties style:font-name="Times New Roman" fo:font-size="14pt" style:font-size-asian="14pt" fo:language="en" fo:country="IE"/>
    </style:style>
    <style:style style:name="T742" style:parent-style-name="Absatz-Standardschriftart" style:family="text">
      <style:text-properties style:font-name="Times New Roman" fo:font-size="14pt" style:font-size-asian="14pt" fo:language="en" fo:country="IE"/>
    </style:style>
    <style:style style:name="T743" style:parent-style-name="Absatz-Standardschriftart" style:family="text">
      <style:text-properties style:font-name="Times New Roman" fo:font-size="14pt" style:font-size-asian="14pt" fo:language="en" fo:country="IE"/>
    </style:style>
    <style:style style:name="T744" style:parent-style-name="Absatz-Standardschriftart" style:family="text">
      <style:text-properties style:font-name="Times New Roman" fo:font-size="14pt" style:font-size-asian="14pt" fo:language="en" fo:country="IE"/>
    </style:style>
    <style:style style:name="T74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P746" style:parent-style-name="Standard" style:family="paragraph">
      <style:text-properties style:font-name="Times New Roman" fo:font-size="14pt" style:font-size-asian="14pt" fo:language="en" fo:country="IE"/>
    </style:style>
    <style:style style:name="P747" style:parent-style-name="Standard" style:family="paragraph">
      <style:text-properties style:font-name="Times New Roman" fo:font-size="14pt" style:font-size-asian="14pt" fo:language="en" fo:country="IE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Standard" style:family="paragraph">
      <style:text-properties fo:language="en" fo:country="IE"/>
    </style:style>
    <style:style style:name="P750" style:parent-style-name="Standard" style:family="paragraph">
      <style:text-properties fo:language="en" fo:country="IE"/>
    </style:style>
    <style:style style:name="P751" style:parent-style-name="Standard" style:family="paragraph">
      <style:text-properties fo:language="en" fo:country="IE"/>
    </style:style>
    <style:style style:name="P752" style:parent-style-name="Standard" style:family="paragraph">
      <style:text-properties fo:language="en" fo:country="IE"/>
    </style:style>
    <style:style style:name="P753" style:parent-style-name="Standard" style:family="paragraph">
      <style:text-properties fo:language="en" fo:country="IE"/>
    </style:style>
    <style:style style:name="P754" style:parent-style-name="Standard" style:family="paragraph">
      <style:text-properties fo:language="en" fo:country="IE"/>
    </style:style>
    <style:style style:name="P755" style:parent-style-name="Standard" style:family="paragraph">
      <style:text-properties fo:language="en" fo:country="IE"/>
    </style:style>
    <style:style style:name="P756" style:parent-style-name="Standard" style:family="paragraph">
      <style:text-properties fo:language="en" fo:country="IE"/>
    </style:style>
    <style:style style:name="TableColumn758" style:family="table-column">
      <style:table-column-properties style:column-width="3.1319in" style:use-optimal-column-width="false"/>
    </style:style>
    <style:style style:name="TableColumn759" style:family="table-column">
      <style:table-column-properties style:column-width="3.1291in" style:use-optimal-column-width="false"/>
    </style:style>
    <style:style style:name="Table757" style:family="table">
      <style:table-properties style:width="6.2611in" fo:margin-left="0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62" style:parent-style-name="Absatz-Standardschriftart" style:family="text">
      <style:text-properties style:font-name="Times New Roman" fo:font-size="18pt" style:font-size-asian="18pt" fo:language="en" fo:country="IE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65" style:parent-style-name="Absatz-Standardschriftart" style:family="text">
      <style:text-properties style:font-name="Times New Roman" fo:font-size="14pt" style:font-size-asian="14pt"/>
    </style:style>
    <style:style style:name="TableCell7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67" style:parent-style-name="Absatz-Standardschriftart" style:family="text">
      <style:text-properties style:font-name="Times New Roman" fo:font-size="14pt" style:font-size-asian="14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0" style:parent-style-name="Absatz-Standardschriftart" style:family="text">
      <style:text-properties style:font-name="Times New Roman" fo:font-size="14pt" style:font-size-asian="14pt"/>
    </style:style>
    <style:style style:name="TableCell7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2" style:parent-style-name="Absatz-Standardschriftart" style:family="text">
      <style:text-properties style:font-name="Times New Roman" fo:font-size="14pt" style:font-size-asian="14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5" style:parent-style-name="Absatz-Standardschriftart" style:family="text">
      <style:text-properties style:font-name="Times New Roman" fo:font-size="14pt" style:font-size-asian="14pt"/>
    </style:style>
    <style:style style:name="TableCell7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77" style:parent-style-name="Absatz-Standardschriftart" style:family="text">
      <style:text-properties style:font-name="Times New Roman" fo:font-size="14pt" style:font-size-asian="14pt" fo:language="en" fo:country="IE"/>
    </style:style>
    <style:style style:name="T77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779" style:parent-style-name="Absatz-Standardschriftart" style:family="text">
      <style:text-properties style:font-name="Times New Roman" fo:font-size="14pt" style:font-size-asian="14pt" fo:language="en" fo:country="IE"/>
    </style:style>
    <style:style style:name="T780" style:parent-style-name="Absatz-Standardschriftart" style:family="text">
      <style:text-properties style:font-name="Times New Roman" fo:font-size="14pt" style:font-size-asian="14pt" fo:language="en" fo:country="IE"/>
    </style:style>
    <style:style style:name="T78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782" style:parent-style-name="Absatz-Standardschriftart" style:family="text">
      <style:text-properties style:font-name="Times New Roman" fo:font-size="14pt" style:font-size-asian="14pt" fo:language="en" fo:country="IE"/>
    </style:style>
    <style:style style:name="T783" style:parent-style-name="Absatz-Standardschriftart" style:family="text">
      <style:text-properties style:font-name="Times New Roman" fo:font-size="14pt" style:font-size-asian="14pt" fo:language="en" fo:country="IE"/>
    </style:style>
    <style:style style:name="P784" style:parent-style-name="Standard" style:family="paragraph">
      <style:text-properties fo:language="en" fo:country="IE"/>
    </style:style>
    <style:style style:name="P785" style:parent-style-name="Standard" style:family="paragraph">
      <style:text-properties fo:language="en" fo:country="IE"/>
    </style:style>
    <style:style style:name="P786" style:parent-style-name="Standard" style:family="paragraph">
      <style:text-properties fo:language="en" fo:country="IE"/>
    </style:style>
    <style:style style:name="TableRow787" style:family="table-row">
      <style:table-row-properties style:min-row-height="0.518in" style:use-optimal-row-height="false"/>
    </style:style>
    <style:style style:name="TableCell7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89" style:parent-style-name="Absatz-Standardschriftart" style:family="text">
      <style:text-properties style:font-name="Times New Roman" fo:font-size="14pt" style:font-size-asian="14pt"/>
    </style:style>
    <style:style style:name="TableCell7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1" style:parent-style-name="Standard" style:family="paragraph">
      <style:text-properties style:font-name="Times New Roman" fo:font-size="14pt" style:font-size-asian="14pt" fo:language="en" fo:country="IE"/>
    </style:style>
    <style:style style:name="P792" style:parent-style-name="Standard" style:family="paragraph">
      <style:text-properties fo:language="en" fo:country="IE"/>
    </style:style>
    <style:style style:name="P793" style:parent-style-name="Standard" style:family="paragraph">
      <style:text-properties fo:language="en" fo:country="IE"/>
    </style:style>
    <style:style style:name="TableColumn795" style:family="table-column">
      <style:table-column-properties style:column-width="3.1319in" style:use-optimal-column-width="false"/>
    </style:style>
    <style:style style:name="TableColumn796" style:family="table-column">
      <style:table-column-properties style:column-width="3.1291in" style:use-optimal-column-width="false"/>
    </style:style>
    <style:style style:name="Table794" style:family="table">
      <style:table-properties style:width="6.2611in" fo:margin-left="0in" table:align="lef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99" style:parent-style-name="Absatz-Standardschriftart" style:family="text">
      <style:text-properties style:font-name="Times New Roman" fo:font-size="18pt" style:font-size-asian="1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2" style:parent-style-name="Absatz-Standardschriftart" style:family="text">
      <style:text-properties style:font-name="Times New Roman" fo:font-size="14pt" style:font-size-asian="14pt"/>
    </style:style>
    <style:style style:name="TableCell8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6" style:parent-style-name="Absatz-Standardschriftart" style:family="text">
      <style:text-properties style:font-name="Times New Roman" fo:font-size="14pt" style:font-size-asian="14pt"/>
    </style:style>
    <style:style style:name="TableCell8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8" style:parent-style-name="Absatz-Standardschriftart" style:family="text">
      <style:text-properties style:font-name="Times New Roman" fo:font-size="14pt" style:font-size-asian="14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11" style:parent-style-name="Absatz-Standardschriftart" style:family="text">
      <style:text-properties style:font-name="Times New Roman" fo:font-size="14pt" style:font-size-asian="14pt"/>
    </style:style>
    <style:style style:name="TableCell8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13" style:parent-style-name="Absatz-Standardschriftart" style:family="text">
      <style:text-properties style:font-name="Times New Roman" fo:font-size="14pt" style:font-size-asian="14pt" fo:language="en" fo:country="IE"/>
    </style:style>
    <style:style style:name="T814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1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16" style:parent-style-name="Absatz-Standardschriftart" style:family="text">
      <style:text-properties style:font-name="Times New Roman" style:font-weight-complex="bold" fo:font-size="14pt" style:font-size-asian="14pt" fo:language="en" fo:country="IE"/>
    </style:style>
    <style:style style:name="T817" style:parent-style-name="Absatz-Standardschriftart" style:family="text">
      <style:text-properties style:font-name="Times New Roman" fo:font-size="14pt" style:font-size-asian="14pt" fo:language="en" fo:country="IE"/>
    </style:style>
    <style:style style:name="T81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19" style:parent-style-name="Absatz-Standardschriftart" style:family="text">
      <style:text-properties style:font-name="Times New Roman" fo:font-size="14pt" style:font-size-asian="14pt" fo:language="en" fo:country="IE"/>
    </style:style>
    <style:style style:name="P820" style:parent-style-name="Standard" style:family="paragraph">
      <style:text-properties fo:language="en" fo:country="IE"/>
    </style:style>
    <style:style style:name="P821" style:parent-style-name="Standard" style:family="paragraph">
      <style:text-properties fo:language="en" fo:country="IE"/>
    </style:style>
    <style:style style:name="P822" style:parent-style-name="Standard" style:family="paragraph">
      <style:text-properties fo:language="en" fo:country="IE"/>
    </style:style>
    <style:style style:name="P823" style:parent-style-name="Standard" style:family="paragraph">
      <style:text-properties fo:language="en" fo:country="IE"/>
    </style:style>
    <style:style style:name="TableRow824" style:family="table-row">
      <style:table-row-properties style:min-row-height="0.518in" style:use-optimal-row-height="false"/>
    </style:style>
    <style:style style:name="TableCell8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26" style:parent-style-name="Absatz-Standardschriftart" style:family="text">
      <style:text-properties style:font-name="Times New Roman" fo:font-size="14pt" style:font-size-asian="14pt"/>
    </style:style>
    <style:style style:name="TableCell8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2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29" style:parent-style-name="Absatz-Standardschriftart" style:family="text">
      <style:text-properties style:font-name="Times New Roman" fo:font-size="14pt" style:font-size-asian="14pt" fo:language="en" fo:country="IE"/>
    </style:style>
    <style:style style:name="T830" style:parent-style-name="Absatz-Standardschriftart" style:family="text">
      <style:text-properties style:font-name="Times New Roman" fo:font-size="14pt" style:font-size-asian="14pt" fo:language="en" fo:country="IE"/>
    </style:style>
    <style:style style:name="T831" style:parent-style-name="Absatz-Standardschriftart" style:family="text">
      <style:text-properties style:font-name="Times New Roman" fo:font-size="14pt" style:font-size-asian="14pt" fo:language="en" fo:country="IE"/>
    </style:style>
    <style:style style:name="T832" style:parent-style-name="Absatz-Standardschriftart" style:family="text">
      <style:text-properties style:font-name="Times New Roman" fo:font-size="14pt" style:font-size-asian="14pt" fo:language="en" fo:country="IE"/>
    </style:style>
    <style:style style:name="T833" style:parent-style-name="Absatz-Standardschriftart" style:family="text">
      <style:text-properties style:font-name="Times New Roman" fo:font-size="14pt" style:font-size-asian="14pt" fo:language="en" fo:country="IE"/>
    </style:style>
    <style:style style:name="T834" style:parent-style-name="Absatz-Standardschriftart" style:family="text">
      <style:text-properties style:font-name="Times New Roman" fo:font-size="14pt" style:font-size-asian="14pt" fo:language="en" fo:country="IE"/>
    </style:style>
    <style:style style:name="T835" style:parent-style-name="Absatz-Standardschriftart" style:family="text">
      <style:text-properties style:font-name="Times New Roman" fo:font-size="14pt" style:font-size-asian="14pt" fo:language="en" fo:country="IE"/>
    </style:style>
    <style:style style:name="T836" style:parent-style-name="Absatz-Standardschriftart" style:family="text">
      <style:text-properties style:font-name="Times New Roman" fo:font-size="14pt" style:font-size-asian="14pt" fo:language="en" fo:country="IE"/>
    </style:style>
    <style:style style:name="T837" style:parent-style-name="Absatz-Standardschriftart" style:family="text">
      <style:text-properties style:font-name="Times New Roman" fo:font-size="14pt" style:font-size-asian="14pt" fo:language="en" fo:country="IE"/>
    </style:style>
    <style:style style:name="P838" style:parent-style-name="Standard" style:family="paragraph">
      <style:text-properties style:font-name="Times New Roman" fo:font-weight="bold" style:font-weight-asian="bold" fo:font-size="14pt" style:font-size-asian="14pt" fo:language="en" fo:country="IE"/>
    </style:style>
    <style:style style:name="P839" style:parent-style-name="Standard" style:family="paragraph">
      <style:text-properties style:font-name="Times New Roman" fo:font-size="14pt" style:font-size-asian="14pt" fo:language="en" fo:country="IE"/>
    </style:style>
    <style:style style:name="P840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T841" style:parent-style-name="Absatz-Standardschriftart" style:family="text">
      <style:text-properties style:font-name="Times New Roman" fo:font-size="14pt" style:font-size-asian="14pt" fo:language="en" fo:country="IE"/>
    </style:style>
    <style:style style:name="T842" style:parent-style-name="Absatz-Standardschriftart" style:family="text">
      <style:text-properties style:font-name="Times New Roman" fo:color="#FF0000" fo:font-size="14pt" style:font-size-asian="14pt" fo:language="en" fo:country="IE"/>
    </style:style>
    <style:style style:name="T843" style:parent-style-name="Absatz-Standardschriftart" style:family="text">
      <style:text-properties style:font-name="Times New Roman" fo:font-size="14pt" style:font-size-asian="14pt" fo:language="en" fo:country="IE"/>
    </style:style>
    <style:style style:name="T844" style:parent-style-name="Absatz-Standardschriftart" style:family="text">
      <style:text-properties style:font-name="Times New Roman" fo:font-size="14pt" style:font-size-asian="14pt" fo:language="en" fo:country="IE"/>
    </style:style>
    <style:style style:name="P845" style:parent-style-name="Standard" style:family="paragraph">
      <style:text-properties fo:language="en" fo:country="IE"/>
    </style:style>
    <style:style style:name="P846" style:parent-style-name="Standard" style:family="paragraph">
      <style:text-properties fo:language="en" fo:country="IE"/>
    </style:style>
    <style:style style:name="TableRow847" style:family="table-row">
      <style:table-row-properties style:min-row-height="0.0694in" style:use-optimal-row-height="false"/>
    </style:style>
    <style:style style:name="TableCell84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849" style:parent-style-name="Standard" style:family="paragraph">
      <style:text-properties fo:language="en" fo:country="IE"/>
    </style:style>
    <style:style style:name="TableCell8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51" style:parent-style-name="Standard" style:family="paragraph">
      <style:text-properties fo:language="en" fo:country="IE"/>
    </style:style>
    <style:style style:name="P852" style:parent-style-name="Standard" style:family="paragraph">
      <style:text-properties fo:language="en" fo:country="IE"/>
    </style:style>
    <style:style style:name="TableColumn854" style:family="table-column">
      <style:table-column-properties style:column-width="3.1319in" style:use-optimal-column-width="false"/>
    </style:style>
    <style:style style:name="TableColumn855" style:family="table-column">
      <style:table-column-properties style:column-width="3.0875in" style:use-optimal-column-width="false"/>
    </style:style>
    <style:style style:name="TableColumn856" style:family="table-column">
      <style:table-column-properties style:column-width="0.0416in" style:use-optimal-column-width="false"/>
    </style:style>
    <style:style style:name="Table853" style:family="table">
      <style:table-properties style:width="6.2611in" fo:margin-left="0in" table:align="lef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59" style:parent-style-name="Absatz-Standardschriftart" style:family="text">
      <style:text-properties style:font-name="Times New Roman" fo:font-size="18pt" style:font-size-asian="18pt"/>
    </style:style>
    <style:style style:name="T860" style:parent-style-name="Absatz-Standardschriftart" style:family="text">
      <style:text-properties style:font-name="Times New Roman" fo:font-size="18pt" style:font-size-asian="18pt"/>
    </style:style>
    <style:style style:name="TableCell861" style:family="table-cell">
      <style:table-cell-properties fo:border="none" style:writing-mode="lr-tb" fo:padding-top="0in" fo:padding-left="0.0069in" fo:padding-bottom="0in" fo:padding-right="0.0069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64" style:parent-style-name="Absatz-Standardschriftart" style:family="text">
      <style:text-properties style:font-name="Times New Roman" fo:font-size="14pt" style:font-size-asian="14pt"/>
    </style:style>
    <style:style style:name="TableCell8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68" style:parent-style-name="Absatz-Standardschriftart" style:family="text">
      <style:text-properties style:font-name="Times New Roman" fo:font-size="14pt" style:font-size-asian="14pt"/>
    </style:style>
    <style:style style:name="TableCell8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0" style:parent-style-name="Absatz-Standardschriftart" style:family="text">
      <style:text-properties style:font-name="Times New Roman" fo:font-size="14pt" style:font-size-asian="14pt"/>
    </style:style>
    <style:style style:name="TableRow871" style:family="table-row">
      <style:table-row-properties style:min-row-height="1.2097in" style:use-optimal-row-height="false"/>
    </style:style>
    <style:style style:name="TableCell8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3" style:parent-style-name="Absatz-Standardschriftart" style:family="text">
      <style:text-properties style:font-name="Times New Roman" fo:font-size="14pt" style:font-size-asian="14pt"/>
    </style:style>
    <style:style style:name="TableCell8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5" style:parent-style-name="Absatz-Standardschriftart" style:family="text">
      <style:text-properties style:font-name="Times New Roman" fo:font-size="14pt" style:font-size-asian="14pt" fo:language="en" fo:country="IE"/>
    </style:style>
    <style:style style:name="T876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77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78" style:parent-style-name="Absatz-Standardschriftart" style:family="text">
      <style:text-properties style:font-name="Times New Roman" fo:font-size="14pt" style:font-size-asian="14pt" fo:language="en" fo:country="IE"/>
    </style:style>
    <style:style style:name="T879" style:parent-style-name="Absatz-Standardschriftart" style:family="text">
      <style:text-properties style:font-name="Times New Roman" fo:font-size="14pt" style:font-size-asian="14pt" fo:language="en" fo:country="IE"/>
    </style:style>
    <style:style style:name="P880" style:parent-style-name="Standard" style:family="paragraph">
      <style:text-properties fo:language="en" fo:country="IE"/>
    </style:style>
    <style:style style:name="T881" style:parent-style-name="Absatz-Standardschriftart" style:family="text">
      <style:text-properties style:font-name="Times New Roman" fo:font-size="14pt" style:font-size-asian="14pt" fo:language="en" fo:country="IE"/>
    </style:style>
    <style:style style:name="T882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83" style:parent-style-name="Absatz-Standardschriftart" style:family="text">
      <style:text-properties style:font-name="Times New Roman" fo:font-size="14pt" style:font-size-asian="14pt" fo:language="en" fo:country="IE"/>
    </style:style>
    <style:style style:name="T884" style:parent-style-name="Absatz-Standardschriftart" style:family="text">
      <style:text-properties style:font-name="Times New Roman" fo:font-size="14pt" style:font-size-asian="14pt" fo:language="en" fo:country="IE"/>
    </style:style>
    <style:style style:name="T885" style:parent-style-name="Absatz-Standardschriftart" style:family="text">
      <style:text-properties style:font-name="Times New Roman" fo:font-size="14pt" style:font-size-asian="14pt" fo:language="en" fo:country="IE"/>
    </style:style>
    <style:style style:name="P886" style:parent-style-name="Standard" style:family="paragraph">
      <style:text-properties fo:language="en" fo:country="IE"/>
    </style:style>
    <style:style style:name="P887" style:parent-style-name="Standard" style:family="paragraph">
      <style:text-properties fo:language="en" fo:country="IE"/>
    </style:style>
    <style:style style:name="TableRow888" style:family="table-row">
      <style:table-row-properties style:min-row-height="0.518in" style:use-optimal-row-height="false"/>
    </style:style>
    <style:style style:name="TableCell8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90" style:parent-style-name="Absatz-Standardschriftart" style:family="text">
      <style:text-properties style:font-name="Times New Roman" fo:font-size="14pt" style:font-size-asian="14pt"/>
    </style:style>
    <style:style style:name="TableCell8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92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893" style:parent-style-name="Absatz-Standardschriftart" style:family="text">
      <style:text-properties style:font-name="Times New Roman" fo:font-size="14pt" style:font-size-asian="14pt" fo:language="en" fo:country="IE"/>
    </style:style>
    <style:style style:name="T894" style:parent-style-name="Absatz-Standardschriftart" style:family="text">
      <style:text-properties style:font-name="Times New Roman" fo:font-size="14pt" style:font-size-asian="14pt" fo:language="en" fo:country="IE"/>
    </style:style>
    <style:style style:name="T895" style:parent-style-name="Absatz-Standardschriftart" style:family="text">
      <style:text-properties style:font-name="Times New Roman" fo:font-size="14pt" style:font-size-asian="14pt" fo:language="en" fo:country="IE"/>
    </style:style>
    <style:style style:name="T896" style:parent-style-name="Absatz-Standardschriftart" style:family="text">
      <style:text-properties style:font-name="Times New Roman" fo:font-size="14pt" style:font-size-asian="14pt" fo:language="en" fo:country="IE"/>
    </style:style>
    <style:style style:name="T897" style:parent-style-name="Absatz-Standardschriftart" style:family="text">
      <style:text-properties style:font-name="Times New Roman" fo:font-size="14pt" style:font-size-asian="14pt" fo:language="en" fo:country="IE"/>
    </style:style>
    <style:style style:name="T898" style:parent-style-name="Absatz-Standardschriftart" style:family="text">
      <style:text-properties style:font-name="Times New Roman" fo:font-size="14pt" style:font-size-asian="14pt" fo:language="en" fo:country="IE"/>
    </style:style>
    <style:style style:name="T899" style:parent-style-name="Absatz-Standardschriftart" style:family="text">
      <style:text-properties style:font-name="Times New Roman" fo:font-size="14pt" style:font-size-asian="14pt" fo:language="en" fo:country="IE"/>
    </style:style>
    <style:style style:name="T900" style:parent-style-name="Absatz-Standardschriftart" style:family="text">
      <style:text-properties style:font-name="Times New Roman" fo:font-size="14pt" style:font-size-asian="14pt" fo:language="en" fo:country="IE"/>
    </style:style>
    <style:style style:name="T901" style:parent-style-name="Absatz-Standardschriftart" style:family="text">
      <style:text-properties style:font-name="Times New Roman" fo:font-size="14pt" style:font-size-asian="14pt" fo:language="en" fo:country="IE"/>
    </style:style>
    <style:style style:name="T902" style:parent-style-name="Absatz-Standardschriftart" style:family="text">
      <style:text-properties style:font-name="Times New Roman" fo:font-size="14pt" style:font-size-asian="14pt" fo:language="en" fo:country="IE"/>
    </style:style>
    <style:style style:name="P903" style:parent-style-name="Standard" style:family="paragraph">
      <style:text-properties style:font-name="Times New Roman" fo:font-size="14pt" style:font-size-asian="14pt" fo:language="en" fo:country="IE"/>
    </style:style>
    <style:style style:name="P904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T905" style:parent-style-name="Absatz-Standardschriftart" style:family="text">
      <style:text-properties style:font-name="Times New Roman" fo:font-size="14pt" style:font-size-asian="14pt" fo:language="en" fo:country="IE"/>
    </style:style>
    <style:style style:name="T906" style:parent-style-name="Absatz-Standardschriftart" style:family="text">
      <style:text-properties style:font-name="Times New Roman" fo:color="#FF0000" fo:font-size="14pt" style:font-size-asian="14pt" fo:language="en" fo:country="IE"/>
    </style:style>
    <style:style style:name="T907" style:parent-style-name="Absatz-Standardschriftart" style:family="text">
      <style:text-properties style:font-name="Times New Roman" fo:font-size="14pt" style:font-size-asian="14pt" fo:language="en" fo:country="IE"/>
    </style:style>
    <style:style style:name="P908" style:parent-style-name="Standard" style:family="paragraph">
      <style:text-properties fo:language="en" fo:country="IE"/>
    </style:style>
    <style:style style:name="TableRow909" style:family="table-row">
      <style:table-row-properties style:min-row-height="0.0694in" style:use-optimal-row-height="false"/>
    </style:style>
    <style:style style:name="TableCell910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911" style:parent-style-name="Standard" style:family="paragraph">
      <style:text-properties fo:language="en" fo:country="IE"/>
    </style:style>
    <style:style style:name="TableCell9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913" style:parent-style-name="Standard" style:family="paragraph">
      <style:text-properties fo:language="en" fo:country="IE"/>
    </style:style>
    <style:style style:name="P914" style:parent-style-name="Standard" style:family="paragraph">
      <style:text-properties fo:language="en" fo:country="IE"/>
    </style:style>
    <style:style style:name="P915" style:parent-style-name="Standard" style:family="paragraph">
      <style:text-properties fo:language="en" fo:country="IE"/>
    </style:style>
    <style:style style:name="P916" style:parent-style-name="Standard" style:family="paragraph">
      <style:text-properties fo:language="en" fo:country="IE"/>
    </style:style>
    <style:style style:name="TableColumn918" style:family="table-column">
      <style:table-column-properties style:column-width="3.1319in" style:use-optimal-column-width="false"/>
    </style:style>
    <style:style style:name="TableColumn919" style:family="table-column">
      <style:table-column-properties style:column-width="3.0875in" style:use-optimal-column-width="false"/>
    </style:style>
    <style:style style:name="TableColumn920" style:family="table-column">
      <style:table-column-properties style:column-width="0.0416in" style:use-optimal-column-width="false"/>
    </style:style>
    <style:style style:name="Table917" style:family="table">
      <style:table-properties style:width="6.2611in" fo:margin-left="0in" table:align="lef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23" style:parent-style-name="Absatz-Standardschriftart" style:family="text">
      <style:text-properties style:font-name="Times New Roman" fo:font-size="18pt" style:font-size-asian="18pt"/>
    </style:style>
    <style:style style:name="T924" style:parent-style-name="Absatz-Standardschriftart" style:family="text">
      <style:text-properties style:font-name="Times New Roman" fo:font-size="18pt" style:font-size-asian="18pt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28" style:parent-style-name="Absatz-Standardschriftart" style:family="text">
      <style:text-properties style:font-name="Times New Roman" fo:font-size="14pt" style:font-size-asian="14pt"/>
    </style:style>
    <style:style style:name="TableCell9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32" style:parent-style-name="Absatz-Standardschriftart" style:family="text">
      <style:text-properties style:font-name="Times New Roman" fo:font-size="14pt" style:font-size-asian="14pt"/>
    </style:style>
    <style:style style:name="TableCell9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34" style:parent-style-name="Absatz-Standardschriftart" style:family="text">
      <style:text-properties style:font-name="Times New Roman" fo:font-size="14pt" style:font-size-asian="14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37" style:parent-style-name="Absatz-Standardschriftart" style:family="text">
      <style:text-properties style:font-name="Times New Roman" fo:font-size="14pt" style:font-size-asian="14pt"/>
    </style:style>
    <style:style style:name="TableCell9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39" style:parent-style-name="Absatz-Standardschriftart" style:family="text">
      <style:text-properties style:font-name="Times New Roman" fo:font-size="14pt" style:font-size-asian="14pt" fo:language="en" fo:country="IE"/>
    </style:style>
    <style:style style:name="T940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41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42" style:parent-style-name="Absatz-Standardschriftart" style:family="text">
      <style:text-properties style:font-name="Times New Roman" fo:font-size="14pt" style:font-size-asian="14pt" fo:language="en" fo:country="IE"/>
    </style:style>
    <style:style style:name="T943" style:parent-style-name="Absatz-Standardschriftart" style:family="text">
      <style:text-properties style:font-name="Times New Roman" fo:font-size="14pt" style:font-size-asian="14pt" fo:language="en" fo:country="IE"/>
    </style:style>
    <style:style style:name="T944" style:parent-style-name="Absatz-Standardschriftart" style:family="text">
      <style:text-properties style:font-name="Times New Roman" fo:font-size="14pt" style:font-size-asian="14pt" fo:language="en" fo:country="IE"/>
    </style:style>
    <style:style style:name="T94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46" style:parent-style-name="Absatz-Standardschriftart" style:family="text">
      <style:text-properties style:font-name="Times New Roman" fo:font-size="14pt" style:font-size-asian="14pt" fo:language="en" fo:country="IE"/>
    </style:style>
    <style:style style:name="T947" style:parent-style-name="Absatz-Standardschriftart" style:family="text">
      <style:text-properties style:font-name="Times New Roman" fo:font-size="14pt" style:font-size-asian="14pt" fo:language="en" fo:country="IE"/>
    </style:style>
    <style:style style:name="T948" style:parent-style-name="Absatz-Standardschriftart" style:family="text">
      <style:text-properties style:font-name="Times New Roman" fo:font-size="14pt" style:font-size-asian="14pt" fo:language="en" fo:country="IE"/>
    </style:style>
    <style:style style:name="P949" style:parent-style-name="Standard" style:family="paragraph">
      <style:text-properties fo:language="en" fo:country="IE"/>
    </style:style>
    <style:style style:name="P950" style:parent-style-name="Standard" style:family="paragraph">
      <style:text-properties fo:language="en" fo:country="IE"/>
    </style:style>
    <style:style style:name="P951" style:parent-style-name="Standard" style:family="paragraph">
      <style:text-properties fo:language="en" fo:country="IE"/>
    </style:style>
    <style:style style:name="TableRow952" style:family="table-row">
      <style:table-row-properties style:min-row-height="0.518in" style:use-optimal-row-height="false"/>
    </style:style>
    <style:style style:name="TableCell9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54" style:parent-style-name="Absatz-Standardschriftart" style:family="text">
      <style:text-properties style:font-name="Times New Roman" fo:font-size="14pt" style:font-size-asian="14pt"/>
    </style:style>
    <style:style style:name="TableCell9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56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57" style:parent-style-name="Absatz-Standardschriftart" style:family="text">
      <style:text-properties style:font-name="Times New Roman" fo:font-size="14pt" style:font-size-asian="14pt" fo:language="en" fo:country="IE"/>
    </style:style>
    <style:style style:name="P958" style:parent-style-name="Standard" style:family="paragraph">
      <style:text-properties style:font-name="Times New Roman" fo:font-size="14pt" style:font-size-asian="14pt" fo:language="en" fo:country="IE"/>
    </style:style>
    <style:style style:name="P959" style:parent-style-name="Standard" style:family="paragraph">
      <style:text-properties style:font-name="Times New Roman" fo:font-weight="bold" style:font-weight-asian="bold" style:font-weight-complex="bold" fo:font-size="14pt" style:font-size-asian="14pt" fo:language="en" fo:country="IE"/>
    </style:style>
    <style:style style:name="T960" style:parent-style-name="Absatz-Standardschriftart" style:family="text">
      <style:text-properties style:font-name="Times New Roman" fo:font-size="14pt" style:font-size-asian="14pt" fo:language="en" fo:country="IE"/>
    </style:style>
    <style:style style:name="P961" style:parent-style-name="Standard" style:family="paragraph">
      <style:text-properties style:font-name="Times New Roman" fo:font-size="14pt" style:font-size-asian="14pt" fo:language="en" fo:country="IE"/>
    </style:style>
    <style:style style:name="P962" style:parent-style-name="Standard" style:family="paragraph">
      <style:text-properties fo:language="en" fo:country="IE"/>
    </style:style>
    <style:style style:name="P963" style:parent-style-name="Standard" style:family="paragraph">
      <style:text-properties fo:language="en" fo:country="IE"/>
    </style:style>
    <style:style style:name="TableColumn965" style:family="table-column">
      <style:table-column-properties style:column-width="3.1319in" style:use-optimal-column-width="false"/>
    </style:style>
    <style:style style:name="TableColumn966" style:family="table-column">
      <style:table-column-properties style:column-width="3.1291in" style:use-optimal-column-width="false"/>
    </style:style>
    <style:style style:name="Table964" style:family="table">
      <style:table-properties style:width="6.2611in" fo:margin-left="0in" table:align="lef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69" style:parent-style-name="Absatz-Standardschriftart" style:family="text">
      <style:text-properties style:font-name="Times New Roman" fo:font-size="18pt" style:font-size-asian="18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72" style:parent-style-name="Absatz-Standardschriftart" style:family="text">
      <style:text-properties style:font-name="Times New Roman" fo:font-size="14pt" style:font-size-asian="14pt"/>
    </style:style>
    <style:style style:name="TableCell9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74" style:parent-style-name="Absatz-Standardschriftart" style:family="text">
      <style:text-properties style:font-name="Times New Roman" fo:font-size="14pt" style:font-size-asian="14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77" style:parent-style-name="Absatz-Standardschriftart" style:family="text">
      <style:text-properties style:font-name="Times New Roman" fo:font-size="14pt" style:font-size-asian="14pt"/>
    </style:style>
    <style:style style:name="TableCell9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79" style:parent-style-name="Absatz-Standardschriftart" style:family="text">
      <style:text-properties style:font-name="Times New Roman" fo:font-size="14pt" style:font-size-asian="14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82" style:parent-style-name="Absatz-Standardschriftart" style:family="text">
      <style:text-properties style:font-name="Times New Roman" fo:font-size="14pt" style:font-size-asian="14pt"/>
    </style:style>
    <style:style style:name="TableCell9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84" style:parent-style-name="Absatz-Standardschriftart" style:family="text">
      <style:text-properties style:font-name="Times New Roman" fo:font-size="14pt" style:font-size-asian="14pt" fo:language="en" fo:country="IE"/>
    </style:style>
    <style:style style:name="T985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86" style:parent-style-name="Absatz-Standardschriftart" style:family="text">
      <style:text-properties style:font-name="Times New Roman" fo:font-size="14pt" style:font-size-asian="14pt" fo:language="en" fo:country="IE"/>
    </style:style>
    <style:style style:name="T987" style:parent-style-name="Absatz-Standardschriftart" style:family="text">
      <style:text-properties style:font-name="Times New Roman" fo:font-size="14pt" style:font-size-asian="14pt" fo:language="en" fo:country="IE"/>
    </style:style>
    <style:style style:name="T988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989" style:parent-style-name="Absatz-Standardschriftart" style:family="text">
      <style:text-properties style:font-name="Times New Roman" fo:font-size="14pt" style:font-size-asian="14pt" fo:language="en" fo:country="IE"/>
    </style:style>
    <style:style style:name="P990" style:parent-style-name="Standard" style:family="paragraph">
      <style:text-properties fo:language="en" fo:country="IE"/>
    </style:style>
    <style:style style:name="P991" style:parent-style-name="Standard" style:family="paragraph">
      <style:text-properties fo:language="en" fo:country="IE"/>
    </style:style>
    <style:style style:name="P992" style:parent-style-name="Standard" style:family="paragraph">
      <style:text-properties fo:language="en" fo:country="IE"/>
    </style:style>
    <style:style style:name="P993" style:parent-style-name="Standard" style:family="paragraph">
      <style:text-properties fo:language="en" fo:country="IE"/>
    </style:style>
    <style:style style:name="TableRow994" style:family="table-row">
      <style:table-row-properties style:min-row-height="0.518in" style:use-optimal-row-height="false"/>
    </style:style>
    <style:style style:name="TableCell9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96" style:parent-style-name="Absatz-Standardschriftart" style:family="text">
      <style:text-properties style:font-name="Times New Roman" fo:font-size="14pt" style:font-size-asian="14pt"/>
    </style:style>
    <style:style style:name="TableCell9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8" style:parent-style-name="Standard" style:family="paragraph">
      <style:text-properties style:font-name="Times New Roman" fo:font-weight="bold" style:font-weight-asian="bold" fo:font-size="14pt" style:font-size-asian="14pt" fo:language="en" fo:country="IE"/>
    </style:style>
    <style:style style:name="T999" style:parent-style-name="Absatz-Standardschriftart" style:family="text">
      <style:text-properties style:font-name="Times New Roman" fo:font-size="14pt" style:font-size-asian="14pt" fo:language="en" fo:country="IE"/>
    </style:style>
    <style:style style:name="T1000" style:parent-style-name="Absatz-Standardschriftart" style:family="text">
      <style:text-properties style:font-name="Times New Roman" fo:font-size="14pt" style:font-size-asian="14pt" fo:language="en" fo:country="IE"/>
    </style:style>
    <style:style style:name="T1001" style:parent-style-name="Absatz-Standardschriftart" style:family="text">
      <style:text-properties style:font-name="Times New Roman" fo:font-size="14pt" style:font-size-asian="14pt" fo:language="en" fo:country="IE"/>
    </style:style>
    <style:style style:name="T1002" style:parent-style-name="Absatz-Standardschriftart" style:family="text">
      <style:text-properties style:font-name="Times New Roman" fo:font-size="14pt" style:font-size-asian="14pt" fo:language="en" fo:country="IE"/>
    </style:style>
    <style:style style:name="T1003" style:parent-style-name="Absatz-Standardschriftart" style:family="text">
      <style:text-properties style:font-name="Times New Roman" fo:font-size="14pt" style:font-size-asian="14pt" fo:language="en" fo:country="IE"/>
    </style:style>
    <style:style style:name="T1004" style:parent-style-name="Absatz-Standardschriftart" style:family="text">
      <style:text-properties style:font-name="Times New Roman" fo:font-weight="bold" style:font-weight-asian="bold" fo:font-size="14pt" style:font-size-asian="14pt" fo:language="en" fo:country="IE"/>
    </style:style>
    <style:style style:name="T1005" style:parent-style-name="Absatz-Standardschriftart" style:family="text">
      <style:text-properties style:font-name="Times New Roman" fo:font-size="14pt" style:font-size-asian="14pt" fo:language="en" fo:country="IE"/>
    </style:style>
    <style:style style:name="P1006" style:parent-style-name="Standard" style:family="paragraph">
      <style:text-properties fo:language="en" fo:country="IE"/>
    </style:style>
    <style:style style:name="P1007" style:parent-style-name="Standard" style:family="paragraph">
      <style:text-properties fo:language="en" fo:country="IE"/>
    </style:style>
    <style:style style:name="P1008" style:parent-style-name="Standard" style:family="paragraph">
      <style:text-properties fo:language="en" fo:country="IE"/>
    </style:style>
    <style:style style:name="P1009" style:parent-style-name="Standard" style:family="paragraph">
      <style:text-properties fo:language="en" fo:country="IE"/>
    </style:style>
    <style:style style:name="P1010" style:parent-style-name="Standard" style:family="paragraph">
      <style:text-properties fo:language="en" fo:country="I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8">Lecturer Log in<text:s/></text:span></text:p>
          </table:table-cell>
          <table:covered-table-cell/>
          <table:covered-table-cell/>
        </table:table-row>
        <table:table-row table:style-name="TableRow9">
          <table:table-cell table:style-name="TableCell10">
            <text:p text:style-name="Standard"><text:span text:style-name="T11">Priority<text:s/></text:span></text:p>
          </table:table-cell>
          <table:table-cell table:style-name="TableCell12">
            <text:p text:style-name="Standard"><text:span text:style-name="T13">high</text:span></text:p>
          </table:table-cell>
          <table:table-cell table:style-name="TableCell14">
            <text:p text:style-name="Standard"/>
          </table:table-cell>
        </table:table-row>
        <table:table-row table:style-name="TableRow15">
          <table:table-cell table:style-name="TableCell16">
            <text:p text:style-name="Standard"><text:span text:style-name="T17">Estimate</text:span></text:p>
          </table:table-cell>
          <table:table-cell table:style-name="TableCell18">
            <text:p text:style-name="Standard"><text:span text:style-name="T19">5 min</text:span></text:p>
          </table:table-cell>
          <table:table-cell table:style-name="TableCell20">
            <text:p text:style-name="Standard"/>
          </table:table-cell>
        </table:table-row>
        <table:table-row table:style-name="TableRow21">
          <table:table-cell table:style-name="TableCell22">
            <text:p text:style-name="Standard"><text:span text:style-name="T23">User Story</text:span></text:p>
          </table:table-cell>
          <table:table-cell table:style-name="TableCell24">
            <text:p text:style-name="Standard"><text:span text:style-name="T25">-<text:s/></text:span><text:span text:style-name="T26">As a</text:span><text:span text:style-name="T27"><text:s/>lecture</text:span></text:p>
            <text:p text:style-name="Standard"><text:span text:style-name="T28">- <text:s/></text:span><text:span text:style-name="T29">I want to<text:s/></text:span><text:span text:style-name="T30">log in with the teacher’s email and password</text:span></text:p>
            <text:p text:style-name="P31"/>
            <text:p text:style-name="P32"/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Standard"><text:span text:style-name="T38">Acceptance Criteria</text:span></text:p>
            <text:p text:style-name="Standard"/>
            <text:p text:style-name="Standard"/>
          </table:table-cell>
          <table:table-cell table:style-name="TableCell39">
            <text:p text:style-name="Standard"><text:span text:style-name="T40">Given that</text:span><text:span text:style-name="T41"><text:s/></text:span></text:p>
            <text:p text:style-name="Standard"><text:span text:style-name="T42">the password and email are correct</text:span></text:p>
            <text:p text:style-name="Standard"><text:span text:style-name="T43">Then</text:span></text:p>
            <text:p text:style-name="Standard"><text:span text:style-name="T44">I can view and use the calendar successfully.</text:span></text:p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3">
            <text:p text:style-name="Standard"><text:span text:style-name="T62">Lecturer Log in incorrec</text:span><text:span text:style-name="T63">t</text:span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Standard"><text:span text:style-name="T66">Priority<text:s/></text:span></text:p>
          </table:table-cell>
          <table:table-cell table:style-name="TableCell67">
            <text:p text:style-name="Standard"><text:span text:style-name="T68">high</text:span></text:p>
          </table:table-cell>
          <table:table-cell table:style-name="TableCell69">
            <text:p text:style-name="Standard"/>
          </table:table-cell>
        </table:table-row>
        <table:table-row table:style-name="TableRow70">
          <table:table-cell table:style-name="TableCell71">
            <text:p text:style-name="Standard"><text:span text:style-name="T72">Estimate</text:span></text:p>
          </table:table-cell>
          <table:table-cell table:style-name="TableCell73">
            <text:p text:style-name="Standard"><text:span text:style-name="T74">5 min</text:span></text:p>
          </table:table-cell>
          <table:table-cell table:style-name="TableCell75">
            <text:p text:style-name="Standard"/>
          </table:table-cell>
        </table:table-row>
        <table:table-row table:style-name="TableRow76">
          <table:table-cell table:style-name="TableCell77">
            <text:p text:style-name="Standard"><text:span text:style-name="T78">User Story</text:span></text:p>
          </table:table-cell>
          <table:table-cell table:style-name="TableCell79">
            <text:p text:style-name="Standard"><text:span text:style-name="T80">-<text:s/></text:span><text:span text:style-name="T81">As a</text:span><text:span text:style-name="T82"><text:s/>lecture</text:span><text:span text:style-name="T83">r</text:span></text:p>
            <text:p text:style-name="Standard"><text:span text:style-name="T84">- <text:s/></text:span><text:span text:style-name="T85">I want to<text:s/></text:span><text:span text:style-name="T86">log in with the<text:s/></text:span><text:span text:style-name="T87">lecturer</text:span><text:span text:style-name="T88">’s email and password</text:span></text:p>
            <text:p text:style-name="P89"/>
            <text:p text:style-name="P90"/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Standard"><text:span text:style-name="T96">Acceptance Criteria</text:span></text:p>
            <text:p text:style-name="Standard"/>
            <text:p text:style-name="Standard"/>
          </table:table-cell>
          <table:table-cell table:style-name="TableCell97">
            <text:p text:style-name="Standard"><text:span text:style-name="T98">Given that</text:span><text:span text:style-name="T99"><text:s/></text:span></text:p>
            <text:p text:style-name="Standard"><text:span text:style-name="T100">t</text:span><text:span text:style-name="T101">he password is incorrect</text:span></text:p>
            <text:p text:style-name="Standard"><text:span text:style-name="T102">Then</text:span></text:p>
            <text:p text:style-name="Standard"><text:span text:style-name="T103">the lecture</text:span><text:span text:style-name="T104">r</text:span><text:span text:style-name="T105"><text:s/>goes to a<text:s/></text:span><text:span text:style-name="T106">new</text:span><text:span text:style-name="T107"><text:s/>window to reset</text:span><text:span text:style-name="T108"><text:s/>the</text:span><text:span text:style-name="T109"><text:s/>password</text:span></text:p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2">
            <text:p text:style-name="Standard"><text:span text:style-name="T119">Lecturer View of the Calendar</text:span></text:p>
          </table:table-cell>
          <table:covered-table-cell/>
        </table:table-row>
        <table:table-row table:style-name="TableRow120">
          <table:table-cell table:style-name="TableCell121">
            <text:p text:style-name="Standard"><text:span text:style-name="T122">Priority</text:span></text:p>
          </table:table-cell>
          <table:table-cell table:style-name="TableCell123">
            <text:p text:style-name="Standard"><text:span text:style-name="T124">high</text:span></text:p>
          </table:table-cell>
        </table:table-row>
        <table:table-row table:style-name="TableRow125">
          <table:table-cell table:style-name="TableCell126">
            <text:p text:style-name="Standard"><text:span text:style-name="T127">Estimate</text:span></text:p>
          </table:table-cell>
          <table:table-cell table:style-name="TableCell128">
            <text:p text:style-name="Standard"><text:span text:style-name="T129">5 min</text:span></text:p>
          </table:table-cell>
        </table:table-row>
        <table:table-row table:style-name="TableRow130">
          <table:table-cell table:style-name="TableCell131">
            <text:p text:style-name="Standard"><text:span text:style-name="T132">User Story</text:span></text:p>
          </table:table-cell>
          <table:table-cell table:style-name="TableCell133">
            <text:p text:style-name="Standard"><text:span text:style-name="T134">-<text:s/></text:span><text:span text:style-name="T135">As a</text:span><text:span text:style-name="T136"><text:s/>lecturer</text:span></text:p>
            <text:p text:style-name="Standard"><text:span text:style-name="T137">-<text:s/></text:span><text:span text:style-name="T138">I want to<text:s/></text:span><text:span text:style-name="T139">v</text:span><text:span text:style-name="T140">ie</text:span><text:span text:style-name="T141">w the current month</text:span></text:p>
            <text:p text:style-name="Standard"><text:span text:style-name="T142">of the calendar displaying the assignments<text:s/></text:span></text:p>
            <text:p text:style-name="P143"/>
            <text:p text:style-name="P144"/>
            <text:p text:style-name="P145"/>
          </table:table-cell>
        </table:table-row>
        <text:soft-page-break/>
        <table:table-row table:style-name="TableRow146">
          <table:table-cell table:style-name="TableCell147">
            <text:p text:style-name="Standard"><text:span text:style-name="T148">Acceptance Criteria</text:span></text:p>
            <text:p text:style-name="Standard"/>
            <text:p text:style-name="Standard"/>
          </table:table-cell>
          <table:table-cell table:style-name="TableCell149">
            <text:p text:style-name="Standard"><text:span text:style-name="T150">The calendar should <text:s/>provide the lecturer with the availability dates to add a new assignment and view/edit it later.<text:s/></text:span>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 table:number-columns-spanned="2">
            <text:p text:style-name="Standard"><text:span text:style-name="T158">Lecturer Adding Assignments</text:span></text:p>
          </table:table-cell>
          <table:covered-table-cell/>
        </table:table-row>
        <table:table-row table:style-name="TableRow159">
          <table:table-cell table:style-name="TableCell160">
            <text:p text:style-name="Standard"><text:span text:style-name="T161">Priority<text:s/></text:span></text:p>
          </table:table-cell>
          <table:table-cell table:style-name="TableCell162">
            <text:p text:style-name="Standard"><text:span text:style-name="T163">high</text:span></text:p>
          </table:table-cell>
        </table:table-row>
        <table:table-row table:style-name="TableRow164">
          <table:table-cell table:style-name="TableCell165">
            <text:p text:style-name="Standard"><text:span text:style-name="T166">Estimate</text:span></text:p>
          </table:table-cell>
          <table:table-cell table:style-name="TableCell167">
            <text:p text:style-name="Standard"><text:span text:style-name="T168">5 min</text:span></text:p>
          </table:table-cell>
        </table:table-row>
        <table:table-row table:style-name="TableRow169">
          <table:table-cell table:style-name="TableCell170">
            <text:p text:style-name="Standard"><text:span text:style-name="T171">User Story</text:span></text:p>
          </table:table-cell>
          <table:table-cell table:style-name="TableCell172">
            <text:p text:style-name="Standard"><text:span text:style-name="T173">-<text:s/></text:span><text:span text:style-name="T174">As a</text:span><text:span text:style-name="T175"><text:s/>lecture</text:span><text:span text:style-name="T176">r</text:span></text:p>
            <text:p text:style-name="Standard"><text:span text:style-name="T177">- <text:s/></text:span><text:span text:style-name="T178">I want to<text:s/></text:span><text:span text:style-name="T179">add assignments to the calendar</text:span></text:p>
            <text:p text:style-name="P180"/>
            <text:p text:style-name="P181"/>
            <text:p text:style-name="P182"/>
            <text:p text:style-name="P183"/>
          </table:table-cell>
        </table:table-row>
        <table:table-row table:style-name="TableRow184">
          <table:table-cell table:style-name="TableCell185">
            <text:p text:style-name="Standard"><text:span text:style-name="T186">Acceptance Criteria</text:span></text:p>
            <text:p text:style-name="Standard"/>
            <text:p text:style-name="Standard"/>
          </table:table-cell>
          <table:table-cell table:style-name="TableCell187">
            <text:p text:style-name="Standard"><text:span text:style-name="T188">Given that</text:span><text:span text:style-name="T189"><text:s/></text:span></text:p>
            <text:p text:style-name="Standard"><text:span text:style-name="T190">the lecturer</text:span><text:span text:style-name="T191"><text:s/>adds</text:span><text:span text:style-name="T192"><text:s/></text:span><text:span text:style-name="T193">a</text:span><text:span text:style-name="T194"><text:s/>title, description, date and</text:span><text:span text:style-name="T195">/or</text:span><text:span text:style-name="T196"><text:s/>deadline</text:span><text:span text:style-name="T197">,</text:span></text:p>
            <text:p text:style-name="P198">then<text:s/></text:p>
            <text:p text:style-name="P199">the<text:s/>assignment<text:s/>of that lecturer´s<text:s/>gets<text:s/>an unique<text:s/>colour on the calendar<text:s/>(<text:s/>each subject<text:s/>should<text:s/>have their<text:s/>own<text:s/>colour).</text:p>
            <text:p text:style-name="P200">When</text:p>
            <text:p text:style-name="P201">the students have more than 3 assignments on the week that the lecturer want to add<text:s/>the<text:s/>assignment<text:s/></text:p>
            <text:p text:style-name="P202">then</text:p>
            <text:p text:style-name="P203">the lecturer will see a warning message on the screen<text:s/>notifying<text:s/>about it.<text:s/></text:p>
            <text:p text:style-name="Standard"><text:span text:style-name="T204">T</text:span><text:span text:style-name="T205">he lecturer have to decided if he still want to add</text:span><text:span text:style-name="T206"><text:s/>a new assignment</text:span><text:span text:style-name="T207"><text:s/>at that date or not.</text:span></text:p>
            <text:p text:style-name="P208"/>
            <text:p text:style-name="Standard"><text:span text:style-name="T209">(observation for additional action: In the future</text:span><text:span text:style-name="T210">,</text:span><text:span text:style-name="T211"><text:s/>the lecturer may be able to add a file</text:span><text:span text:style-name="T212"><text:s/>to the assigment</text:span><text:span text:style-name="T213">)</text:span></text:p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  <text:p text:style-name="P221"/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 table:number-columns-spanned="2">
            <text:soft-page-break/>
            <text:p text:style-name="Standard"><text:span text:style-name="T229">Lecturer Change Assingnment Details</text:span></text:p>
          </table:table-cell>
          <table:covered-table-cell/>
          <table:table-cell table:style-name="TableCell230">
            <text:p text:style-name="Standard"/>
          </table:table-cell>
        </table:table-row>
        <table:table-row table:style-name="TableRow231">
          <table:table-cell table:style-name="TableCell232">
            <text:p text:style-name="Standard"><text:span text:style-name="T233">Priority<text:s/></text:span></text:p>
          </table:table-cell>
          <table:table-cell table:style-name="TableCell234" table:number-columns-spanned="2">
            <text:p text:style-name="Standard"><text:span text:style-name="T235">high</text:span></text:p>
          </table:table-cell>
          <table:covered-table-cell/>
        </table:table-row>
        <table:table-row table:style-name="TableRow236">
          <table:table-cell table:style-name="TableCell237">
            <text:p text:style-name="Standard"><text:span text:style-name="T238">Estimate</text:span></text:p>
          </table:table-cell>
          <table:table-cell table:style-name="TableCell239" table:number-columns-spanned="2">
            <text:p text:style-name="Standard"><text:span text:style-name="T240">1 hour</text:span></text:p>
          </table:table-cell>
          <table:covered-table-cell/>
        </table:table-row>
        <table:table-row table:style-name="TableRow241">
          <table:table-cell table:style-name="TableCell242">
            <text:p text:style-name="Standard"><text:span text:style-name="T243">User Story</text:span></text:p>
          </table:table-cell>
          <table:table-cell table:style-name="TableCell244" table:number-columns-spanned="2">
            <text:p text:style-name="Standard"><text:span text:style-name="T245">-<text:s/></text:span><text:span text:style-name="T246">As a</text:span><text:span text:style-name="T247"><text:s/>lecture</text:span></text:p>
            <text:p text:style-name="Standard"><text:span text:style-name="T248">- <text:s/></text:span><text:span text:style-name="T249">I want to<text:s/></text:span><text:span text:style-name="T250">make changes in the<text:s/></text:span><text:span text:style-name="T251">assignment</text:span><text:span text:style-name="T252"><text:s/></text:span><text:span text:style-name="T253">o</text:span><text:span text:style-name="T254">n the calendar.</text:span></text:p>
            <text:p text:style-name="P255"/>
            <text:p text:style-name="P256"/>
          </table:table-cell>
          <table:covered-table-cell/>
        </table:table-row>
        <table:table-row table:style-name="TableRow257">
          <table:table-cell table:style-name="TableCell258">
            <text:p text:style-name="Standard"><text:span text:style-name="T259">Acceptance Criteria</text:span></text:p>
            <text:p text:style-name="Standard"/>
            <text:p text:style-name="Standard"/>
          </table:table-cell>
          <table:table-cell table:style-name="TableCell260" table:number-columns-spanned="2">
            <text:p text:style-name="Standard"><text:span text:style-name="T261">Given that</text:span><text:span text:style-name="T262"><text:s/></text:span></text:p>
            <text:p text:style-name="P263">the lecture can click on the colour of their subject on the calendar and change the details of the<text:s/>assignment,<text:s/></text:p>
            <text:p text:style-name="P264">Then</text:p>
            <text:p text:style-name="P265">The student will be able to view the new details.</text:p>
            <text:p text:style-name="P266"/>
          </table:table-cell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 table:number-columns-spanned="2">
            <text:p text:style-name="P271"/>
          </table:table-cell>
          <table:covered-table-cell/>
        </table:table-row>
      </table:table>
      <text:p text:style-name="P272"/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p text:style-name="Standard"><text:span text:style-name="T280">Lecturer Delete Assignment</text:span></text:p>
          </table:table-cell>
          <table:covered-table-cell/>
          <table:table-cell table:style-name="TableCell281">
            <text:p text:style-name="Standard"/>
          </table:table-cell>
        </table:table-row>
        <table:table-row table:style-name="TableRow282">
          <table:table-cell table:style-name="TableCell283">
            <text:p text:style-name="Standard"><text:span text:style-name="T284">Priority<text:s/></text:span></text:p>
          </table:table-cell>
          <table:table-cell table:style-name="TableCell285" table:number-columns-spanned="2">
            <text:p text:style-name="Standard"><text:span text:style-name="T286">high</text:span></text:p>
          </table:table-cell>
          <table:covered-table-cell/>
        </table:table-row>
        <table:table-row table:style-name="TableRow287">
          <table:table-cell table:style-name="TableCell288">
            <text:p text:style-name="Standard"><text:span text:style-name="T289">Estimate</text:span></text:p>
          </table:table-cell>
          <table:table-cell table:style-name="TableCell290" table:number-columns-spanned="2">
            <text:p text:style-name="Standard"><text:span text:style-name="T291">1 hour</text:span></text:p>
          </table:table-cell>
          <table:covered-table-cell/>
        </table:table-row>
        <table:table-row table:style-name="TableRow292">
          <table:table-cell table:style-name="TableCell293">
            <text:p text:style-name="Standard"><text:span text:style-name="T294">User Story</text:span></text:p>
          </table:table-cell>
          <table:table-cell table:style-name="TableCell295" table:number-columns-spanned="2">
            <text:p text:style-name="Standard"><text:span text:style-name="T296">-<text:s/></text:span><text:span text:style-name="T297">As a</text:span><text:span text:style-name="T298"><text:s/>lecture</text:span><text:span text:style-name="T299">r</text:span></text:p>
            <text:p text:style-name="Standard"><text:span text:style-name="T300">- <text:s/></text:span><text:span text:style-name="T301">I want to<text:s/></text:span><text:span text:style-name="T302">delete<text:s/></text:span><text:span text:style-name="T303">assignments</text:span><text:span text:style-name="T304"><text:s/>from the calendar</text:span></text:p>
            <text:p text:style-name="P305"/>
            <text:p text:style-name="P306"/>
            <text:p text:style-name="P307"/>
          </table:table-cell>
          <table:covered-table-cell/>
        </table:table-row>
        <table:table-row table:style-name="TableRow308">
          <table:table-cell table:style-name="TableCell309">
            <text:p text:style-name="Standard"><text:span text:style-name="T310">Acceptance Criteria</text:span></text:p>
            <text:p text:style-name="Standard"/>
            <text:p text:style-name="Standard"/>
          </table:table-cell>
          <table:table-cell table:style-name="TableCell311" table:number-columns-spanned="2">
            <text:p text:style-name="P312"/>
            <text:p text:style-name="P313">The lecturer<text:s/><text:s/>is able to<text:s/>delete<text:s/>the<text:s/>assignment<text:s/>of their<text:s/>own<text:s/>Module<text:s/>only<text:s/>in the calendar<text:s/></text:p>
            <text:p text:style-name="P314"/>
          </table:table-cell>
          <table:covered-table-cell/>
        </table:table-row>
      </table:table>
      <text:p text:style-name="P315"/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 table:number-columns-spanned="2">
            <text:p text:style-name="Standard"><text:span text:style-name="T321">Lecturer log out</text:span></text:p>
          </table:table-cell>
          <table:covered-table-cell/>
        </table:table-row>
        <table:table-row table:style-name="TableRow322">
          <table:table-cell table:style-name="TableCell323">
            <text:p text:style-name="Standard"><text:span text:style-name="T324">Priority</text:span></text:p>
          </table:table-cell>
          <table:table-cell table:style-name="TableCell325">
            <text:p text:style-name="Standard"><text:span text:style-name="T326">high</text:span></text:p>
          </table:table-cell>
        </table:table-row>
        <table:table-row table:style-name="TableRow327">
          <table:table-cell table:style-name="TableCell328">
            <text:p text:style-name="Standard"><text:span text:style-name="T329">Estimate</text:span></text:p>
          </table:table-cell>
          <table:table-cell table:style-name="TableCell330">
            <text:p text:style-name="Standard"><text:span text:style-name="T331">5 min</text:span></text:p>
          </table:table-cell>
        </table:table-row>
        <table:table-row table:style-name="TableRow332">
          <table:table-cell table:style-name="TableCell333">
            <text:p text:style-name="Standard"><text:span text:style-name="T334">User Story</text:span></text:p>
          </table:table-cell>
          <table:table-cell table:style-name="TableCell335">
            <text:p text:style-name="Standard"><text:span text:style-name="T336">-<text:s/></text:span><text:span text:style-name="T337">As a</text:span><text:span text:style-name="T338"><text:s/>lecturer</text:span></text:p>
            <text:p text:style-name="Standard"><text:span text:style-name="T339">- <text:s/></text:span><text:span text:style-name="T340">when<text:s/></text:span><text:span text:style-name="T341">I log out it should take me back to the log in page.</text:span></text:p>
            <text:p text:style-name="P342"/>
            <text:p text:style-name="P343"/>
            <text:p text:style-name="P344"/>
            <text:p text:style-name="P345"/>
          </table:table-cell>
        </table:table-row>
        <text:soft-page-break/>
        <table:table-row table:style-name="TableRow346">
          <table:table-cell table:style-name="TableCell347">
            <text:p text:style-name="Standard"><text:span text:style-name="T348">Acceptance Criteria</text:span></text:p>
            <text:p text:style-name="Standard"/>
            <text:p text:style-name="Standard"/>
          </table:table-cell>
          <table:table-cell table:style-name="TableCell349">
            <text:p text:style-name="P350">Given that</text:p>
            <text:p text:style-name="Standard"><text:span text:style-name="T351">the lecturer has logged out</text:span></text:p>
            <text:p text:style-name="Standard"><text:span text:style-name="T352">Then</text:span></text:p>
            <text:p text:style-name="Standard"><text:span text:style-name="T353">The lecturer will need to log in again in order to access the calendar.</text:span></text:p>
            <text:p text:style-name="P354"/>
          </table:table-cell>
        </table:table-row>
      </table:table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Standard"><text:span text:style-name="T378">STUDENT</text:span></text:p>
      <text:p text:style-name="Standard"/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 table:number-columns-spanned="2">
            <text:p text:style-name="Standard"><text:span text:style-name="T384">Student log <text:s/>in</text:span></text:p>
          </table:table-cell>
          <table:covered-table-cell/>
        </table:table-row>
        <table:table-row table:style-name="TableRow385">
          <table:table-cell table:style-name="TableCell386">
            <text:p text:style-name="Standard"><text:span text:style-name="T387">Priority</text:span></text:p>
          </table:table-cell>
          <table:table-cell table:style-name="TableCell388">
            <text:p text:style-name="Standard"><text:span text:style-name="T389">high</text:span></text:p>
          </table:table-cell>
        </table:table-row>
        <table:table-row table:style-name="TableRow390">
          <table:table-cell table:style-name="TableCell391">
            <text:p text:style-name="Standard"><text:span text:style-name="T392">Estimate</text:span></text:p>
          </table:table-cell>
          <table:table-cell table:style-name="TableCell393">
            <text:p text:style-name="Standard"><text:span text:style-name="T394">5 min</text:span></text:p>
          </table:table-cell>
        </table:table-row>
        <table:table-row table:style-name="TableRow395">
          <table:table-cell table:style-name="TableCell396">
            <text:p text:style-name="Standard"><text:span text:style-name="T397">User Story</text:span></text:p>
          </table:table-cell>
          <table:table-cell table:style-name="TableCell398">
            <text:p text:style-name="Standard"><text:span text:style-name="T399">-<text:s/></text:span><text:span text:style-name="T400">As a</text:span><text:span text:style-name="T401"><text:s/>student</text:span></text:p>
            <text:p text:style-name="Standard"><text:span text:style-name="T402">- <text:s/></text:span><text:span text:style-name="T403">I want to<text:s/></text:span><text:span text:style-name="T404">be able to login and have access to the calendar</text:span></text:p>
            <text:p text:style-name="P405"/>
            <text:p text:style-name="P406"/>
            <text:p text:style-name="P407"/>
            <text:p text:style-name="P408"/>
          </table:table-cell>
        </table:table-row>
        <table:table-row table:style-name="TableRow409">
          <table:table-cell table:style-name="TableCell410">
            <text:p text:style-name="Standard"><text:span text:style-name="T411">Acceptance Criteria</text:span></text:p>
            <text:p text:style-name="Standard"/>
            <text:p text:style-name="Standard"/>
          </table:table-cell>
          <table:table-cell table:style-name="TableCell412">
            <text:p text:style-name="Standard"><text:span text:style-name="T413">Given that</text:span><text:span text:style-name="T414"><text:s/>student number</text:span><text:span text:style-name="T415"><text:s text:c="2"/>and<text:s/></text:span><text:span text:style-name="T416">password is correct</text:span></text:p>
            <text:p text:style-name="Standard"><text:span text:style-name="T417">Then</text:span><text:span text:style-name="T418"><text:s/></text:span></text:p>
            <text:p text:style-name="Standard"><text:span text:style-name="T419">The student can<text:s/></text:span><text:span text:style-name="T420">view the calendar and other related information.</text:span></text:p>
            <text:p text:style-name="P421"/>
          </table:table-cell>
        </table:table-row>
      </table:table>
      <text:p text:style-name="P422"/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 table:number-columns-spanned="2">
            <text:soft-page-break/>
            <text:p text:style-name="Standard"><text:span text:style-name="T428">Student view</text:span></text:p>
          </table:table-cell>
          <table:covered-table-cell/>
        </table:table-row>
        <table:table-row table:style-name="TableRow429">
          <table:table-cell table:style-name="TableCell430">
            <text:p text:style-name="Standard"><text:span text:style-name="T431">Priority</text:span></text:p>
          </table:table-cell>
          <table:table-cell table:style-name="TableCell432">
            <text:p text:style-name="Standard"><text:span text:style-name="T433">high</text:span></text:p>
          </table:table-cell>
        </table:table-row>
        <table:table-row table:style-name="TableRow434">
          <table:table-cell table:style-name="TableCell435">
            <text:p text:style-name="Standard"><text:span text:style-name="T436">Estimate</text:span></text:p>
          </table:table-cell>
          <table:table-cell table:style-name="TableCell437">
            <text:p text:style-name="Standard"><text:span text:style-name="T438">5 min</text:span></text:p>
          </table:table-cell>
        </table:table-row>
        <table:table-row table:style-name="TableRow439">
          <table:table-cell table:style-name="TableCell440">
            <text:p text:style-name="Standard"><text:span text:style-name="T441">User Story</text:span></text:p>
          </table:table-cell>
          <table:table-cell table:style-name="TableCell442">
            <text:p text:style-name="Standard"><text:span text:style-name="T443">-<text:s/></text:span><text:span text:style-name="T444">As a</text:span><text:span text:style-name="T445"><text:s/>student</text:span></text:p>
            <text:p text:style-name="Standard"><text:span text:style-name="T446">- <text:s/></text:span><text:span text:style-name="T447">I want to<text:s/></text:span><text:span text:style-name="T448">view assignments and<text:s/></text:span><text:span text:style-name="T449">their<text:s/></text:span><text:span text:style-name="T450">due dates highlighted in different colours on the calendar <text:s/></text:span></text:p>
            <text:p text:style-name="P451"/>
            <text:p text:style-name="P452"/>
            <text:p text:style-name="P453"/>
            <text:p text:style-name="P454"/>
          </table:table-cell>
        </table:table-row>
        <table:table-row table:style-name="TableRow455">
          <table:table-cell table:style-name="TableCell456">
            <text:p text:style-name="Standard"><text:span text:style-name="T457">Acceptance Criteria</text:span></text:p>
            <text:p text:style-name="Standard"/>
            <text:p text:style-name="Standard"/>
          </table:table-cell>
          <table:table-cell table:style-name="TableCell458">
            <text:p text:style-name="Standard"><text:span text:style-name="T459">Given that</text:span><text:span text:style-name="T460"><text:s/>the assignments on the calendar are viewable and accessible</text:span></text:p>
            <text:p text:style-name="Standard"><text:span text:style-name="T461">Then</text:span></text:p>
            <text:p text:style-name="Standard"><text:span text:style-name="T462">I can access the assignment by clicking on the highlighted area of the<text:s/></text:span><text:span text:style-name="T463">calendar</text:span><text:span text:style-name="T464">.</text:span></text:p>
          </table:table-cell>
        </table:table-row>
      </table:table>
      <text:p text:style-name="P465"/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 table:number-columns-spanned="2">
            <text:p text:style-name="Standard"><text:span text:style-name="T471">Student submission</text:span></text:p>
          </table:table-cell>
          <table:covered-table-cell/>
        </table:table-row>
        <table:table-row table:style-name="TableRow472">
          <table:table-cell table:style-name="TableCell473">
            <text:p text:style-name="Standard"><text:span text:style-name="T474">Priority</text:span></text:p>
          </table:table-cell>
          <table:table-cell table:style-name="TableCell475">
            <text:p text:style-name="Standard"><text:span text:style-name="T476">low</text:span></text:p>
          </table:table-cell>
        </table:table-row>
        <table:table-row table:style-name="TableRow477">
          <table:table-cell table:style-name="TableCell478">
            <text:p text:style-name="Standard"><text:span text:style-name="T479">Estimate</text:span></text:p>
          </table:table-cell>
          <table:table-cell table:style-name="TableCell480">
            <text:p text:style-name="Standard"><text:span text:style-name="T481">5 min</text:span></text:p>
          </table:table-cell>
        </table:table-row>
        <table:table-row table:style-name="TableRow482">
          <table:table-cell table:style-name="TableCell483">
            <text:p text:style-name="Standard"><text:span text:style-name="T484">User Story</text:span></text:p>
          </table:table-cell>
          <table:table-cell table:style-name="TableCell485">
            <text:p text:style-name="Standard"><text:span text:style-name="T486">-<text:s/></text:span><text:span text:style-name="T487">As a</text:span><text:span text:style-name="T488"><text:s/>student</text:span></text:p>
            <text:p text:style-name="Standard"><text:span text:style-name="T489">When I submit the<text:s/></text:span><text:span text:style-name="T490">assignment,</text:span><text:span text:style-name="T491"><text:s/>I should be able to upload the assignment</text:span><text:span text:style-name="T492"><text:s/>file</text:span></text:p>
            <text:p text:style-name="P493"/>
            <text:p text:style-name="P494"/>
            <text:p text:style-name="P495"/>
          </table:table-cell>
        </table:table-row>
        <table:table-row table:style-name="TableRow496">
          <table:table-cell table:style-name="TableCell497">
            <text:p text:style-name="Standard"><text:span text:style-name="T498">Acceptance Criteria</text:span></text:p>
            <text:p text:style-name="Standard"/>
            <text:p text:style-name="Standard"/>
          </table:table-cell>
          <table:table-cell table:style-name="TableCell499">
            <text:p text:style-name="Standard"><text:span text:style-name="T500">Given that</text:span><text:span text:style-name="T501"><text:s/>its not yet past due date and it’s the correct</text:span><text:span text:style-name="T502"><text:s/>file</text:span><text:span text:style-name="T503"><text:s/>format.</text:span></text:p>
            <text:p text:style-name="Standard"><text:span text:style-name="T504">Then</text:span></text:p>
            <text:p text:style-name="Standard"><text:span text:style-name="T505">I can submit the assignment by uploading the file.</text:span></text:p>
            <text:p text:style-name="P506"/>
          </table:table-cell>
        </table:table-row>
      </table:table>
      <text:p text:style-name="P507"/>
      <table:table table:style-name="Table508">
        <table:table-columns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 table:number-columns-spanned="2">
            <text:p text:style-name="Standard"><text:span text:style-name="T513">Student due date submission</text:span></text:p>
          </table:table-cell>
          <table:covered-table-cell/>
        </table:table-row>
        <table:table-row table:style-name="TableRow514">
          <table:table-cell table:style-name="TableCell515">
            <text:p text:style-name="Standard"><text:span text:style-name="T516">Priority</text:span></text:p>
          </table:table-cell>
          <table:table-cell table:style-name="TableCell517">
            <text:p text:style-name="Standard"><text:span text:style-name="T518">low</text:span></text:p>
          </table:table-cell>
        </table:table-row>
        <table:table-row table:style-name="TableRow519">
          <table:table-cell table:style-name="TableCell520">
            <text:p text:style-name="Standard"><text:span text:style-name="T521">Estimate</text:span></text:p>
          </table:table-cell>
          <table:table-cell table:style-name="TableCell522">
            <text:p text:style-name="Standard"><text:span text:style-name="T523">5 min</text:span></text:p>
          </table:table-cell>
        </table:table-row>
        <table:table-row table:style-name="TableRow524">
          <table:table-cell table:style-name="TableCell525">
            <text:p text:style-name="Standard"><text:span text:style-name="T526">User Story</text:span></text:p>
          </table:table-cell>
          <table:table-cell table:style-name="TableCell527">
            <text:p text:style-name="Standard"><text:span text:style-name="T528">-<text:s/></text:span><text:span text:style-name="T529">As a</text:span><text:span text:style-name="T530"><text:s/>student</text:span></text:p>
            <text:p text:style-name="Standard"><text:span text:style-name="T531">-<text:s/></text:span><text:span text:style-name="T532">when</text:span><text:span text:style-name="T533"><text:s/>submitting the assignment</text:span></text:p>
            <text:p text:style-name="Standard"><text:span text:style-name="T534"><text:s/></text:span><text:span text:style-name="T535">if</text:span><text:span text:style-name="T536"><text:s/></text:span><text:span text:style-name="T537">due date is missed, I should get a notification message<text:s/></text:span><text:span text:style-name="T538">saying:<text:s/></text:span><text:span text:style-name="T539">“</text:span><text:span text:style-name="T540">Assignment submission is due (number of days or weeks).<text:s/></text:span><text:soft-page-break/><text:span text:style-name="T541">Submission not possible<text:s/></text:span><text:span text:style-name="T542">”.</text:span></text:p>
            <text:p text:style-name="P543"/>
            <text:p text:style-name="P544"/>
            <text:p text:style-name="P545"/>
            <text:p text:style-name="P546"/>
          </table:table-cell>
        </table:table-row>
        <text:soft-page-break/>
        <table:table-row table:style-name="TableRow547">
          <table:table-cell table:style-name="TableCell548">
            <text:p text:style-name="Standard"><text:span text:style-name="T549">Acceptance Criteria</text:span></text:p>
            <text:p text:style-name="Standard"/>
            <text:p text:style-name="Standard"/>
          </table:table-cell>
          <table:table-cell table:style-name="TableCell550">
            <text:p text:style-name="Standard"><text:span text:style-name="T551">Given that</text:span><text:span text:style-name="T552"><text:s/>the due date has passed 3 times. Based on the 3 dates given by lecture.</text:span></text:p>
            <text:p text:style-name="Standard"><text:span text:style-name="T553">Then</text:span></text:p>
            <text:p text:style-name="Standard"><text:span text:style-name="T554">The file cant be submitted.</text:span></text:p>
            <text:p text:style-name="P555"/>
          </table:table-cell>
        </table:table-row>
      </table:table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 table:number-columns-spanned="2">
            <text:p text:style-name="Standard"><text:span text:style-name="T570">Student accesssibility</text:span></text:p>
          </table:table-cell>
          <table:covered-table-cell/>
        </table:table-row>
        <table:table-row table:style-name="TableRow571">
          <table:table-cell table:style-name="TableCell572">
            <text:p text:style-name="Standard"><text:span text:style-name="T573">Priority</text:span></text:p>
          </table:table-cell>
          <table:table-cell table:style-name="TableCell574">
            <text:p text:style-name="Standard">high</text:p>
          </table:table-cell>
        </table:table-row>
        <table:table-row table:style-name="TableRow575">
          <table:table-cell table:style-name="TableCell576">
            <text:p text:style-name="Standard"><text:span text:style-name="T577">Estimate</text:span></text:p>
          </table:table-cell>
          <table:table-cell table:style-name="TableCell578">
            <text:p text:style-name="Standard"><text:span text:style-name="T579">5 min</text:span></text:p>
          </table:table-cell>
        </table:table-row>
        <table:table-row table:style-name="TableRow580">
          <table:table-cell table:style-name="TableCell581">
            <text:p text:style-name="Standard"><text:span text:style-name="T582">User Story</text:span></text:p>
          </table:table-cell>
          <table:table-cell table:style-name="TableCell583">
            <text:p text:style-name="Standard"><text:span text:style-name="T584">-<text:s/></text:span><text:span text:style-name="T585">As a</text:span><text:span text:style-name="T586"><text:s/>student</text:span></text:p>
            <text:p text:style-name="Standard"><text:span text:style-name="T587">- I can only access and view <text:s/>the calendar and upload assignments.<text:s/></text:span><text:span text:style-name="T588">I have no other accessibility.</text:span></text:p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Row589">
          <table:table-cell table:style-name="TableCell590">
            <text:p text:style-name="Standard"><text:span text:style-name="T591">Acceptance Criteria</text:span></text:p>
            <text:p text:style-name="Standard"/>
            <text:p text:style-name="Standard"/>
          </table:table-cell>
          <table:table-cell table:style-name="TableCell592">
            <text:p text:style-name="Standard"><text:span text:style-name="T593">Given that</text:span><text:span text:style-name="T594"><text:s/>as a student I want to access or edit anything else</text:span></text:p>
            <text:p text:style-name="Standard"><text:span text:style-name="T595">Then</text:span></text:p>
            <text:p text:style-name="Standard"><text:span text:style-name="T596">the website shouldn’t give me any accessibility.</text:span></text:p>
            <text:p text:style-name="P597"/>
          </table:table-cell>
        </table:table-row>
      </table:table>
      <text:p text:style-name="P598"/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 table:number-columns-spanned="2">
            <text:p text:style-name="Standard"><text:span text:style-name="T604">Student log out</text:span></text:p>
          </table:table-cell>
          <table:covered-table-cell/>
        </table:table-row>
        <table:table-row table:style-name="TableRow605">
          <table:table-cell table:style-name="TableCell606">
            <text:p text:style-name="Standard"><text:span text:style-name="T607">Priority</text:span></text:p>
          </table:table-cell>
          <table:table-cell table:style-name="TableCell608">
            <text:p text:style-name="Standard"><text:span text:style-name="T609">high</text:span></text:p>
          </table:table-cell>
        </table:table-row>
        <table:table-row table:style-name="TableRow610">
          <table:table-cell table:style-name="TableCell611">
            <text:p text:style-name="Standard"><text:span text:style-name="T612">Estimate</text:span></text:p>
          </table:table-cell>
          <table:table-cell table:style-name="TableCell613">
            <text:p text:style-name="Standard"><text:span text:style-name="T614">5 min</text:span></text:p>
          </table:table-cell>
        </table:table-row>
        <table:table-row table:style-name="TableRow615">
          <table:table-cell table:style-name="TableCell616">
            <text:p text:style-name="Standard"><text:span text:style-name="T617">User Story</text:span></text:p>
          </table:table-cell>
          <table:table-cell table:style-name="TableCell618">
            <text:p text:style-name="Standard"><text:span text:style-name="T619">-<text:s/></text:span><text:span text:style-name="T620">As a</text:span><text:span text:style-name="T621"><text:s/>student</text:span></text:p>
            <text:p text:style-name="Standard"><text:span text:style-name="T622">- <text:s/></text:span><text:span text:style-name="T623">when<text:s/></text:span><text:span text:style-name="T624">I</text:span><text:span text:style-name="T625"><text:s/>log out it should take me back to the log in page</text:span><text:span text:style-name="T626">.</text:span></text:p>
            <text:p text:style-name="P627"/>
            <text:p text:style-name="P628"/>
            <text:p text:style-name="P629"/>
            <text:p text:style-name="P630"/>
          </table:table-cell>
        </table:table-row>
        <text:soft-page-break/>
        <table:table-row table:style-name="TableRow631">
          <table:table-cell table:style-name="TableCell632">
            <text:p text:style-name="Standard"><text:span text:style-name="T633">Acceptance Criteria</text:span></text:p>
            <text:p text:style-name="Standard"/>
            <text:p text:style-name="Standard"/>
          </table:table-cell>
          <table:table-cell table:style-name="TableCell634">
            <text:p text:style-name="Standard"><text:span text:style-name="T635">Given that</text:span><text:span text:style-name="T636"><text:s/>there was no operation within the calendar, e.g. assignment wasn’t fully submitted.</text:span></text:p>
            <text:p text:style-name="Standard"><text:span text:style-name="T637">Then</text:span></text:p>
            <text:p text:style-name="Standard"><text:span text:style-name="T638">The student will need to log in again in order to access the<text:s/></text:span><text:span text:style-name="T639">calendar.</text:span></text:p>
            <text:p text:style-name="P640"/>
          </table:table-cell>
        </table:table-row>
      </table:table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>ADMINISTRATOR</text:p>
      <text:p text:style-name="P653"/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 table:number-columns-spanned="3">
            <text:p text:style-name="Standard"><text:span text:style-name="T660">Admnistrator Log in<text:s/></text:span></text:p>
          </table:table-cell>
          <table:covered-table-cell/>
          <table:covered-table-cell/>
        </table:table-row>
        <table:table-row table:style-name="TableRow661">
          <table:table-cell table:style-name="TableCell662">
            <text:p text:style-name="Standard"><text:span text:style-name="T663">Priority<text:s/></text:span></text:p>
          </table:table-cell>
          <table:table-cell table:style-name="TableCell664">
            <text:p text:style-name="Standard"><text:span text:style-name="T665">high</text:span></text:p>
          </table:table-cell>
          <table:table-cell table:style-name="TableCell666">
            <text:p text:style-name="Standard"/>
          </table:table-cell>
        </table:table-row>
        <table:table-row table:style-name="TableRow667">
          <table:table-cell table:style-name="TableCell668">
            <text:p text:style-name="Standard"><text:span text:style-name="T669">Estimate</text:span></text:p>
          </table:table-cell>
          <table:table-cell table:style-name="TableCell670">
            <text:p text:style-name="Standard"><text:span text:style-name="T671">5 min</text:span></text:p>
          </table:table-cell>
          <table:table-cell table:style-name="TableCell672">
            <text:p text:style-name="Standard"/>
          </table:table-cell>
        </table:table-row>
        <table:table-row table:style-name="TableRow673">
          <table:table-cell table:style-name="TableCell674">
            <text:p text:style-name="Standard"><text:span text:style-name="T675">User Story</text:span></text:p>
          </table:table-cell>
          <table:table-cell table:style-name="TableCell676">
            <text:p text:style-name="Standard"><text:span text:style-name="T677">-<text:s/></text:span><text:span text:style-name="T678">As an</text:span><text:span text:style-name="T679"><text:s/>administrator</text:span></text:p>
            <text:p text:style-name="Standard"><text:span text:style-name="T680">- <text:s/></text:span><text:span text:style-name="T681">I want to<text:s/></text:span><text:span text:style-name="T682">log in with the administrator’s email and password</text:span></text:p>
            <text:p text:style-name="P683"/>
            <text:p text:style-name="P684"/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Standard"><text:span text:style-name="T690">Acceptance Criteria</text:span></text:p>
            <text:p text:style-name="Standard"/>
            <text:p text:style-name="Standard"/>
          </table:table-cell>
          <table:table-cell table:style-name="TableCell691">
            <text:p text:style-name="Standard"><text:span text:style-name="T692">Given that</text:span><text:span text:style-name="T693"><text:s/></text:span></text:p>
            <text:p text:style-name="Standard"><text:span text:style-name="T694">the password and email are correct</text:span></text:p>
            <text:p text:style-name="Standard"><text:span text:style-name="T695">Then</text:span></text:p>
            <text:p text:style-name="Standard"><text:span text:style-name="T696">I will view and modify the Assignments calendar successfully.</text:span></text:p>
            <text:p text:style-name="P697"/>
          </table:table-cell>
          <table:table-cell table:style-name="TableCell698">
            <text:p text:style-name="P699"/>
          </table:table-cell>
        </table:table-row>
      </table:table>
      <text:p text:style-name="P700"/>
      <text:p text:style-name="P701"/>
      <text:p text:style-name="P702"/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 table:number-columns-spanned="3">
            <text:p text:style-name="Standard"><text:span text:style-name="T709">Administrator Log in incorrect</text:span></text:p>
          </table:table-cell>
          <table:covered-table-cell/>
          <table:covered-table-cell/>
        </table:table-row>
        <table:table-row table:style-name="TableRow710">
          <table:table-cell table:style-name="TableCell711">
            <text:p text:style-name="Standard"><text:span text:style-name="T712">Priority<text:s/></text:span></text:p>
          </table:table-cell>
          <table:table-cell table:style-name="TableCell713">
            <text:p text:style-name="Standard"><text:span text:style-name="T714">med</text:span></text:p>
          </table:table-cell>
          <table:table-cell table:style-name="TableCell715">
            <text:p text:style-name="Standard"/>
          </table:table-cell>
        </table:table-row>
        <table:table-row table:style-name="TableRow716">
          <table:table-cell table:style-name="TableCell717">
            <text:p text:style-name="Standard"><text:span text:style-name="T718">Estimate</text:span></text:p>
          </table:table-cell>
          <table:table-cell table:style-name="TableCell719">
            <text:p text:style-name="Standard"><text:span text:style-name="T720">5 min</text:span></text:p>
          </table:table-cell>
          <table:table-cell table:style-name="TableCell721">
            <text:p text:style-name="Standard"/>
          </table:table-cell>
        </table:table-row>
        <table:table-row table:style-name="TableRow722">
          <table:table-cell table:style-name="TableCell723">
            <text:p text:style-name="Standard"><text:span text:style-name="T724">User Story</text:span></text:p>
          </table:table-cell>
          <table:table-cell table:style-name="TableCell725">
            <text:p text:style-name="Standard"><text:span text:style-name="T726">-<text:s/></text:span><text:span text:style-name="T727">As an</text:span><text:span text:style-name="T728"><text:s/>administrator</text:span></text:p>
            <text:p text:style-name="Standard"><text:span text:style-name="T729">- <text:s/></text:span><text:span text:style-name="T730">I want to attempt<text:s/></text:span><text:span text:style-name="T731">log in<text:s/></text:span></text:p>
            <text:p text:style-name="P732"/>
            <text:p text:style-name="P733"/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Standard"><text:span text:style-name="T739">Acceptance Criteria</text:span></text:p>
            <text:p text:style-name="Standard"/>
            <text:p text:style-name="Standard"/>
          </table:table-cell>
          <table:table-cell table:style-name="TableCell740">
            <text:p text:style-name="Standard"><text:span text:style-name="T741"><text:s/></text:span></text:p>
            <text:p text:style-name="Standard"><text:span text:style-name="T742">if the</text:span><text:span text:style-name="T743"><text:s/>email or</text:span><text:span text:style-name="T744"><text:s/>password is incorrect</text:span></text:p>
            <text:p text:style-name="Standard"><text:span text:style-name="T745">Then</text:span></text:p>
            <text:p text:style-name="P746">There will be<text:s/>a pop-up alerting the admin about it and the administrator will be allowed to insert their correct email or password more two times.<text:s/></text:p>
            <text:p text:style-name="P747">If the information is still incorrect, a<text:s/>new window opens<text:s/>to reset the password.</text:p>
          </table:table-cell>
          <table:table-cell table:style-name="TableCell748">
            <text:p text:style-name="P749"/>
          </table:table-cell>
        </table:table-row>
      </table:table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 table:number-columns-spanned="2">
            <text:p text:style-name="Standard"><text:span text:style-name="T762">Administrator View of the Calendar</text:span></text:p>
          </table:table-cell>
          <table:covered-table-cell/>
        </table:table-row>
        <table:table-row table:style-name="TableRow763">
          <table:table-cell table:style-name="TableCell764">
            <text:p text:style-name="Standard"><text:span text:style-name="T765">Priority<text:s/></text:span></text:p>
          </table:table-cell>
          <table:table-cell table:style-name="TableCell766">
            <text:p text:style-name="Standard"><text:span text:style-name="T767">high</text:span></text:p>
          </table:table-cell>
        </table:table-row>
        <table:table-row table:style-name="TableRow768">
          <table:table-cell table:style-name="TableCell769">
            <text:p text:style-name="Standard"><text:span text:style-name="T770">Estimate</text:span></text:p>
          </table:table-cell>
          <table:table-cell table:style-name="TableCell771">
            <text:p text:style-name="Standard"><text:span text:style-name="T772">5 min</text:span></text:p>
          </table:table-cell>
        </table:table-row>
        <table:table-row table:style-name="TableRow773">
          <table:table-cell table:style-name="TableCell774">
            <text:p text:style-name="Standard"><text:span text:style-name="T775">User Story</text:span></text:p>
          </table:table-cell>
          <table:table-cell table:style-name="TableCell776">
            <text:p text:style-name="Standard"><text:span text:style-name="T777">-<text:s/></text:span><text:span text:style-name="T778">As an</text:span><text:span text:style-name="T779"><text:s/>administrator</text:span></text:p>
            <text:p text:style-name="Standard"><text:span text:style-name="T780">-<text:s/></text:span><text:span text:style-name="T781">I want to v</text:span><text:span text:style-name="T782">iew the current month</text:span></text:p>
            <text:p text:style-name="Standard"><text:span text:style-name="T783">of the calendar displaying the assignments due to be done in that month</text:span></text:p>
            <text:p text:style-name="P784"/>
            <text:p text:style-name="P785"/>
            <text:p text:style-name="P786"/>
          </table:table-cell>
        </table:table-row>
        <table:table-row table:style-name="TableRow787">
          <table:table-cell table:style-name="TableCell788">
            <text:p text:style-name="Standard"><text:span text:style-name="T789">Acceptance Criteria</text:span></text:p>
            <text:p text:style-name="Standard"/>
            <text:p text:style-name="Standard"/>
          </table:table-cell>
          <table:table-cell table:style-name="TableCell790">
            <text:p text:style-name="P791"/>
          </table:table-cell>
        </table:table-row>
      </table:table>
      <text:p text:style-name="P792"/>
      <text:p text:style-name="P793"/>
      <table:table table:style-name="Table794">
        <table:table-columns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 table:number-columns-spanned="2">
            <text:p text:style-name="Standard"><text:span text:style-name="T799">Administrator Adding Assignments</text:span></text:p>
          </table:table-cell>
          <table:covered-table-cell/>
        </table:table-row>
        <table:table-row table:style-name="TableRow800">
          <table:table-cell table:style-name="TableCell801">
            <text:p text:style-name="Standard"><text:span text:style-name="T802">Priority</text:span></text:p>
          </table:table-cell>
          <table:table-cell table:style-name="TableCell803">
            <text:p text:style-name="Standard">low</text:p>
          </table:table-cell>
        </table:table-row>
        <table:table-row table:style-name="TableRow804">
          <table:table-cell table:style-name="TableCell805">
            <text:p text:style-name="Standard"><text:span text:style-name="T806">Estimate</text:span></text:p>
          </table:table-cell>
          <table:table-cell table:style-name="TableCell807">
            <text:p text:style-name="Standard"><text:span text:style-name="T808">5 min</text:span></text:p>
          </table:table-cell>
        </table:table-row>
        <table:table-row table:style-name="TableRow809">
          <table:table-cell table:style-name="TableCell810">
            <text:p text:style-name="Standard"><text:span text:style-name="T811">User Story</text:span></text:p>
          </table:table-cell>
          <table:table-cell table:style-name="TableCell812">
            <text:p text:style-name="Standard"><text:span text:style-name="T813">-<text:s/></text:span><text:span text:style-name="T814">As<text:s/></text:span><text:span text:style-name="T815">an<text:s/></text:span><text:span text:style-name="T816">administrator</text:span></text:p>
            <text:p text:style-name="Standard"><text:span text:style-name="T817">- <text:s/></text:span><text:span text:style-name="T818">I want to<text:s/></text:span><text:span text:style-name="T819">add assignments to the calendar</text:span></text:p>
            <text:p text:style-name="P820"/>
            <text:p text:style-name="P821"/>
            <text:p text:style-name="P822"/>
            <text:p text:style-name="P823"/>
          </table:table-cell>
        </table:table-row>
        <table:table-row table:style-name="TableRow824">
          <table:table-cell table:style-name="TableCell825">
            <text:p text:style-name="Standard"><text:span text:style-name="T826">Acceptance Criteria</text:span></text:p>
            <text:p text:style-name="Standard"/>
            <text:p text:style-name="Standard"/>
          </table:table-cell>
          <table:table-cell table:style-name="TableCell827">
            <text:p text:style-name="Standard"><text:span text:style-name="T828">Given that</text:span><text:span text:style-name="T829"><text:s/></text:span></text:p>
            <text:p text:style-name="Standard"><text:span text:style-name="T830">the<text:s/></text:span><text:span text:style-name="T831">administrator</text:span><text:span text:style-name="T832"><text:s/></text:span><text:span text:style-name="T833">adds assignments<text:s/></text:span><text:span text:style-name="T834">of</text:span><text:span text:style-name="T835"><text:s/></text:span><text:span text:style-name="T836"><text:s/></text:span><text:soft-page-break/><text:span text:style-name="T837">a module</text:span></text:p>
            <text:p text:style-name="P838">when<text:s/></text:p>
            <text:p text:style-name="P839">the<text:s/>addition is made</text:p>
            <text:p text:style-name="P840">then</text:p>
            <text:p text:style-name="Standard"><text:span text:style-name="T841">the teacher<text:s/></text:span><text:span text:style-name="T842">and students</text:span><text:span text:style-name="T843"><text:s/></text:span><text:span text:style-name="T844">of that module has to be notified.</text:span></text:p>
            <text:p text:style-name="P845"/>
            <text:p text:style-name="P846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</table:table>
      <text:p text:style-name="P852"/>
      <table:table table:style-name="Table853">
        <table:table-columns>
          <table:table-column table:style-name="TableColumn854"/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 table:number-columns-spanned="2">
            <text:p text:style-name="Standard"><text:span text:style-name="T859">Administrator</text:span><text:span text:style-name="T860"><text:s/>Change Assignment Details</text:span></text:p>
          </table:table-cell>
          <table:covered-table-cell/>
          <table:table-cell table:style-name="TableCell861">
            <text:p text:style-name="Standard"/>
          </table:table-cell>
        </table:table-row>
        <table:table-row table:style-name="TableRow862">
          <table:table-cell table:style-name="TableCell863">
            <text:p text:style-name="Standard"><text:span text:style-name="T864">Priority<text:s/></text:span></text:p>
          </table:table-cell>
          <table:table-cell table:style-name="TableCell865" table:number-columns-spanned="2">
            <text:p text:style-name="Standard">high</text:p>
          </table:table-cell>
          <table:covered-table-cell/>
        </table:table-row>
        <table:table-row table:style-name="TableRow866">
          <table:table-cell table:style-name="TableCell867">
            <text:p text:style-name="Standard"><text:span text:style-name="T868">Estimate</text:span></text:p>
          </table:table-cell>
          <table:table-cell table:style-name="TableCell869" table:number-columns-spanned="2">
            <text:p text:style-name="Standard"><text:span text:style-name="T870">5 min</text:span></text:p>
          </table:table-cell>
          <table:covered-table-cell/>
        </table:table-row>
        <table:table-row table:style-name="TableRow871">
          <table:table-cell table:style-name="TableCell872">
            <text:p text:style-name="Standard"><text:span text:style-name="T873">User Story</text:span></text:p>
          </table:table-cell>
          <table:table-cell table:style-name="TableCell874" table:number-columns-spanned="2">
            <text:p text:style-name="Standard"><text:span text:style-name="T875">-<text:s/></text:span><text:span text:style-name="T876">As a</text:span><text:span text:style-name="T877">n</text:span><text:span text:style-name="T878"><text:s/></text:span><text:span text:style-name="T879">administrator</text:span></text:p>
            <text:p text:style-name="P880"/>
            <text:p text:style-name="Standard"><text:span text:style-name="T881">- <text:s/></text:span><text:span text:style-name="T882">I want to<text:s/></text:span></text:p>
            <text:p text:style-name="Standard"><text:span text:style-name="T883">make changes in the<text:s/></text:span><text:span text:style-name="T884">assignments</text:span><text:span text:style-name="T885"><text:s/>in the calendar.</text:span></text:p>
            <text:p text:style-name="P886"/>
            <text:p text:style-name="P887"/>
          </table:table-cell>
          <table:covered-table-cell/>
        </table:table-row>
        <table:table-row table:style-name="TableRow888">
          <table:table-cell table:style-name="TableCell889">
            <text:p text:style-name="Standard"><text:span text:style-name="T890">Acceptance Criteria</text:span></text:p>
            <text:p text:style-name="Standard"/>
            <text:p text:style-name="Standard"/>
          </table:table-cell>
          <table:table-cell table:style-name="TableCell891" table:number-columns-spanned="2">
            <text:p text:style-name="Standard"><text:span text:style-name="T892">Given that</text:span><text:span text:style-name="T893"><text:s/></text:span></text:p>
            <text:p text:style-name="Standard"><text:span text:style-name="T894">the administrator add</text:span><text:span text:style-name="T895">s</text:span><text:span text:style-name="T896"><text:s/>or modif</text:span><text:span text:style-name="T897">ies</text:span><text:span text:style-name="T898"><text:s/>the title, description, date and</text:span><text:span text:style-name="T899">/or</text:span><text:span text:style-name="T900"><text:s/>deadline of an assignment of any module</text:span><text:span text:style-name="T901">,</text:span><text:span text:style-name="T902"><text:s/></text:span></text:p>
            <text:p text:style-name="P903"/>
            <text:p text:style-name="P904">then</text:p>
            <text:p text:style-name="Standard"><text:span text:style-name="T905">the teacher<text:s/></text:span><text:span text:style-name="T906">and students</text:span><text:span text:style-name="T907"><text:s/>of that module has to be notified.</text:span></text:p>
            <text:p text:style-name="P908"/>
          </table:table-cell>
          <table:covered-table-cell/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 table:number-columns-spanned="2">
            <text:p text:style-name="P913"/>
          </table:table-cell>
          <table:covered-table-cell/>
        </table:table-row>
      </table:table>
      <text:p text:style-name="P914"/>
      <text:p text:style-name="P915"/>
      <text:p text:style-name="P916"/>
      <table:table table:style-name="Table917">
        <table:table-columns>
          <table:table-column table:style-name="TableColumn918"/>
          <table:table-column table:style-name="TableColumn919"/>
          <table:table-column table:style-name="TableColumn920"/>
        </table:table-columns>
        <table:table-row table:style-name="TableRow921">
          <table:table-cell table:style-name="TableCell922" table:number-columns-spanned="2">
            <text:p text:style-name="Standard"><text:span text:style-name="T923">Administrator</text:span><text:span text:style-name="T924"><text:s/>Delete Assignment</text:span></text:p>
          </table:table-cell>
          <table:covered-table-cell/>
          <table:table-cell table:style-name="TableCell925">
            <text:p text:style-name="Standard"/>
          </table:table-cell>
        </table:table-row>
        <table:table-row table:style-name="TableRow926">
          <table:table-cell table:style-name="TableCell927">
            <text:p text:style-name="Standard"><text:span text:style-name="T928">Priority<text:s/></text:span></text:p>
          </table:table-cell>
          <table:table-cell table:style-name="TableCell929" table:number-columns-spanned="2">
            <text:p text:style-name="Standard">med</text:p>
          </table:table-cell>
          <table:covered-table-cell/>
        </table:table-row>
        <table:table-row table:style-name="TableRow930">
          <table:table-cell table:style-name="TableCell931">
            <text:p text:style-name="Standard"><text:span text:style-name="T932">Estimate</text:span></text:p>
          </table:table-cell>
          <table:table-cell table:style-name="TableCell933" table:number-columns-spanned="2">
            <text:p text:style-name="Standard"><text:span text:style-name="T934">5 min</text:span></text:p>
          </table:table-cell>
          <table:covered-table-cell/>
        </table:table-row>
        <table:table-row table:style-name="TableRow935">
          <table:table-cell table:style-name="TableCell936">
            <text:p text:style-name="Standard"><text:span text:style-name="T937">User Story</text:span></text:p>
          </table:table-cell>
          <table:table-cell table:style-name="TableCell938" table:number-columns-spanned="2">
            <text:p text:style-name="Standard"><text:span text:style-name="T939">-<text:s/></text:span><text:span text:style-name="T940">As a</text:span><text:span text:style-name="T941">n</text:span><text:span text:style-name="T942"><text:s/></text:span><text:span text:style-name="T943">administrator</text:span></text:p>
            <text:p text:style-name="Standard"><text:span text:style-name="T944">- <text:s/></text:span><text:span text:style-name="T945">I want to<text:s/></text:span><text:span text:style-name="T946">delete<text:s/></text:span><text:span text:style-name="T947">assignment</text:span><text:span text:style-name="T948"><text:s/>from the calendar</text:span></text:p>
            <text:p text:style-name="P949"/>
            <text:p text:style-name="P950"/>
            <text:p text:style-name="P951"/>
          </table:table-cell>
          <table:covered-table-cell/>
        </table:table-row>
        <table:table-row table:style-name="TableRow952">
          <table:table-cell table:style-name="TableCell953">
            <text:p text:style-name="Standard"><text:span text:style-name="T954">Acceptance Criteria</text:span></text:p>
            <text:p text:style-name="Standard"/>
            <text:p text:style-name="Standard"/>
          </table:table-cell>
          <table:table-cell table:style-name="TableCell955" table:number-columns-spanned="2">
            <text:p text:style-name="Standard"><text:span text:style-name="T956">Given that</text:span><text:span text:style-name="T957"><text:s/></text:span></text:p>
            <text:p text:style-name="P958">the<text:s/>administrator<text:s/>can<text:s/>delete any assignment of any module;</text:p>
            <text:soft-page-break/>
            <text:p text:style-name="P959">then<text:s/></text:p>
            <text:p text:style-name="Standard"><text:span text:style-name="T960">the teacher of that module has to be notified.</text:span></text:p>
            <text:p text:style-name="P961"/>
            <text:p text:style-name="P962"/>
          </table:table-cell>
          <table:covered-table-cell/>
        </table:table-row>
      </table:table>
      <text:p text:style-name="P963"/>
      <table:table table:style-name="Table964">
        <table:table-columns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 table:number-columns-spanned="2">
            <text:p text:style-name="Standard"><text:span text:style-name="T969">Administrator log out</text:span></text:p>
          </table:table-cell>
          <table:covered-table-cell/>
        </table:table-row>
        <table:table-row table:style-name="TableRow970">
          <table:table-cell table:style-name="TableCell971">
            <text:p text:style-name="Standard"><text:span text:style-name="T972">Priority</text:span></text:p>
          </table:table-cell>
          <table:table-cell table:style-name="TableCell973">
            <text:p text:style-name="Standard"><text:span text:style-name="T974">high</text:span></text:p>
          </table:table-cell>
        </table:table-row>
        <table:table-row table:style-name="TableRow975">
          <table:table-cell table:style-name="TableCell976">
            <text:p text:style-name="Standard"><text:span text:style-name="T977">Estimate</text:span></text:p>
          </table:table-cell>
          <table:table-cell table:style-name="TableCell978">
            <text:p text:style-name="Standard"><text:span text:style-name="T979">5 min</text:span></text:p>
          </table:table-cell>
        </table:table-row>
        <table:table-row table:style-name="TableRow980">
          <table:table-cell table:style-name="TableCell981">
            <text:p text:style-name="Standard"><text:span text:style-name="T982">User Story</text:span></text:p>
          </table:table-cell>
          <table:table-cell table:style-name="TableCell983">
            <text:p text:style-name="Standard"><text:span text:style-name="T984">-<text:s/></text:span><text:span text:style-name="T985">As a</text:span><text:span text:style-name="T986">n administrator</text:span></text:p>
            <text:p text:style-name="Standard"><text:span text:style-name="T987">- <text:s/></text:span><text:span text:style-name="T988">when<text:s/></text:span><text:span text:style-name="T989">I log out it should take me back to the log in page.</text:span></text:p>
            <text:p text:style-name="P990"/>
            <text:p text:style-name="P991"/>
            <text:p text:style-name="P992"/>
            <text:p text:style-name="P993"/>
          </table:table-cell>
        </table:table-row>
        <table:table-row table:style-name="TableRow994">
          <table:table-cell table:style-name="TableCell995">
            <text:p text:style-name="Standard"><text:span text:style-name="T996">Acceptance Criteria</text:span></text:p>
            <text:p text:style-name="Standard"/>
            <text:p text:style-name="Standard"/>
          </table:table-cell>
          <table:table-cell table:style-name="TableCell997">
            <text:p text:style-name="P998">Given that</text:p>
            <text:p text:style-name="Standard"><text:span text:style-name="T999">the administrator</text:span><text:span text:style-name="T1000"><text:s/>has</text:span><text:span text:style-name="T1001"><text:s/>log</text:span><text:span text:style-name="T1002">ged</text:span><text:span text:style-name="T1003"><text:s/>out</text:span></text:p>
            <text:p text:style-name="Standard"><text:span text:style-name="T1004">Then</text:span></text:p>
            <text:p text:style-name="Standard"><text:span text:style-name="T1005">The administrator will need to log in again in order to access the calendar.</text:span></text:p>
            <text:p text:style-name="P1006"/>
          </table:table-cell>
        </table:table-row>
      </table:table>
      <text:p text:style-name="P1007"/>
      <text:p text:style-name="P1008"/>
      <text:p text:style-name="P1009"/>
      <text:p text:style-name="P10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iria de Paula Neves</dc:creator>
    <meta:creation-date>2024-02-07T13:25:00Z</meta:creation-date>
    <dc:date>2024-02-07T14:15:00Z</dc:date>
    <meta:template xlink:href="Normal.dotm" xlink:type="simple"/>
    <meta:editing-cycles>6</meta:editing-cycles>
    <meta:editing-duration>PT0S</meta:editing-duration>
    <meta:document-statistic meta:page-count="10" meta:paragraph-count="13" meta:word-count="1082" meta:character-count="6914" meta:row-count="48" meta:non-whitespace-character-count="5845"/>
  </office:meta>
</office:document-meta>
</file>